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2" manifest:media-type="application/vnd.sun.star.oleobject"/>
  <manifest:file-entry manifest:full-path="Object 8" manifest:media-type="application/vnd.sun.star.oleobject"/>
  <manifest:file-entry manifest:full-path="Object 7" manifest:media-type="application/vnd.sun.star.oleobjec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0" manifest:media-type=""/>
  <manifest:file-entry manifest:full-path="content.xml" manifest:media-type="text/xml"/>
  <manifest:file-entry manifest:full-path="Object 9" manifest:media-type="application/vnd.sun.star.oleobject"/>
  <manifest:file-entry manifest:full-path="Object 10" manifest:media-type="application/vnd.sun.star.oleobject"/>
  <manifest:file-entry manifest:full-path="Object 1" manifest:media-type="application/vnd.sun.star.oleobject"/>
  <manifest:file-entry manifest:full-path="Object 1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11" manifest:media-type="application/vnd.sun.star.oleobject"/>
  <manifest:file-entry manifest:full-path="styles.xml" manifest:media-type="text/xml"/>
  <manifest:file-entry manifest:full-path="Thumbnails/thumbnail.png" manifest:media-type="image/png"/>
  <manifest:file-entry manifest:full-path="Object 5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3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10.435cm" draw:visible-area-height="3.945cm" draw:ole-draw-aspect="1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98cm" fo:min-width="2.252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28cm" fo:min-width="1.193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98cm" fo:min-width="1.828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98cm" fo:min-width="1.617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28cm" fo:min-width="2.464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492cm" fo:min-width="17.703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28cm" fo:min-width="4.58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806cm" draw:visible-area-height="5.816cm" draw:ole-draw-aspect="1"/>
    </style:style>
    <style:style style:name="gr17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8.96cm" draw:visible-area-height="3.457cm" draw:ole-draw-aspect="1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221cm" draw:visible-area-height="1.093cm" draw:ole-draw-aspect="1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23cm" draw:visible-area-height="1.34cm" draw:ole-draw-aspect="1"/>
    </style:style>
    <style:style style:name="gr20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7.755cm" draw:visible-area-height="7.048cm" draw:ole-draw-aspect="1"/>
    </style:style>
    <style:style style:name="gr21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eeece1" draw:shadow-opacity="100%" draw:visible-area-left="0cm" draw:visible-area-top="0cm" draw:visible-area-width="16.478cm" draw:visible-area-height="9.825cm" draw:ole-draw-aspect="1"/>
    </style:style>
    <style:style style:name="gr22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1.098cm" fo:min-width="9.532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4.887cm" fo:min-width="1.533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26cm" svg:stroke-color="#4a7ebb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172cm" fo:min-width="9.96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1.368cm" fo:min-width="1.105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635cm" fo:min-width="9.748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3.127cm" fo:min-width="1.317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cm" fo:min-width="10.105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283cm" fo:min-width="0.96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26cm" svg:stroke-color="#ff0000" svg:stroke-opacity="100%" draw:stroke-linejoin="round" draw:fill="none" draw:fill-color="#ffffff" draw:textarea-horizontal-align="left" draw:textarea-vertical-align="middle" draw:auto-grow-height="false" fo:min-height="7.29cm" fo:min-width="0.774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26cm" svg:stroke-color="#92d05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solid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97cm" fo:min-width="9.532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4.392cm" fo:min-width="1.533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128cm" fo:min-width="9.96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1.209cm" fo:min-width="1.105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547cm" fo:min-width="9.749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2.8cm" fo:min-width="1.316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cm" fo:min-width="10.106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229cm" fo:min-width="0.959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026cm" svg:stroke-color="#ff0000" svg:stroke-opacity="100%" draw:stroke-linejoin="round" draw:fill="none" draw:fill-color="#ffffff" draw:textarea-horizontal-align="left" draw:textarea-vertical-align="middle" draw:auto-grow-height="false" fo:min-height="6.569cm" fo:min-width="0.774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>
      <style:graphic-properties style:protect="size"/>
    </style:style>
    <style:style style:name="gr48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1.424cm" fo:min-width="9.532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6.108cm" fo:min-width="1.533cm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274cm" fo:min-width="9.96cm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1.751cm" fo:min-width="1.105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847cm" fo:min-width="9.749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3.93cm" fo:min-width="1.316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411cm" fo:min-width="0.959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26cm" svg:stroke-color="#ff0000" svg:stroke-opacity="100%" draw:stroke-linejoin="round" draw:fill="none" draw:fill-color="#ffffff" draw:textarea-horizontal-align="left" draw:textarea-vertical-align="middle" draw:auto-grow-height="false" fo:min-height="0.847cm" fo:min-width="9.749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26cm" svg:stroke-color="#ff0000" svg:stroke-opacity="100%" draw:stroke-linejoin="round" draw:fill="none" draw:fill-color="#ffffff" draw:textarea-horizontal-align="left" draw:textarea-vertical-align="middle" draw:auto-grow-height="false" fo:min-height="3.93cm" fo:min-width="1.316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388cm" fo:min-width="2.251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383cm" fo:min-width="2.886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9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02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1.755cm" fo:min-width="6.432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7.351cm" fo:min-width="0.902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424cm" fo:min-width="6.727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2.32cm" fo:min-width="0.607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1.16cm" fo:min-width="6.578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5.116cm" fo:min-width="0.756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cm" fo:min-width="6.825cm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604cm" fo:min-width="0.509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solid" svg:stroke-width="0.026cm" svg:stroke-color="#ff0000" svg:stroke-opacity="100%" draw:stroke-linejoin="round" draw:fill="none" draw:fill-color="#ffffff" draw:textarea-horizontal-align="left" draw:textarea-vertical-align="middle" draw:auto-grow-height="false" fo:min-height="1.16cm" fo:min-width="6.578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26cm" svg:stroke-color="#ff0000" svg:stroke-opacity="100%" draw:stroke-linejoin="round" draw:fill="none" draw:fill-color="#ffffff" draw:textarea-horizontal-align="left" draw:textarea-vertical-align="middle" draw:auto-grow-height="false" fo:min-height="5.116cm" fo:min-width="0.756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586cm" fo:min-width="2.251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586cm" fo:min-width="2.887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1.221cm" fo:min-width="2.251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375cm" fo:min-width="2.887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586cm" fo:min-width="2.886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392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1.3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1.3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392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dash" draw:stroke-dash="Dashed_20__28_var_29__20_4" svg:stroke-width="0.02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solid" svg:stroke-width="0.026cm" svg:stroke-color="#ff0000" draw:marker-start="msArrowOpenEnd_20_5" draw:marker-start-width="0.315cm" draw:marker-start-center="false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Title12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2" style:family="presentation" style:parent-style-name="Title1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484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3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4" style:family="presentation" style:parent-style-name="Title22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2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22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7" style:family="presentation" style:parent-style-name="Title23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2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Title23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10" style:family="presentation" style:parent-style-name="Title15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le15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404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Title15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13" style:family="presentation" style:parent-style-name="Title16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Title16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673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Title16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16" style:family="presentation" style:parent-style-name="Title17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Title17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097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Title17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19" style:family="presentation" style:parent-style-name="Title18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Title18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7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Title18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22" style:family="presentation" style:parent-style-name="Title19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Title19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24" style:family="presentation" style:parent-style-name="Title20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25" style:family="presentation" style:parent-style-name="Title20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848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Title20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27" style:family="presentation" style:parent-style-name="Title21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28" style:family="presentation" style:parent-style-name="Title2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7cm" fo:min-width="0cm" fo:padding-top="0.127cm" fo:padding-bottom="0.127cm" fo:padding-left="0.254cm" fo:padding-right="0.254cm" fo:wrap-option="wrap" draw:shadow-color="#808080"/>
    </style:style>
    <style:style style:name="pr29" style:family="presentation" style:parent-style-name="Title21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30" style:family="presentation" style:parent-style-name="Title14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31" style:family="presentation" style:parent-style-name="Title14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7cm" fo:min-width="0cm" fo:padding-top="0.127cm" fo:padding-bottom="0.127cm" fo:padding-left="0.254cm" fo:padding-right="0.254cm" fo:wrap-option="wrap" draw:shadow-color="#808080"/>
    </style:style>
    <style:style style:name="pr32" style:family="presentation" style:parent-style-name="Title14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33" style:family="presentation" style:parent-style-name="Title7-notes">
      <style:graphic-properties draw:fill-color="#ffffff" fo:min-height="9.142cm"/>
    </style:style>
    <style:style style:name="pr3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36" style:family="presentation" style:parent-style-name="Title2-notes">
      <style:graphic-properties draw:fill-color="#ffffff" fo:min-height="9.14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6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.952cm" fo:margin-right="0cm" fo:margin-top="0.211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loext:graphic-properties draw:fill="none" draw:fill-color="#4f81bd"/>
      <style:paragraph-properties fo:text-align="center" style:writing-mode="lr-tb"/>
    </style:style>
    <style:style style:name="P1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6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22" style:family="paragraph">
      <style:paragraph-properties fo:margin-left="2.063cm" fo:margin-right="0cm" fo:margin-top="0.211cm" fo:margin-bottom="0cm" fo:text-indent="-0.793cm" style:punctuation-wrap="hanging" style:line-break="strict"/>
    </style:style>
    <style:style style:name="P23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26pt" style:font-size-asian="26pt" style:font-size-complex="26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27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28" style:family="paragraph">
      <style:paragraph-properties fo:margin-left="0.952cm" fo:margin-right="0cm" fo:margin-top="0.264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paragraph-properties fo:margin-left="2.063cm" fo:margin-right="0cm" fo:margin-top="0.229cm" fo:margin-bottom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0" style:family="paragraph">
      <style:paragraph-properties fo:margin-left="0cm" fo:margin-right="0cm" fo:text-align="center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2" style:family="paragraph">
      <loext:graphic-properties draw:fill="solid" draw:fill-color="#4f81b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3" style:family="paragraph">
      <loext:graphic-properties draw:fill-color="#ffffff"/>
    </style:style>
    <style:style style:name="P34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.952cm" fo:margin-right="0cm" fo:margin-top="0.317cm" fo:margin-bottom="0cm" fo:text-align="center" fo:text-indent="-0.952cm"/>
    </style:style>
    <style:style style:name="P37" style:family="paragraph">
      <style:paragraph-properties fo:margin-left="0.952cm" fo:margin-right="0cm" fo:margin-top="0.282cm" fo:margin-bottom="0cm" fo:text-align="center" fo:text-indent="-0.952cm"/>
    </style:style>
    <style:style style:name="T1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4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5" style:family="text">
      <style:text-properties style:font-name="Symbol" fo:font-size="26pt" fo:language="en" fo:country="US" style:font-name-asian="Symbol" style:font-size-asian="26pt" style:language-asian="en" style:country-asian="US" style:font-name-complex="Symbol" style:font-size-complex="26pt" style:language-complex="en" style:country-complex="US"/>
    </style:style>
    <style:style style:name="T6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11" style:family="text">
      <style:text-properties style:text-position="-25% 58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12" style:family="text">
      <style:text-properties fo:font-size="24pt" fo:language="el" fo:country="GR" fo:font-style="italic" style:font-size-asian="24pt" style:language-asian="el" style:country-asian="GR" style:font-style-asian="italic" style:font-size-complex="24pt" style:language-complex="el" style:country-complex="GR" style:font-style-complex="italic"/>
    </style:style>
    <style:style style:name="T13" style:family="text">
      <style:text-properties style:text-position="-25% 58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7" style:family="text">
      <style:text-properties style:text-position="-25% 58%"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8" style:family="text">
      <style:text-properties fo:color="#ff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9" style:family="text">
      <style:text-properties fo:color="#ff0000"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0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2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3" style:family="text">
      <style:text-properties fo:font-size="20pt" fo:language="el" fo:country="GR" fo:font-style="italic" style:font-size-asian="20pt" style:language-asian="el" style:country-asian="GR" style:font-style-asian="italic" style:font-size-complex="20pt" style:language-complex="el" style:country-complex="GR" style:font-style-complex="italic"/>
    </style:style>
    <style:style style:name="T24" style:family="text">
      <style:text-properties style:text-position="-25% 58%" fo:language="en" fo:country="US" style:language-asian="en" style:country-asian="US" style:language-complex="en" style:country-complex="US"/>
    </style:style>
    <style:style style:name="T25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6" style:family="text">
      <style:text-properties fo:color="#000000" style:text-line-through-style="none" style:text-line-through-type="none" style:text-position="0% 100%" style:font-name="Times New Roman" fo:font-size="24pt" fo:language="en" fo:country="US" fo:font-style="italic" fo:text-shadow="none" style:text-underline-style="none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 style:font-relief="none"/>
    </style:style>
    <style:style style:name="T27" style:family="text">
      <style:text-properties fo:color="#000000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28" style:family="text">
      <style:text-properties fo:color="#000000" style:text-line-through-style="none" style:text-line-through-type="none" style:text-position="0% 100%" style:font-name="Symbol" fo:font-size="24pt" fo:language="en" fo:country="US" fo:font-style="normal" fo:text-shadow="none" style:text-underline-style="none" fo:font-weight="normal" style:font-name-asian="Symbol" style:font-size-asian="24pt" style:language-asian="en" style:country-asian="US" style:font-style-asian="normal" style:font-weight-asian="normal" style:font-name-complex="Symbol" style:font-size-complex="24pt" style:language-complex="en" style:country-complex="US" style:font-style-complex="normal" style:font-weight-complex="normal" style:font-relief="none"/>
    </style:style>
    <style:style style:name="T29" style:family="text">
      <style:text-properties fo:color="#000000" style:text-line-through-style="none" style:text-line-through-type="none" style:text-position="-25% 58%" style:font-name="Times New Roman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30" style:family="text">
      <style:text-properties fo:color="#000000" style:text-line-through-style="none" style:text-line-through-type="none" style:text-position="30% 58%" style:font-name="Times New Roman" fo:font-size="24pt" fo:language="en" fo:country="US" fo:font-style="italic" fo:text-shadow="none" style:text-underline-style="none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 style:font-relief="none"/>
    </style:style>
    <style:style style:name="T31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2" style:family="text">
      <style:text-properties style:text-position="30% 58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3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4" style:family="text">
      <style:text-properties style:text-position="-25% 58%" fo:font-size="22pt" fo:language="en" fo:country="US" style:font-size-asian="22pt" style:language-asian="en" style:country-asian="US" style:font-size-complex="22pt" style:language-complex="en" style:country-complex="US"/>
    </style:style>
    <style:style style:name="T35" style:family="text">
      <style:text-properties fo:language="el" fo:country="GR" style:language-asian="el" style:country-asian="GR" style:language-complex="el" style:country-complex="GR"/>
    </style:style>
    <style:style style:name="T36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7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38" style:family="text">
      <style:text-properties style:text-position="-25% 58%" fo:font-size="26pt" fo:language="en" fo:country="US" style:font-size-asian="26pt" style:language-asian="en" style:country-asian="US" style:font-size-complex="26pt" style:language-complex="en" style:country-complex="US"/>
    </style:style>
    <style:style style:name="T39" style:family="text">
      <style:text-properties fo:color="#ff0000" fo:language="en" fo:country="US" style:language-asian="en" style:country-asian="US" style:language-complex="en" style:country-complex="US"/>
    </style:style>
    <style:style style:name="T40" style:family="text">
      <style:text-properties fo:color="#ff0000" style:text-position="-25% 58%" fo:language="en" fo:country="US" style:language-asian="en" style:country-asian="US" style:language-complex="en" style:country-complex="US"/>
    </style:style>
    <style:style style:name="T41" style:family="text">
      <style:text-properties style:text-position="30% 58%" fo:language="en" fo:country="US" style:language-asian="en" style:country-asian="US" style:language-complex="en" style:country-complex="US"/>
    </style:style>
    <style:style style:name="T42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43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44" style:family="text">
      <style:text-properties style:text-position="30% 58%" fo:font-size="22pt" fo:language="en" fo:country="US" style:font-size-asian="22pt" style:language-asian="en" style:country-asian="US" style:font-size-complex="22pt" style:language-complex="en" style:country-complex="US"/>
    </style:style>
    <style:style style:name="T45" style:family="text">
      <style:text-properties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46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47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fo:color="#000000"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49" style:family="text">
      <style:text-properties fo:color="#ff0000" fo:font-size="32pt" fo:language="en" fo:country="US" style:font-size-asian="32pt" style:language-asian="en" style:country-asian="US" style:font-size-complex="32pt" style:language-complex="en" style:country-complex="US"/>
    </style:style>
    <style:style style:name="T50" style:family="text">
      <style:text-properties fo:color="#ff0000"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2" style:family="text">
      <style:text-properties style:text-position="-25% 58%" fo:font-size="16pt" fo:language="en" fo:country="US" style:font-size-asian="16pt" style:language-asian="en" style:country-asian="US" style:font-size-complex="16pt" style:language-complex="en" style:country-complex="US"/>
    </style:style>
    <style:style style:name="T53" style:family="text">
      <style:text-properties fo:font-size="22pt" fo:language="el" fo:country="GR" style:font-size-asian="22pt" style:language-asian="el" style:country-asian="GR" style:font-size-complex="22pt" style:language-complex="el" style:country-complex="GR"/>
    </style:style>
    <style:style style:name="T54" style:family="text">
      <style:text-properties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55" style:family="text">
      <style:text-properties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2" presentation:use-date-time-name="dtd1" xml:id="id2" draw:id="id2">
        <draw:custom-shape draw:name="TextBox 1" draw:style-name="gr1" draw:text-style-name="P2" draw:layer="layout" svg:width="20.109cm" svg:height="1.954cm" svg:x="2.328cm" svg:y="7.197cm">
          <text:list text:style-name="L1">
            <text:list-header>
              <text:p text:style-name="P1"><text:span text:style-name="T1">INVERTER- NM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1" presentation:class="page"/>
          <draw:frame presentation:style-name="pr1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2" draw:style-name="dp1" draw:master-page-name="Title13" presentation:use-date-time-name="dtd1" xml:id="id3" draw:id="id3">
        <draw:frame presentation:style-name="pr2" draw:text-style-name="P8" draw:layer="layout" svg:width="24.553cm" svg:height="9.737cm" svg:x="0.846cm" svg:y="3.597cm" presentation:class="outline" presentation:user-transformed="true">
          <draw:text-box>
            <text:list text:style-name="L2">
              <text:list-item>
                <text:p text:style-name="P6"><text:span text:style-name="T3">So far, we have treated transistors as ideal switches</text:span></text:p>
              </text:list-item>
              <text:list-item>
                <text:p text:style-name="P6"><text:span text:style-name="T3">An ON transistor passes a finite amount of curren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Depends on terminal voltages</text:span></text:p>
                  </text:list-item>
                  <text:list-item>
                    <text:p text:style-name="P7"><text:span text:style-name="T4">Derive current-voltage (I-V) relationship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Transistor gate, source, drain all have capacitanc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I = C (</text:span><text:span text:style-name="T5"></text:span><text:span text:style-name="T4">V/</text:span><text:span text:style-name="T5"></text:span><text:span text:style-name="T4">t) -&gt; </text:span><text:span text:style-name="T5"></text:span><text:span text:style-name="T4">t = (C/I) </text:span><text:span text:style-name="T5"></text:span><text:span text:style-name="T4">V</text:span></text:p>
                  </text:list-item>
                  <text:list-item>
                    <text:p text:style-name="P7"><text:span text:style-name="T4">Capacitance and current determine speed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2" presentation:class="page"/>
          <draw:frame presentation:style-name="pr3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Capacitance" draw:style-name="dp1" draw:master-page-name="Title22" presentation:use-date-time-name="dtd1" xml:id="id4" draw:id="id4">
        <draw:frame presentation:style-name="pr4" draw:text-style-name="P8" draw:layer="layout" svg:width="21.59cm" svg:height="1.905cm" svg:x="0cm" svg:y="1.481cm" presentation:class="title" presentation:user-transformed="true">
          <draw:text-box>
            <text:list text:style-name="L4">
              <text:list-header>
                <text:p text:style-name="P1"><text:span text:style-name="T6">C</text:span><text:span text:style-name="T6">a</text:span><text:span text:style-name="T6">p</text:span><text:span text:style-name="T6">a</text:span><text:span text:style-name="T6">c</text:span><text:span text:style-name="T6">i</text:span><text:span text:style-name="T6">t</text:span><text:span text:style-name="T6">a</text:span><text:span text:style-name="T6">n</text:span><text:span text:style-name="T6">c</text:span><text:span text:style-name="T6">e</text:span></text:p>
              </text:list-header>
            </text:list>
          </draw:text-box>
        </draw:frame>
        <draw:frame presentation:style-name="pr5" draw:text-style-name="P8" draw:layer="layout" svg:width="21.59cm" svg:height="12.7cm" svg:x="0cm" svg:y="4.233cm" presentation:class="outline" presentation:user-transformed="true">
          <draw:text-box>
            <text:list text:style-name="L2">
              <text:list-item>
                <text:p text:style-name="P9"><text:span text:style-name="T7">Any two conductors separated by an insulator have capacitance</text:span></text:p>
              </text:list-item>
              <text:list-item>
                <text:p text:style-name="P9"><text:span text:style-name="T7">Gate to channel capacitor is very importan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Creates channel charge necessary for operation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Source and drain have capacitance to body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Across reverse-biased diodes</text:span></text:p>
                  </text:list-item>
                  <text:list-item>
                    <text:p text:style-name="P10"><text:span text:style-name="T7">Called diffusion capacitance because it is associated with source/drain diffusion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3" presentation:class="page"/>
          <draw:frame presentation:style-name="pr6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Gate Capacitance" draw:style-name="dp1" draw:master-page-name="Title23" presentation:use-date-time-name="dtd1" xml:id="id5" draw:id="id5">
        <draw:frame presentation:style-name="pr7" draw:text-style-name="P8" draw:layer="layout" svg:width="21.59cm" svg:height="1.905cm" svg:x="0.635cm" svg:y="-0.001cm" presentation:class="title" presentation:user-transformed="true">
          <draw:text-box>
            <text:list text:style-name="L4">
              <text:list-header>
                <text:p text:style-name="P1"><text:span text:style-name="T6">Gate </text:span><text:span text:style-name="T6">Capacit</text:span><text:span text:style-name="T6">ance</text:span></text:p>
              </text:list-header>
            </text:list>
          </draw:text-box>
        </draw:frame>
        <draw:frame presentation:style-name="pr8" draw:text-style-name="P8" draw:layer="layout" svg:width="22.86cm" svg:height="12.7cm" svg:x="2.54cm" svg:y="2.328cm" presentation:class="outline" presentation:user-transformed="true">
          <draw:text-box>
            <text:list text:style-name="L2">
              <text:list-item>
                <text:p text:style-name="P11"><text:span text:style-name="T8">Approximate channel as connected to source</text:span></text:p>
              </text:list-item>
              <text:list-item>
                <text:p text:style-name="P12"><text:span text:style-name="T8">C</text:span><text:span text:style-name="T9">gs</text:span><text:span text:style-name="T8"> = </text:span><text:span text:style-name="T10"></text:span><text:span text:style-name="T11"></text:span><text:span text:style-name="T10"></text:span><text:span text:style-name="T9">ox</text:span><text:span text:style-name="T8">WL/t</text:span><text:span text:style-name="T9">ox</text:span><text:span text:style-name="T8"> , </text:span></text:p>
                <text:p text:style-name="P12"><text:span text:style-name="T8"><text:s text:c="3"/></text:span><text:span text:style-name="T8">where </text:span><text:span text:style-name="T12">ε</text:span><text:span text:style-name="T13">ox</text:span><text:span text:style-name="T8">= relative permittivity of insulation</text:span><text:span text:style-name="T8"><text:tab/></text:span><text:span text:style-name="T8"><text:tab/></text:span><text:span text:style-name="T12">ε</text:span><text:span text:style-name="T13">0</text:span><text:span text:style-name="T8"> = permittivity of free space</text:span></text:p>
              </text:list-item>
            </text:list>
            <text:list text:style-name="L5">
              <text:list-header>
                <text:p text:style-name="P13"><text:span text:style-name="T8"><text:tab/></text:span><text:span text:style-name="T8"> <text:s text:c="5"/></text:span><text:span text:style-name="T8">= C</text:span><text:span text:style-name="T9">ox</text:span><text:span text:style-name="T8">WL</text:span></text:p>
              </text:list-header>
            </text:list>
            <text:list text:style-name="L2">
              <text:list-item>
                <text:p text:style-name="P11"><text:span text:style-name="T8">C</text:span><text:span text:style-name="T9">ox</text:span><text:span text:style-name="T8"> = gate capacitance per unit area</text:span></text:p>
              </text:list-item>
            </text:list>
            <text:list text:style-name="L5">
              <text:list-header>
                <text:p text:style-name="P13"><text:span text:style-name="T8"><text:tab/></text:span><text:span text:style-name="T8"> <text:s text:c="5"/></text:span><text:span text:style-name="T8">= </text:span><text:span text:style-name="T10"></text:span><text:span text:style-name="T11"></text:span><text:span text:style-name="T10"></text:span><text:span text:style-name="T9">ox</text:span><text:span text:style-name="T8">/t</text:span><text:span text:style-name="T9">ox</text:span><text:span text:style-name="T8"> (fixed for fixed t</text:span><text:span text:style-name="T9">ox</text:span><text:span text:style-name="T8"> )</text:span></text:p>
              </text:list-header>
            </text:list>
          </draw:text-box>
        </draw:frame>
        <draw:frame draw:name="Object 5" draw:style-name="gr3" draw:text-style-name="P14" draw:layer="layout" svg:width="22.648cm" svg:height="7.6cm" svg:x="0.635cm" svg:y="11.2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anim:par smil:dur="indefinite" smil:restart="never" presentation:node-type="timing-root">
          <anim:par smil:begin="id5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4" presentation:class="page"/>
          <draw:frame presentation:style-name="pr9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Channel Charge" draw:style-name="dp1" draw:master-page-name="Title15" presentation:use-date-time-name="dtd1" xml:id="id6" draw:id="id6">
        <draw:frame presentation:style-name="pr10" draw:text-style-name="P8" draw:layer="layout" svg:width="21.59cm" svg:height="1.905cm" svg:x="2.328cm" svg:y="-0.001cm" presentation:class="title" presentation:user-transformed="true">
          <draw:text-box>
            <text:list text:style-name="L4">
              <text:list-header>
                <text:p text:style-name="P1"><text:span text:style-name="T6">Channel </text:span><text:span text:style-name="T6">Charge</text:span></text:p>
              </text:list-header>
            </text:list>
          </draw:text-box>
        </draw:frame>
        <draw:frame presentation:style-name="pr11" draw:text-style-name="P8" draw:layer="layout" svg:width="25.4cm" svg:height="4.657cm" svg:x="0cm" svg:y="1.692cm" presentation:class="outline" presentation:user-transformed="true">
          <draw:text-box>
            <text:list text:style-name="L2">
              <text:list-item>
                <text:p text:style-name="P15"><text:span text:style-name="T14">MOS structure looks like parallel plate capacitor while operating in inversion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Gate – oxide – channel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4">Q</text:span><text:span text:style-name="T15">channel</text:span><text:span text:style-name="T14"> = C</text:span><text:span text:style-name="T15">gs</text:span><text:span text:style-name="T14">V</text:span><text:span text:style-name="T15">gc</text:span></text:p>
              </text:list-item>
              <text:list-item>
                <text:p text:style-name="P15"><text:span text:style-name="T14">C = C</text:span><text:span text:style-name="T15">gs</text:span><text:span text:style-name="T14"> = </text:span><text:span text:style-name="T16">C</text:span><text:span text:style-name="T17">ox</text:span><text:span text:style-name="T16">WL</text:span><text:span text:style-name="T15">, </text:span></text:p>
              </text:list-item>
            </text:list>
            <text:list text:style-name="L5">
              <text:list-header>
                <text:p text:style-name="P16"><text:span text:style-name="T14"/></text:p>
              </text:list-header>
            </text:list>
            <text:list text:style-name="L2">
              <text:list-header>
                <text:p text:style-name="P15"><text:span text:style-name="T14"/></text:p>
              </text:list-header>
            </text:list>
          </draw:text-box>
        </draw:frame>
        <draw:frame draw:name="Object 5" draw:style-name="gr3" draw:text-style-name="P14" draw:layer="layout" svg:width="17.78cm" svg:height="9.622cm" svg:x="8.89cm" svg:y="9.428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Rectangle 9" draw:style-name="gr4" draw:text-style-name="P2" xml:id="id8" draw:id="id8" draw:layer="layout" svg:width="2.752cm" svg:height="1.058cm" svg:x="19.685cm" svg:y="9.102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2" xml:id="id7" draw:id="id7" draw:layer="layout" svg:width="1.693cm" svg:height="2.54cm" svg:x="3.175cm" svg:y="8.89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6" draw:text-style-name="P2" draw:layer="layout" svg:width="10.705cm" svg:height="3.881cm" svg:x="0.223cm" svg:y="12.488cm">
          <text:list text:style-name="L6">
            <text:list-header>
              <text:p xml:id="id12" text:id="id12" text:style-name="P1"><text:span text:style-name="T18">Q</text:span><text:span text:style-name="T19">channel</text:span><text:span text:style-name="T20"> = </text:span><text:span text:style-name="T18">C</text:span><text:span text:style-name="T19">ox</text:span><text:span text:style-name="T20"> </text:span><text:span text:style-name="T18">WL</text:span><text:span text:style-name="T20"> {(</text:span><text:span text:style-name="T18">V</text:span><text:span text:style-name="T19">gs</text:span><text:span text:style-name="T18"> – V</text:span><text:span text:style-name="T19">t </text:span><text:span text:style-name="T20">) - </text:span><text:span text:style-name="T18">V</text:span><text:span text:style-name="T19">ds</text:span><text:span text:style-name="T18">/2</text:span><text:span text:style-name="T20">}</text:span><text:span text:style-name="T18"> </text:span></text:p>
              <text:p text:style-name="P1"><text:span text:style-name="T18"/></text:p>
            </text:list-header>
          </text:list>
          <text:list text:style-name="L1">
            <text:list-header>
              <text:p xml:id="id13" text:id="id13" text:style-name="P1"><text:span text:style-name="T14">Where </text:span><text:span text:style-name="T21">C</text:span><text:span text:style-name="T22">ox</text:span><text:span text:style-name="T14"> </text:span><text:span text:style-name="T21">=</text:span><text:span text:style-name="T23">ε</text:span><text:span text:style-name="T22">ox</text:span><text:span text:style-name="T23">ε</text:span><text:span text:style-name="T22">0</text:span><text:span text:style-name="T14"> </text:span><text:span text:style-name="T21">/ t</text:span><text:span text:style-name="T22">ox</text:span></text:p>
            </text:list-header>
          </text:list>
          <text:list text:style-name="L6">
            <text:list-header>
              <text:p xml:id="id14" text:id="id14" text:style-name="P1"><text:span text:style-name="T18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7" draw:style-name="gr7" draw:text-style-name="P2" draw:layer="layout" svg:width="24.765cm" svg:height="7.617cm" svg:x="0.635cm" svg:y="5.927cm">
          <text:list text:style-name="L7">
            <text:list-item>
              <text:p xml:id="id9" text:id="id9" text:style-name="P1"><text:span text:style-name="T21">V</text:span><text:span text:style-name="T22">gc</text:span><text:span text:style-name="T21"> </text:span><text:span text:style-name="T14">depends on the position in the channel, let us take its average value as </text:span><text:span text:style-name="T21">V</text:span><text:span text:style-name="T22">ds</text:span><text:span text:style-name="T21">/2</text:span></text:p>
              <text:p text:style-name="P1"><text:span text:style-name="T14"/></text:p>
            </text:list-item>
            <text:list-item>
              <text:p xml:id="id10" text:id="id10" text:style-name="P1"><text:span text:style-name="T14">Effective gate voltage=</text:span><text:span text:style-name="T21"> V</text:span><text:span text:style-name="T22">gs</text:span><text:span text:style-name="T21"> – V</text:span><text:span text:style-name="T22">t </text:span><text:span text:style-name="T14"><text:s/>, where </text:span><text:span text:style-name="T21">V</text:span><text:span text:style-name="T22">t </text:span><text:span text:style-name="T14">= threshold voltage </text:span></text:p>
              <text:p text:style-name="P1"><text:span text:style-name="T21"/></text:p>
            </text:list-item>
            <text:list-item>
              <text:p xml:id="id11" text:id="id11" text:style-name="P1"><text:span text:style-name="T21">V</text:span><text:span text:style-name="T22">gc</text:span><text:span text:style-name="T21"> </text:span><text:span text:style-name="T14">= (</text:span><text:span text:style-name="T21">V</text:span><text:span text:style-name="T22">gs</text:span><text:span text:style-name="T21"> – V</text:span><text:span text:style-name="T22">t </text:span><text:span text:style-name="T14">) - </text:span><text:span text:style-name="T21">V</text:span><text:span text:style-name="T22">ds</text:span><text:span text:style-name="T21">/2</text:span></text:p>
              <text:p text:style-name="P1"><text:span text:style-name="T14"/></text:p>
            </text:list-item>
          </text:list>
          <text:list text:style-name="L1">
            <text:list-header>
              <text:p text:style-name="P1"><text:span text:style-name="T15"/></text:p>
              <text:p text:style-name="P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6.begin">
            <anim:transitionFilter smil:dur="1s" smil:type="irisWipe" smil:subtype="rectangle"/>
          </anim:par>
          <anim:seq smil:dur="indefinite" presentation:node-type="main-sequence">
            <anim:par smil:begin="0s" smil:fill="hold">
              <anim:par smil:begin="0s" smil:fill="hold">
                <anim:par smil:begin="0s" smil:end="begin" smil:fill="hold" presentation:node-type="with-previous" presentation:group-id="0" presentation:preset-class="exit" presentation:preset-id="ooo-exit-checkerboard" presentation:preset-sub-type="across">
                  <anim:transitionFilter smil:dur="0.5s" smil:targetElement="id7" smil:type="checkerBoardWipe" smil:subtype="across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8" smil:type="checkerBoardWipe" smil:subtype="across" smil:mode="out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5" presentation:class="page"/>
          <draw:frame presentation:style-name="pr12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Carrier velocity" draw:style-name="dp1" draw:master-page-name="Title16" presentation:use-date-time-name="dtd1" xml:id="id15" draw:id="id15">
        <draw:frame presentation:style-name="pr13" draw:text-style-name="P8" draw:layer="layout" svg:width="21.59cm" svg:height="1.905cm" svg:x="1.482cm" svg:y="-0.001cm" presentation:class="title" presentation:user-transformed="true">
          <draw:text-box>
            <text:list text:style-name="L4">
              <text:list-header>
                <text:p text:style-name="P1"><text:span text:style-name="T6">Carrier </text:span><text:span text:style-name="T6">velocity</text:span></text:p>
              </text:list-header>
            </text:list>
          </draw:text-box>
        </draw:frame>
        <draw:frame presentation:style-name="pr14" draw:text-style-name="P8" draw:layer="layout" svg:width="24.553cm" svg:height="5.926cm" svg:x="0.846cm" svg:y="2.752cm" presentation:class="outline" presentation:user-transformed="true">
          <draw:text-box>
            <text:list text:style-name="L2">
              <text:list-item>
                <text:p text:style-name="P17"><text:span text:style-name="T7">Charge is carried by e- </text:span></text:p>
              </text:list-item>
              <text:list-item>
                <text:p text:style-name="P17"><text:span text:style-name="T7">Electrons are propelled by the lateral electric field between source and drain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E</text:span><text:span text:style-name="T24">ds</text:span><text:span text:style-name="T7"> = V</text:span><text:span text:style-name="T24">ds</text:span><text:span text:style-name="T7">/L</text:span></text:p>
                  </text:list-item>
                </text:list>
              </text:list-item>
            </text:list>
            <text:list text:style-name="L2">
              <text:list-header>
                <text:p text:style-name="P17"><text:span text:style-name="T7"/></text:p>
              </text:list-header>
            </text:list>
          </draw:text-box>
        </draw:frame>
        <draw:custom-shape draw:name="Rectangle 4" draw:style-name="gr8" draw:text-style-name="P2" xml:id="id16" draw:id="id16" draw:layer="layout" svg:width="2.328cm" svg:height="1.058cm" svg:x="5.927cm" svg:y="7.832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9" draw:text-style-name="P2" xml:id="id17" draw:id="id17" draw:layer="layout" svg:width="2.117cm" svg:height="1.058cm" svg:x="5.715cm" svg:y="12.7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6" draw:style-name="gr10" draw:text-style-name="P2" draw:layer="layout" svg:width="23.072cm" svg:height="2.433cm" svg:x="1.058cm" svg:y="8.467cm">
          <text:list text:style-name="L7">
            <text:list-item>
              <text:p xml:id="id18" text:id="id18" text:style-name="P1"><text:span text:style-name="T7">Carrier velocity </text:span><text:span text:style-name="T25">v</text:span><text:span text:style-name="T7"> proportional to lateral E-field </text:span></text:p>
            </text:list-item>
          </text:list>
          <text:list text:style-name="L8">
            <text:list-item>
              <text:list>
                <text:list-item>
                  <text:p xml:id="id19" text:id="id19" text:style-name="P19"><text:span text:style-name="T26">v</text:span><text:span text:style-name="T27"> = </text:span><text:span text:style-name="T28"></text:span><text:span text:style-name="T27"> E</text:span><text:span text:style-name="T29">ds</text:span><text:span text:style-name="T27"> </text:span><text:span text:style-name="T27"><text:tab/></text:span><text:span text:style-name="T27"><text:tab/></text:span><text:span text:style-name="T28"></text:span><text:span text:style-name="T27"> called mobilit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Object 5" draw:style-name="gr3" draw:text-style-name="P14" draw:layer="layout" svg:width="17.78cm" svg:height="6.562cm" svg:x="9.313cm" svg:y="12.488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custom-shape draw:name="TextBox 8" draw:style-name="gr11" draw:text-style-name="P2" draw:layer="layout" svg:width="7.197cm" svg:height="5.621cm" svg:x="1.058cm" svg:y="12.488cm">
          <text:list text:style-name="L7">
            <text:list-item>
              <text:p xml:id="id20" text:id="id20" text:style-name="P1"><text:span text:style-name="T7">Time for carrier to cross channel:</text:span></text:p>
            </text:list-item>
          </text:list>
          <text:list text:style-name="L8">
            <text:list-item>
              <text:list>
                <text:list-item>
                  <text:p xml:id="id21" text:id="id21" text:style-name="P20"><text:span text:style-name="T26">t</text:span><text:span text:style-name="T27"> = L / </text:span><text:span text:style-name="T26">v</text:span></text:p>
                </text:list-item>
              </text:list>
            </text:list-item>
          </text:list>
          <text:list text:style-name="L9">
            <text:list-item>
              <text:list>
                <text:list-header>
                  <text:p xml:id="id22" text:id="id22" text:style-name="P21"><text:span text:style-name="T26"><text:s text:c="6"/></text:span><text:span text:style-name="T26">= L/</text:span><text:span text:style-name="T28"></text:span><text:span text:style-name="T27"> E</text:span><text:span text:style-name="T29">ds</text:span><text:span text:style-name="T27"> </text:span></text:p>
                  <text:p xml:id="id23" text:id="id23" text:style-name="P21"><text:span text:style-name="T26"><text:s text:c="6"/></text:span><text:span text:style-name="T26">= L</text:span><text:span text:style-name="T30">2</text:span><text:span text:style-name="T26">/</text:span><text:span text:style-name="T28"></text:span><text:span text:style-name="T27"> V</text:span><text:span text:style-name="T29">d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5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 smil:additive="base"/>
                  <anim:animate smil:dur="0.5s" smil:fill="hold" smil:targetElement="id18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 smil:additive="base"/>
                  <anim:animate smil:dur="0.5s" smil:fill="hold" smil:targetElement="id1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 smil:direction="revers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6" presentation:class="page"/>
          <draw:frame presentation:style-name="pr15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nMOS Linear I-V" draw:style-name="dp1" draw:master-page-name="Title17" presentation:use-date-time-name="dtd1" xml:id="id24" draw:id="id24">
        <draw:frame presentation:style-name="pr16" draw:text-style-name="P8" draw:layer="layout" svg:width="21.59cm" svg:height="1.905cm" svg:x="1.482cm" svg:y="-0.001cm" presentation:class="title" presentation:user-transformed="true">
          <draw:text-box>
            <text:list text:style-name="L4">
              <text:list-header>
                <text:p text:style-name="P1"><text:span text:style-name="T6">nMOS </text:span><text:span text:style-name="T6">Linear I-</text:span><text:span text:style-name="T6">V</text:span></text:p>
              </text:list-header>
            </text:list>
          </draw:text-box>
        </draw:frame>
        <draw:frame presentation:style-name="pr17" draw:text-style-name="P8" draw:layer="layout" svg:width="21.59cm" svg:height="6.35cm" svg:x="1.693cm" svg:y="1.693cm" presentation:class="outline" presentation:user-transformed="true">
          <draw:text-box>
            <text:list text:style-name="L10">
              <text:list-item>
                <text:list>
                  <text:list-header>
                    <text:p text:style-name="P22"><text:span text:style-name="T8">Now we know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How much charge Q</text:span><text:span text:style-name="T9">channel</text:span><text:span text:style-name="T8"> is in the channel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31"><text:tab/></text:span><text:span text:style-name="T31"><text:tab/></text:span><text:span text:style-name="T31">Q</text:span><text:span text:style-name="T13">channel</text:span><text:span text:style-name="T8"> = </text:span><text:span text:style-name="T31">C</text:span><text:span text:style-name="T13">ox</text:span><text:span text:style-name="T8"> </text:span><text:span text:style-name="T31">WL</text:span><text:span text:style-name="T8"> {(</text:span><text:span text:style-name="T31">V</text:span><text:span text:style-name="T13">gs</text:span><text:span text:style-name="T31"> – V</text:span><text:span text:style-name="T13">t </text:span><text:span text:style-name="T8">) - </text:span><text:span text:style-name="T31">V</text:span><text:span text:style-name="T13">ds</text:span><text:span text:style-name="T31">/2</text:span><text:span text:style-name="T8">}</text:span><text:span text:style-name="T31"> </text:span></text:p>
              </text:list-header>
            </text:list>
            <text:list text:style-name="L3">
              <text:list-item>
                <text:list>
                  <text:list-item>
                    <text:p text:style-name="P11"><text:span text:style-name="T8">How much time </text:span><text:span text:style-name="T31">t</text:span><text:span text:style-name="T8"> each carrier takes to cross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22"><text:span text:style-name="T31">t= L</text:span><text:span text:style-name="T32">2</text:span><text:span text:style-name="T31">/</text:span><text:span text:style-name="T10"></text:span><text:span text:style-name="T8"> V</text:span><text:span text:style-name="T9">ds</text:span><text:span text:style-name="T8"> </text:span></text:p>
                    <text:p text:style-name="P22"><text:span text:style-name="T8"/></text:p>
                  </text:list-header>
                </text:list>
              </text:list-item>
            </text:list>
          </draw:text-box>
        </draw:frame>
        <draw:custom-shape draw:name="Rectangle 4" draw:style-name="gr1" draw:text-style-name="P2" draw:layer="layout" svg:width="25.4cm" svg:height="0.001cm" svg:x="9.82cm" svg:y="7.832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25.4cm" svg:height="0.001cm" svg:x="11.589cm" svg:y="8.974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2" xml:id="id25" draw:id="id25" draw:layer="layout" svg:width="2.964cm" svg:height="2.54cm" svg:x="4.233cm" svg:y="8.043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3" draw:text-style-name="P2" xml:id="id26" draw:id="id26" draw:layer="layout" svg:width="18.203cm" svg:height="2.752cm" svg:x="3.81cm" svg:y="12.7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0" draw:style-name="gr1" draw:text-style-name="P2" draw:layer="layout" svg:width="22.648cm" svg:height="2.476cm" svg:x="1.482cm" svg:y="15.134cm">
          <text:list text:style-name="L1">
            <text:list-header>
              <text:p xml:id="id32" text:id="id32" text:style-name="P1"><text:span text:style-name="T33">For small V</text:span><text:span text:style-name="T34">ds</text:span><text:span text:style-name="T33">, it may be considered negligible in comparison to V</text:span><text:span text:style-name="T34">gs</text:span><text:span text:style-name="T33">-V</text:span><text:span text:style-name="T34">t</text:span></text:p>
              <text:p xml:id="id33" text:id="id33" text:style-name="P1"><text:span text:style-name="T7"><text:s text:c="23"/></text:span><text:span text:style-name="T7">I</text:span><text:span text:style-name="T24">ds</text:span><text:span text:style-name="T7"> = </text:span><text:span text:style-name="T35">β</text:span><text:span text:style-name="T7">(V</text:span><text:span text:style-name="T24">gs</text:span><text:span text:style-name="T7">-V</text:span><text:span text:style-name="T24">t</text:span><text:span text:style-name="T7">)V</text:span><text:span text:style-name="T24">ds</text:span><text:span text:style-name="T7">, a linear equation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" draw:text-style-name="P2" draw:layer="layout" svg:width="19.473cm" svg:height="6.041cm" svg:x="4.445cm" svg:y="8.255cm">
          <text:list text:style-name="L1">
            <text:list-header>
              <text:p xml:id="id27" text:id="id27" text:style-name="P1"><text:span text:style-name="T7">I</text:span><text:span text:style-name="T24">ds</text:span><text:span text:style-name="T7">=</text:span><text:span text:style-name="T25"> Q</text:span><text:span text:style-name="T36">channel</text:span><text:span text:style-name="T7"> /t</text:span></text:p>
              <text:p xml:id="id28" text:id="id28" text:style-name="P1"><text:span text:style-name="T7"><text:s text:c="4"/></text:span><text:span text:style-name="T7">=</text:span><text:span text:style-name="T37"></text:span><text:span text:style-name="T7"> </text:span><text:span text:style-name="T25">C</text:span><text:span text:style-name="T36">ox</text:span><text:span text:style-name="T7"> (</text:span><text:span text:style-name="T25">W/L)</text:span><text:span text:style-name="T7"> {(</text:span><text:span text:style-name="T25">V</text:span><text:span text:style-name="T36">gs</text:span><text:span text:style-name="T25"> – V</text:span><text:span text:style-name="T36">t </text:span><text:span text:style-name="T7">) - </text:span><text:span text:style-name="T25">V</text:span><text:span text:style-name="T36">ds</text:span><text:span text:style-name="T25">/2</text:span><text:span text:style-name="T7">}</text:span><text:span text:style-name="T25"> </text:span><text:span text:style-name="T7">V</text:span><text:span text:style-name="T24">ds</text:span></text:p>
              <text:p xml:id="id29" text:id="id29" text:style-name="P1"><text:span text:style-name="T7"><text:s text:c="4"/></text:span><text:span text:style-name="T7">= (</text:span><text:span text:style-name="T37"></text:span><text:span text:style-name="T7"> </text:span><text:span text:style-name="T25">C</text:span><text:span text:style-name="T36">ox</text:span><text:span text:style-name="T7"> /</text:span><text:span text:style-name="T25">Z)</text:span><text:span text:style-name="T7"> {(</text:span><text:span text:style-name="T25">V</text:span><text:span text:style-name="T36">gs</text:span><text:span text:style-name="T25"> – V</text:span><text:span text:style-name="T36">t </text:span><text:span text:style-name="T7">) - </text:span><text:span text:style-name="T25">V</text:span><text:span text:style-name="T36">ds</text:span><text:span text:style-name="T25">/2</text:span><text:span text:style-name="T7">}</text:span><text:span text:style-name="T25"> </text:span><text:span text:style-name="T7">V</text:span><text:span text:style-name="T24">ds </text:span><text:span text:style-name="T7">where Z=L/W</text:span></text:p>
              <text:p xml:id="id30" text:id="id30" text:style-name="P1"><text:span text:style-name="T7"><text:s text:c="4"/></text:span><text:span text:style-name="T7">= </text:span><text:span text:style-name="T35">β</text:span><text:span text:style-name="T7"> {(</text:span><text:span text:style-name="T25">V</text:span><text:span text:style-name="T36">gs</text:span><text:span text:style-name="T25"> – V</text:span><text:span text:style-name="T36">t </text:span><text:span text:style-name="T7">) - </text:span><text:span text:style-name="T25">V</text:span><text:span text:style-name="T36">ds</text:span><text:span text:style-name="T25">/2</text:span><text:span text:style-name="T7">}</text:span><text:span text:style-name="T25"> </text:span><text:span text:style-name="T7">V</text:span><text:span text:style-name="T24">ds </text:span></text:p>
              <text:p xml:id="id31" text:id="id31" text:style-name="P23"><text:span text:style-name="T24"><text:tab/></text:span><text:span text:style-name="T24"><text:tab/></text:span><text:span text:style-name="T7">where </text:span><text:span text:style-name="T35">β</text:span><text:span text:style-name="T7"> = </text:span><text:span text:style-name="T37"></text:span><text:span text:style-name="T7"> </text:span><text:span text:style-name="T25">C</text:span><text:span text:style-name="T36">ox</text:span><text:span text:style-name="T7"> /</text:span><text:span text:style-name="T25">Z =</text:span><text:span text:style-name="T37"></text:span><text:span text:style-name="T7"> </text:span><text:span text:style-name="T25">C</text:span><text:span text:style-name="T36">ox</text:span><text:span text:style-name="T7"> (W/L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4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25" smil:type="checkerBoardWipe" smil:subtype="across" smil:mode="out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26" smil:type="checkerBoardWipe" smil:subtype="across" smil:mode="out"/>
                  <anim:set smil:begin="0.499s" smil:dur="0.001s" smil:fill="hold" smil:targetElement="id2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7" presentation:class="page"/>
          <draw:frame presentation:style-name="pr18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nMOS Saturation I-V" draw:style-name="dp1" draw:master-page-name="Title18" presentation:use-date-time-name="dtd1" xml:id="id34" draw:id="id34">
        <draw:frame presentation:style-name="pr19" draw:text-style-name="P8" draw:layer="layout" svg:width="21.59cm" svg:height="1.905cm" svg:x="0.423cm" svg:y="-0.001cm" presentation:class="title" presentation:user-transformed="true">
          <draw:text-box>
            <text:list text:style-name="L4">
              <text:list-header>
                <text:p text:style-name="P1"><text:span text:style-name="T6">nMOS Saturation I-V</text:span></text:p>
              </text:list-header>
            </text:list>
          </draw:text-box>
        </draw:frame>
        <draw:frame presentation:style-name="pr20" draw:text-style-name="P24" draw:layer="layout" svg:width="23.918cm" svg:height="12.7cm" svg:x="0.847cm" svg:y="2.117cm" presentation:class="outline" presentation:user-transformed="true">
          <draw:text-box>
            <text:list text:style-name="L2">
              <text:list-item>
                <text:p text:style-name="P9"><text:span text:style-name="T4">If V</text:span><text:span text:style-name="T38">gd</text:span><text:span text:style-name="T4"> &lt; V</text:span><text:span text:style-name="T38">t</text:span><text:span text:style-name="T4">, channel pinches off near drain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When V</text:span><text:span text:style-name="T9">ds</text:span><text:span text:style-name="T8"> &gt; V</text:span><text:span text:style-name="T9">dsat</text:span><text:span text:style-name="T8"> = V</text:span><text:span text:style-name="T9">gs</text:span><text:span text:style-name="T8"> – V</text:span><text:span text:style-name="T9">t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">Now drain voltage no longer increases current</text:span></text:p>
              </text:list-item>
            </text:list>
          </draw:text-box>
        </draw:frame>
        <draw:custom-shape draw:name="Rectangle 4" draw:style-name="gr1" draw:text-style-name="P2" draw:layer="layout" svg:width="25.4cm" svg:height="0.001cm" svg:x="11.143cm" svg:y="8.974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4" draw:text-style-name="P2" xml:id="id35" draw:id="id35" draw:layer="layout" svg:width="5.08cm" svg:height="2.54cm" svg:x="5.503cm" svg:y="11.007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9" draw:style-name="gr15" draw:text-style-name="P2" draw:layer="layout" svg:width="9.949cm" svg:height="3.449cm" svg:x="12.488cm" svg:y="11.642cm">
          <text:list text:style-name="L6">
            <text:list-header>
              <text:p xml:id="id37" text:id="id37" text:style-name="P1"><text:span text:style-name="T39">For a fixed V</text:span><text:span text:style-name="T40">gs</text:span><text:span text:style-name="T39">, I</text:span><text:span text:style-name="T40">ds</text:span><text:span text:style-name="T39"> is dependent on ratio L/W <text:s/>of transis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1" draw:text-style-name="P2" draw:layer="layout" svg:width="23.072cm" svg:height="2.573cm" svg:x="2.328cm" svg:y="7.197cm">
          <text:list text:style-name="L1">
            <text:list-header>
              <text:p text:style-name="P1"><text:span text:style-name="T7">I</text:span><text:span text:style-name="T24">ds</text:span><text:span text:style-name="T7">= </text:span><text:span text:style-name="T35">β</text:span><text:span text:style-name="T7"> {(</text:span><text:span text:style-name="T25">V</text:span><text:span text:style-name="T36">gs</text:span><text:span text:style-name="T25"> – V</text:span><text:span text:style-name="T36">t </text:span><text:span text:style-name="T7">) - </text:span><text:span text:style-name="T25">V</text:span><text:span text:style-name="T36">dsat</text:span><text:span text:style-name="T25">/2</text:span><text:span text:style-name="T7">}</text:span><text:span text:style-name="T25"> </text:span><text:span text:style-name="T7">V</text:span><text:span text:style-name="T24">dsat </text:span><text:span text:style-name="T7">= </text:span><text:span text:style-name="T35">β</text:span><text:span text:style-name="T7"> (</text:span><text:span text:style-name="T25">V</text:span><text:span text:style-name="T36">gs</text:span><text:span text:style-name="T25"> – V</text:span><text:span text:style-name="T36">t </text:span><text:span text:style-name="T7">)</text:span><text:span text:style-name="T41">2</text:span><text:span text:style-name="T25">/2 </text:span><text:span text:style-name="T24"><text:s/></text:span></text:p>
              <text:p text:style-name="P23"><text:span text:style-name="T24"><text:tab/></text:span><text:span text:style-name="T24"><text:tab/></text:span><text:span text:style-name="T7">where </text:span><text:span text:style-name="T35">β</text:span><text:span text:style-name="T7"> = </text:span><text:span text:style-name="T37"></text:span><text:span text:style-name="T7"> </text:span><text:span text:style-name="T25">C</text:span><text:span text:style-name="T36">ox</text:span><text:span text:style-name="T7"> /</text:span><text:span text:style-name="T25">Z =</text:span><text:span text:style-name="T37"></text:span><text:span text:style-name="T7"> </text:span><text:span text:style-name="T25">C</text:span><text:span text:style-name="T36">ox</text:span><text:span text:style-name="T7"> (W/L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6" draw:text-style-name="P25" xml:id="id36" draw:id="id36" draw:layer="layout" svg:width="10.16cm" svg:height="8.701cm" svg:x="1.27cm" svg:y="9.948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anim:par smil:dur="indefinite" smil:restart="never" presentation:node-type="timing-root">
          <anim:par smil:begin="id34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35" smil:type="checkerBoardWipe" smil:subtype="across" smil:mode="out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 smil:additive="base"/>
                  <anim:animate smil:dur="0.5s" smil:fill="hold" smil:targetElement="id3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8" presentation:class="page"/>
          <draw:frame presentation:style-name="pr21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nMOS I-V Summary" draw:style-name="dp1" draw:master-page-name="Title19" presentation:use-date-time-name="dtd1" xml:id="id38" draw:id="id38">
        <draw:frame presentation:style-name="pr22" draw:text-style-name="P8" draw:layer="layout" svg:width="21.59cm" svg:height="1.905cm" svg:x="1.693cm" svg:y="-0.001cm" presentation:class="title" presentation:user-transformed="true">
          <draw:text-box>
            <text:list text:style-name="L4">
              <text:list-header>
                <text:p text:style-name="P1"><text:span text:style-name="T6">nMOS I-V Summary</text:span></text:p>
              </text:list-header>
            </text:list>
          </draw:text-box>
        </draw:frame>
        <draw:custom-shape draw:name="Rectangle 3" draw:style-name="gr1" draw:text-style-name="P2" draw:layer="layout" svg:width="25.4cm" svg:height="0.001cm" svg:x="8.224cm" svg:y="7.801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2" draw:layer="layout" svg:width="25.4cm" svg:height="0.001cm" svg:x="8.224cm" svg:y="7.801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2" draw:layer="layout" svg:width="25.4cm" svg:height="0.001cm" svg:x="8.224cm" svg:y="7.801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25.4cm" svg:height="0.001cm" svg:x="7.175cm" svg:y="8.859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2" draw:layer="layout" svg:width="25.4cm" svg:height="0.001cm" svg:x="8.224cm" svg:y="7.801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8" draw:style-name="gr17" draw:text-style-name="P14" draw:layer="layout" svg:width="21.59cm" svg:height="8.33cm" svg:x="1.482cm" svg:y="2.117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name="Object 4" draw:style-name="gr16" draw:text-style-name="P25" draw:layer="layout" svg:width="11.642cm" svg:height="8.701cm" svg:x="1.27cm" svg:y="9.948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frame draw:name="Object 7" draw:style-name="gr18" draw:text-style-name="P25" draw:layer="layout" svg:width="4.868cm" svg:height="2.416cm" svg:x="17.357cm" svg:y="12.912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name="TextBox 11" draw:style-name="gr1" draw:text-style-name="P2" draw:layer="layout" svg:width="3.387cm" svg:height="1.277cm" svg:x="13.97cm" svg:y="13.547cm">
          <text:list text:style-name="L1">
            <text:list-header>
              <text:p text:style-name="P1"><text:span text:style-name="T7">Wher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8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9" presentation:class="page"/>
          <draw:frame presentation:style-name="pr23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Example" draw:style-name="dp1" draw:master-page-name="Title20" presentation:use-date-time-name="dtd1" xml:id="id39" draw:id="id39">
        <draw:frame presentation:style-name="pr24" draw:text-style-name="P8" draw:layer="layout" svg:width="21.59cm" svg:height="1.905cm" svg:x="1.482cm" svg:y="-0.001cm" presentation:class="title" presentation:user-transformed="true">
          <draw:text-box>
            <text:list text:style-name="L4">
              <text:list-header>
                <text:p text:style-name="P1"><text:span text:style-name="T6">Example</text:span></text:p>
              </text:list-header>
            </text:list>
          </draw:text-box>
        </draw:frame>
        <draw:frame presentation:style-name="pr25" draw:text-style-name="P8" draw:layer="layout" svg:width="11.006cm" svg:height="9.101cm" svg:x="0.847cm" svg:y="4.02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7">t</text:span><text:span text:style-name="T24">ox</text:span><text:span text:style-name="T7"> = 100 </text:span><text:span text:style-name="T42">Å</text:span></text:p>
                  </text:list-item>
                  <text:list-item>
                    <text:p text:style-name="P10"><text:span text:style-name="T7"><text:s/></text:span><text:span text:style-name="T37"></text:span><text:span text:style-name="T7"> </text:span><text:span text:style-name="T7">= 350 cm</text:span><text:span text:style-name="T41">2</text:span><text:span text:style-name="T7">/V sec</text:span></text:p>
                  </text:list-item>
                  <text:list-item>
                    <text:p text:style-name="P10"><text:span text:style-name="T7">V</text:span><text:span text:style-name="T24">t</text:span><text:span text:style-name="T7"> = 0.7 V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Plot I</text:span><text:span text:style-name="T24">ds</text:span><text:span text:style-name="T7"> vs. V</text:span><text:span text:style-name="T24">d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V</text:span><text:span text:style-name="T24">gs</text:span><text:span text:style-name="T7"> = 0, 1, 2, 3, 4, 5</text:span></text:p>
                  </text:list-item>
                  <text:list-item>
                    <text:p text:style-name="P10"><text:span text:style-name="T7">Use W/L = 4/2 </text:span></text:p>
                  </text:list-item>
                </text:list>
              </text:list-item>
            </text:list>
          </draw:text-box>
        </draw:frame>
        <draw:custom-shape draw:name="Rectangle 6" draw:style-name="gr1" draw:text-style-name="P2" draw:layer="layout" svg:width="25.4cm" svg:height="0.001cm" svg:x="7.492cm" svg:y="6.615cm">
          <text:list text:style-name="L1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5" draw:style-name="gr19" draw:text-style-name="P25" draw:layer="layout" svg:width="13.732cm" svg:height="1.786cm" svg:x="1.27cm" svg:y="14.817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name="Object 4" draw:style-name="gr16" draw:text-style-name="P25" draw:layer="layout" svg:width="11.641cm" svg:height="8.7cm" svg:x="12.912cm" svg:y="3.387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anim:par smil:dur="indefinite" smil:restart="never" presentation:node-type="timing-root">
          <anim:par smil:begin="id39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10" presentation:class="page"/>
          <draw:frame presentation:style-name="pr26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MOS I-V" draw:style-name="dp1" draw:master-page-name="Title21" presentation:use-date-time-name="dtd1" xml:id="id40" draw:id="id40">
        <draw:frame presentation:style-name="pr27" draw:text-style-name="P8" draw:layer="layout" svg:width="21.59cm" svg:height="1.905cm" svg:x="0.21cm" svg:y="0.6cm" presentation:class="title" presentation:user-transformed="true">
          <draw:text-box>
            <text:list text:style-name="L4">
              <text:list-header>
                <text:p text:style-name="P1"><text:span text:style-name="T6">pMOS I-V</text:span></text:p>
              </text:list-header>
            </text:list>
          </draw:text-box>
        </draw:frame>
        <draw:frame presentation:style-name="pr28" draw:text-style-name="P24" draw:layer="layout" svg:width="24.6cm" svg:height="12.7cm" svg:x="0cm" svg:y="4.233cm" presentation:class="outline" presentation:user-transformed="true">
          <draw:text-box>
            <text:list text:style-name="L2">
              <text:list-item>
                <text:p text:style-name="P26"><text:span text:style-name="T4">All dopings and voltages are inverted for pMOS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33">Source is the more positive terminal</text:span></text:p>
                  </text:list-item>
                  <text:list-item>
                    <text:p text:style-name="P27"><text:span text:style-name="T33"/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4">Mobility </text:span><text:span text:style-name="T5"></text:span><text:span text:style-name="T38">p</text:span><text:span text:style-name="T4"> is determined by holes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33">Typically 2-3x lower than that of electrons </text:span><text:span text:style-name="T43"></text:span><text:span text:style-name="T34">n</text:span></text:p>
                  </text:list-item>
                  <text:list-item>
                    <text:p text:style-name="P27"><text:span text:style-name="T33">120 cm</text:span><text:span text:style-name="T44">2</text:span><text:span text:style-name="T33">/V</text:span><text:span text:style-name="T45">•</text:span><text:span text:style-name="T33">s in AMI 0.6 </text:span><text:span text:style-name="T43"></text:span><text:span text:style-name="T33">m process</text:span></text:p>
                    <text:p text:style-name="P27"><text:span text:style-name="T33"/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4">Thus pMOS must be wider to </text:span></text:p>
              </text:list-item>
            </text:list>
            <text:list text:style-name="L11">
              <text:list-header>
                <text:p text:style-name="P28"><text:span text:style-name="T4"><text:tab/></text:span><text:span text:style-name="T4">provide same current</text:span></text:p>
              </text:list-header>
            </text:list>
            <text:list text:style-name="L3">
              <text:list-item>
                <text:list>
                  <text:list-item>
                    <text:p text:style-name="P27"><text:span text:style-name="T33">In this class, assume 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29"><text:span text:style-name="T43"></text:span><text:span text:style-name="T34">n</text:span><text:span text:style-name="T33"> / </text:span><text:span text:style-name="T43"></text:span><text:span text:style-name="T34">p</text:span><text:span text:style-name="T33"> = 2.5</text:span></text:p>
                  </text:list-header>
                </text:list>
              </text:list-item>
            </text:list>
          </draw:text-box>
        </draw:frame>
        <draw:frame draw:name="Object 5" draw:style-name="gr20" draw:text-style-name="P14" draw:layer="layout" svg:width="7.748cm" svg:height="7.051cm" svg:x="15.875cm" svg:y="9.948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anim:par smil:dur="indefinite" smil:restart="never" presentation:node-type="timing-root">
          <anim:par smil:begin="id40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11" presentation:class="page"/>
          <draw:frame presentation:style-name="pr29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Ideal vs. Simulated nMOS I-V Plot" draw:style-name="dp1" draw:master-page-name="Title14" presentation:use-date-time-name="dtd1" xml:id="id41" draw:id="id41">
        <draw:frame presentation:style-name="pr30" draw:text-style-name="P8" draw:layer="layout" svg:width="21.59cm" svg:height="1.905cm" svg:x="1.905cm" svg:y="1.481cm" presentation:class="title" presentation:user-transformed="true">
          <draw:text-box>
            <text:list text:style-name="L4">
              <text:list-header>
                <text:p text:style-name="P1"><text:span text:style-name="T46">Ideal vs. Simulated nMOS I-V Plot</text:span></text:p>
              </text:list-header>
            </text:list>
          </draw:text-box>
        </draw:frame>
        <draw:frame presentation:style-name="pr31" draw:text-style-name="P8" draw:layer="layout" svg:width="16.722cm" svg:height="12.7cm" svg:x="1.905cm" svg:y="4.233cm" presentation:class="outline" presentation:user-transformed="true">
          <draw:text-box>
            <text:list text:style-name="L2">
              <text:list-item>
                <text:p text:style-name="P15"><text:span text:style-name="T47">65 nm IBM process, V</text:span><text:span text:style-name="T48">DD</text:span><text:span text:style-name="T47"> = 1.0 V</text:span></text:p>
              </text:list-item>
            </text:list>
            <text:list text:style-name="L11">
              <text:list-header>
                <text:p text:style-name="P16"><text:span text:style-name="T47"/></text:p>
              </text:list-header>
            </text:list>
          </draw:text-box>
        </draw:frame>
        <draw:frame draw:name="Object 12" draw:style-name="gr21" draw:text-style-name="P14" draw:layer="layout" svg:width="19.751cm" svg:height="11.774cm" svg:x="2.752cm" svg:y="5.159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anim:par smil:dur="indefinite" smil:restart="never" presentation:node-type="timing-root">
          <anim:par smil:begin="id41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69cm" svg:height="7.629cm" svg:x="8.259cm" svg:y="1.517cm" draw:page-number="12" presentation:class="page"/>
          <draw:frame presentation:style-name="pr32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13" draw:style-name="dp3" draw:master-page-name="Title7" presentation:use-date-time-name="dtd1">
        <draw:custom-shape draw:name="Freeform 71" draw:style-name="gr22" draw:text-style-name="P8" xml:id="id42" draw:id="id42" draw:layer="layout" svg:width="10.032cm" svg:height="1.358cm" svg:x="9.653cm" svg:y="2.849cm">
          <text:p/>
          <draw:enhanced-geometry svg:viewBox="0 0 3616656 464024" draw:extrusion-allowed="true" draw:glue-points="0 488950 722312 201332 3611562 0 3611562 0" draw:glue-point-type="0 488950 722312 201332 3611562 0 3611562 0" draw:type="non-primitive" draw:enhanced-path="M 0 464024 C 60277 366214 120555 268405 723331 191068 C 1326107 113731 3616656 0 3616656 0 L 3616656 0 N">
            <draw:equation draw:name="f0" draw:formula="5272-7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72" draw:style-name="gr23" draw:text-style-name="P8" xml:id="id43" draw:id="id43" draw:layer="layout" svg:width="2.033cm" svg:height="5.147cm" svg:x="7.62cm" svg:y="4.202cm">
          <text:p/>
          <draw:enhanced-geometry svg:viewBox="0 0 1460311 2292824" draw:extrusion-allowed="true" draw:glue-points="0 1852612 731838 0 731838 0" draw:glue-point-type="0 1852612 731838 0 731838 0" draw:type="non-primitive" draw:enhanced-path="M 0 2292824 L 1460311 0 L 1460311 0 N">
            <draw:equation draw:name="f0" draw:formula="-936-34"/>
            <draw:equation draw:name="f1" draw:formula=""/>
            <draw:equation draw:name="f2" draw:formula=""/>
          </draw:enhanced-geometry>
        </draw:custom-shape>
        <draw:line draw:name="Straight Connector 73" draw:style-name="gr24" draw:text-style-name="P25" xml:id="id44" draw:id="id44" draw:layer="layout" svg:x1="7.62cm" svg:y1="1.821cm" svg:x2="7.616cm" svg:y2="9.349cm">
          <text:p/>
        </draw:line>
        <draw:line draw:name="Straight Connector 74" draw:style-name="gr25" draw:text-style-name="P25" xml:id="id45" draw:id="id45" draw:layer="layout" svg:x1="7.62cm" svg:y1="9.344cm" svg:x2="21.167cm" svg:y2="9.349cm">
          <text:p/>
        </draw:line>
        <draw:custom-shape draw:name="Freeform 76" draw:style-name="gr26" draw:text-style-name="P8" xml:id="id46" draw:id="id46" draw:layer="layout" svg:width="10.46cm" svg:height="0.432cm" svg:x="9.225cm" svg:y="7.294cm">
          <text:p/>
          <draw:enhanced-geometry svg:viewBox="0 0 3616656 464024" draw:extrusion-allowed="true" draw:glue-points="0 155575 753110 64060 3765550 0 3765550 0" draw:glue-point-type="0 155575 753110 64060 3765550 0 3765550 0" draw:type="non-primitive" draw:enhanced-path="M 0 464024 C 60277 366214 120555 268405 723331 191068 C 1326107 113731 3616656 0 3616656 0 L 3616656 0 N">
            <draw:equation draw:name="f0" draw:formula="5272-7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77" draw:style-name="gr27" draw:text-style-name="P8" xml:id="id47" draw:id="id47" draw:layer="layout" svg:width="1.605cm" svg:height="1.628cm" svg:x="7.62cm" svg:y="7.721cm">
          <text:p/>
          <draw:enhanced-geometry svg:viewBox="0 0 1460311 2292824" draw:extrusion-allowed="true" draw:glue-points="0 585787 577850 0 577850 0" draw:glue-point-type="0 585787 577850 0 577850 0" draw:type="non-primitive" draw:enhanced-path="M 0 2292824 L 1460311 0 L 1460311 0 N">
            <draw:equation draw:name="f0" draw:formula="-936-34"/>
            <draw:equation draw:name="f1" draw:formula=""/>
            <draw:equation draw:name="f2" draw:formula=""/>
          </draw:enhanced-geometry>
        </draw:custom-shape>
        <draw:custom-shape draw:name="Freeform 79" draw:style-name="gr28" draw:text-style-name="P8" xml:id="id48" draw:id="id48" draw:layer="layout" svg:width="10.248cm" svg:height="0.895cm" svg:x="9.437cm" svg:y="5.071cm">
          <text:p/>
          <draw:enhanced-geometry svg:viewBox="0 0 3616656 464024" draw:extrusion-allowed="true" draw:glue-points="0 322263 737870 132696 3689350 0 3689350 0" draw:glue-point-type="0 322263 737870 132696 3689350 0 3689350 0" draw:type="non-primitive" draw:enhanced-path="M 0 464024 C 60277 366214 120555 268405 723331 191068 C 1326107 113731 3616656 0 3616656 0 L 3616656 0 N">
            <draw:equation draw:name="f0" draw:formula="5272-7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80" draw:style-name="gr29" draw:text-style-name="P8" xml:id="id49" draw:id="id49" draw:layer="layout" svg:width="1.817cm" svg:height="3.387cm" svg:x="7.62cm" svg:y="5.962cm">
          <text:p/>
          <draw:enhanced-geometry svg:viewBox="0 0 1460311 2292824" draw:extrusion-allowed="true" draw:glue-points="0 1219200 654050 0 654050 0" draw:glue-point-type="0 1219200 654050 0 654050 0" draw:type="non-primitive" draw:enhanced-path="M 0 2292824 L 1460311 0 L 1460311 0 N">
            <draw:equation draw:name="f0" draw:formula="-936-34"/>
            <draw:equation draw:name="f1" draw:formula=""/>
            <draw:equation draw:name="f2" draw:formula=""/>
          </draw:enhanced-geometry>
        </draw:custom-shape>
        <draw:custom-shape draw:name="Freeform 82" draw:style-name="gr30" draw:text-style-name="P8" xml:id="id50" draw:id="id50" draw:layer="layout" svg:width="10.605cm" svg:height="0.141cm" svg:x="9.08cm" svg:y="8.665cm">
          <text:p/>
          <draw:enhanced-geometry svg:viewBox="0 0 3616656 464024" draw:extrusion-allowed="true" draw:glue-points="0 50800 763587 20918 3817937 0 3817937 0" draw:glue-point-type="0 50800 763587 20918 3817937 0 3817937 0" draw:type="non-primitive" draw:enhanced-path="M 0 464024 C 60277 366214 120555 268405 723331 191068 C 1326107 113731 3616656 0 3616656 0 L 3616656 0 N">
            <draw:equation draw:name="f0" draw:formula="5272-7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83" draw:style-name="gr31" draw:text-style-name="P8" xml:id="id51" draw:id="id51" draw:layer="layout" svg:width="1.46cm" svg:height="0.543cm" svg:x="7.62cm" svg:y="8.806cm">
          <text:p/>
          <draw:enhanced-geometry svg:viewBox="0 0 1460311 2292824" draw:extrusion-allowed="true" draw:glue-points="0 195262 525463 0 525463 0" draw:glue-point-type="0 195262 525463 0 525463 0" draw:type="non-primitive" draw:enhanced-path="M 0 2292824 L 1460311 0 L 1460311 0 N">
            <draw:equation draw:name="f0" draw:formula="-936-34"/>
            <draw:equation draw:name="f1" draw:formula=""/>
            <draw:equation draw:name="f2" draw:formula=""/>
          </draw:enhanced-geometry>
        </draw:custom-shape>
        <draw:custom-shape draw:name="TextBox 48" draw:style-name="gr1" draw:text-style-name="P2" xml:id="id52" draw:id="id52" draw:layer="layout" svg:width="6.35cm" svg:height="1.224cm" svg:x="19.05cm" svg:y="3.06cm">
          <text:list text:style-name="L1">
            <text:list-header>
              <text:p text:style-name="P1"><text:span text:style-name="T14">V</text:span><text:span text:style-name="T15">gs</text:span><text:span text:style-name="T14">(dep)=0.3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" draw:text-style-name="P2" xml:id="id53" draw:id="id53" draw:layer="layout" svg:width="6.35cm" svg:height="1.224cm" svg:x="19.262cm" svg:y="4.388cm">
          <text:list text:style-name="L1">
            <text:list-header>
              <text:p text:style-name="P1"><text:span text:style-name="T14">V</text:span><text:span text:style-name="T15">gs</text:span><text:span text:style-name="T14">(dep)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" draw:text-style-name="P2" xml:id="id54" draw:id="id54" draw:layer="layout" svg:width="6.35cm" svg:height="1.224cm" svg:x="19.262cm" svg:y="6.438cm">
          <text:list text:style-name="L1">
            <text:list-header>
              <text:p text:style-name="P1"><text:span text:style-name="T14">V</text:span><text:span text:style-name="T15">gs</text:span><text:span text:style-name="T14">(dep)= - 0.1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1" draw:style-name="gr1" draw:text-style-name="P2" xml:id="id55" draw:id="id55" draw:layer="layout" svg:width="6.35cm" svg:height="1.224cm" svg:x="19.473cm" svg:y="8.149cm">
          <text:list text:style-name="L1">
            <text:list-header>
              <text:p text:style-name="P1"><text:span text:style-name="T14">V</text:span><text:span text:style-name="T15">gs</text:span><text:span text:style-name="T14">(dep)= - 0.3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4" draw:style-name="gr1" draw:text-style-name="P2" xml:id="id56" draw:id="id56" draw:layer="layout" svg:width="1.27cm" svg:height="1.224cm" svg:x="6.562cm" svg:y="1.649cm">
          <text:list text:style-name="L1">
            <text:list-header>
              <text:p text:style-name="P1"><text:span text:style-name="T14">I</text:span><text:span text:style-name="T15">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5" draw:style-name="gr1" draw:text-style-name="P2" xml:id="id57" draw:id="id57" draw:layer="layout" svg:width="3.386cm" svg:height="1.224cm" svg:x="21.167cm" svg:y="8.833cm">
          <text:list text:style-name="L1">
            <text:list-header>
              <text:p text:style-name="P1"><text:span text:style-name="T14">V</text:span><text:span text:style-name="T15">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6" draw:style-name="gr1" draw:text-style-name="P2" xml:id="id58" draw:id="id58" draw:layer="layout" svg:width="2.116cm" svg:height="1.224cm" svg:x="19.262cm" svg:y="9.005cm">
          <text:list text:style-name="L1">
            <text:list-header>
              <text:p text:style-name="P1"><text:span text:style-name="T14">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91" draw:style-name="gr32" draw:text-style-name="P8" xml:id="id59" draw:id="id59" draw:layer="layout" svg:width="1.274cm" svg:height="7.55cm" draw:transform="rotate (0.296705972839036) translate (7.62cm 2.474cm)">
          <text:p/>
          <draw:enhanced-geometry svg:viewBox="0 0 712763 3362179" draw:extrusion-allowed="true" draw:glue-points="90550 2717800 443696 534463 0 0 0 0" draw:glue-point-type="90550 2717800 443696 534463 0 0 0 0" draw:mirror-vertical="true" draw:type="non-primitive" draw:enhanced-path="M 140677 3362179 C 426720 2291862 712763 1221545 689317 661182 C 665871 100819 0 0 0 0 L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1*sqrt(1-(/-30253)*(/-30253))"/>
            <draw:equation draw:name="f5" draw:formula=""/>
            <draw:equation draw:name="f6" draw:formula=""/>
            <draw:equation draw:name="f7" draw:formula=""/>
          </draw:enhanced-geometry>
        </draw:custom-shape>
        <draw:connector draw:name="Straight Arrow Connector 92" draw:style-name="gr33" draw:text-style-name="P25" xml:id="id60" draw:id="id60" draw:layer="layout" draw:type="line" svg:x1="9.947cm" svg:y1="3.36cm" svg:x2="8.041cm" svg:y2="3.355cm" svg:d="M9947 3360l-1906-5" svg:viewBox="0 0 1907 6">
          <text:p/>
        </draw:connector>
        <draw:custom-shape draw:name="TextBox 93" draw:style-name="gr1" draw:text-style-name="P2" xml:id="id61" draw:id="id61" draw:layer="layout" svg:width="3.81cm" svg:height="1.108cm" svg:x="7.466cm" svg:y="2.333cm">
          <text:list text:style-name="L1">
            <text:list-header>
              <text:p text:style-name="P1"><text:span text:style-name="T14">Resis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4" draw:style-name="gr1" draw:text-style-name="P2" xml:id="id62" draw:id="id62" draw:layer="layout" svg:width="7.409cm" svg:height="1.224cm" svg:x="9.948cm" svg:y="3.713cm">
          <text:list text:style-name="L1">
            <text:list-header>
              <text:p text:style-name="P1"><text:span text:style-name="T14">Saturation V</text:span><text:span text:style-name="T15">ds</text:span><text:span text:style-name="T14">&gt;V</text:span><text:span text:style-name="T15">gs</text:span><text:span text:style-name="T14">-V</text:span><text:span text:style-name="T15">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95" draw:style-name="gr33" draw:text-style-name="P25" xml:id="id63" draw:id="id63" draw:layer="layout" draw:type="line" svg:x1="9.947cm" svg:y1="3.872cm" svg:x2="14.605cm" svg:y2="3.877cm" svg:d="M9947 3872l4658 5" svg:viewBox="0 0 4659 6">
          <text:p/>
        </draw:connector>
        <draw:custom-shape draw:name="TextBox 56" draw:style-name="gr1" draw:text-style-name="P2" xml:id="id64" draw:id="id64" draw:layer="layout" svg:width="2.751cm" svg:height="1.224cm" svg:x="12.912cm" svg:y="9.005cm">
          <text:list text:style-name="L1">
            <text:list-header>
              <text:p text:style-name="P1"><text:span text:style-name="T14">0.5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6" draw:style-name="gr1" draw:text-style-name="P31" xml:id="id85" draw:id="id85" draw:layer="layout" svg:width="7.832cm" svg:height="1.277cm" svg:x="0cm" svg:y="16.298cm">
          <text:list text:style-name="L1">
            <text:list-header>
              <text:p text:style-name="P30"><text:span text:style-name="T7">Enhancement 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7" draw:style-name="gr1" draw:text-style-name="P31" xml:id="id65" draw:id="id65" draw:layer="layout" svg:width="6.35cm" svg:height="1.277cm" svg:x="0cm" svg:y="2.328cm">
          <text:list text:style-name="L1">
            <text:list-header>
              <text:p text:style-name="P30"><text:span text:style-name="T7">Depletion typ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>
          <draw:line draw:name="Straight Connector 55" draw:style-name="gr34" draw:text-style-name="P25" draw:layer="layout" svg:x1="2.324cm" svg:y1="11.218cm" svg:x2="2.32cm" svg:y2="12.488cm">
            <text:p/>
          </draw:line>
          <draw:line draw:name="Straight Connector 56" draw:style-name="gr34" draw:text-style-name="P25" draw:layer="layout" svg:x1="2.743cm" svg:y1="11.214cm" svg:x2="2.739cm" svg:y2="12.484cm">
            <text:p/>
          </draw:line>
          <draw:line draw:name="Straight Connector 57" draw:style-name="gr34" draw:text-style-name="P25" draw:layer="layout" svg:x1="2.743cm" svg:y1="11.214cm" svg:x2="3.378cm" svg:y2="11.218cm">
            <text:p/>
          </draw:line>
          <draw:line draw:name="Straight Connector 58" draw:style-name="gr34" draw:text-style-name="P25" draw:layer="layout" svg:x1="3.382cm" svg:y1="12.484cm" svg:x2="3.378cm" svg:y2="13.754cm">
            <text:p/>
          </draw:line>
          <draw:line draw:name="Straight Connector 59" draw:style-name="gr34" draw:text-style-name="P25" draw:layer="layout" svg:x1="2.743cm" svg:y1="12.48cm" svg:x2="3.378cm" svg:y2="12.484cm">
            <text:p/>
          </draw:line>
          <draw:line draw:name="Straight Connector 60" draw:style-name="gr34" draw:text-style-name="P25" draw:layer="layout" svg:x1="3.382cm" svg:y1="9.944cm" svg:x2="3.378cm" svg:y2="11.214cm">
            <text:p/>
          </draw:line>
          <draw:line draw:name="Straight Connector 61" draw:style-name="gr34" draw:text-style-name="P25" draw:layer="layout" svg:x1="1.05cm" svg:y1="11.849cm" svg:x2="2.32cm" svg:y2="11.853cm">
            <text:p/>
          </draw:line>
        </draw:g>
        <draw:line draw:name="Straight Connector 63" draw:style-name="gr34" draw:text-style-name="P25" draw:layer="layout" svg:x1="2.328cm" svg:y1="7.408cm" svg:x2="2.324cm" svg:y2="8.678cm">
          <text:p/>
        </draw:line>
        <draw:line draw:name="Straight Connector 65" draw:style-name="gr34" draw:text-style-name="P25" draw:layer="layout" svg:x1="2.747cm" svg:y1="7.404cm" svg:x2="3.382cm" svg:y2="7.408cm">
          <text:p/>
        </draw:line>
        <draw:line draw:name="Straight Connector 66" draw:style-name="gr34" draw:text-style-name="P25" draw:layer="layout" svg:x1="3.386cm" svg:y1="8.674cm" svg:x2="3.381cm" svg:y2="9.944cm">
          <text:p/>
        </draw:line>
        <draw:line draw:name="Straight Connector 68" draw:style-name="gr34" draw:text-style-name="P25" draw:layer="layout" svg:x1="2.747cm" svg:y1="8.67cm" svg:x2="3.382cm" svg:y2="8.674cm">
          <text:p/>
        </draw:line>
        <draw:line draw:name="Straight Connector 69" draw:style-name="gr34" draw:text-style-name="P25" draw:layer="layout" svg:x1="3.386cm" svg:y1="6.134cm" svg:x2="3.381cm" svg:y2="7.404cm">
          <text:p/>
        </draw:line>
        <draw:line draw:name="Straight Connector 70" draw:style-name="gr34" draw:text-style-name="P25" draw:layer="layout" svg:x1="1.905cm" svg:y1="8.039cm" svg:x2="2.324cm" svg:y2="8.043cm">
          <text:p/>
        </draw:line>
        <draw:line draw:name="Straight Connector 75" draw:style-name="gr34" draw:text-style-name="P25" draw:layer="layout" svg:x1="1.905cm" svg:y1="8.043cm" svg:x2="1.901cm" svg:y2="9.521cm">
          <text:p/>
        </draw:line>
        <draw:line draw:name="Straight Connector 78" draw:style-name="gr34" draw:text-style-name="P25" draw:layer="layout" svg:x1="1.901cm" svg:y1="9.521cm" svg:x2="4.868cm" svg:y2="9.525cm">
          <text:p/>
        </draw:line>
        <draw:line draw:name="Straight Connector 81" draw:style-name="gr34" draw:text-style-name="P25" draw:layer="layout" svg:x1="2.963cm" svg:y1="13.754cm" svg:x2="3.81cm" svg:y2="13.758cm">
          <text:p/>
        </draw:line>
        <draw:line draw:name="Straight Connector 97" draw:style-name="gr34" draw:text-style-name="P25" draw:layer="layout" svg:x1="3.175cm" svg:y1="13.966cm" svg:x2="3.598cm" svg:y2="13.97cm">
          <text:p/>
        </draw:line>
        <draw:line draw:name="Straight Connector 98" draw:style-name="gr34" draw:text-style-name="P25" draw:layer="layout" svg:x1="2.963cm" svg:y1="6.134cm" svg:x2="3.81cm" svg:y2="6.138cm">
          <text:p/>
        </draw:line>
        <draw:custom-shape draw:name="TextBox 104" draw:style-name="gr1" draw:text-style-name="P2" draw:layer="layout" svg:width="2.752cm" svg:height="1.417cm" svg:x="2.54cm" svg:y="4.864cm">
          <text:list text:style-name="L1">
            <text:list-header>
              <text:p text:style-name="P1"><text:span text:style-name="T7">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0" draw:style-name="gr35" draw:text-style-name="P32" draw:layer="layout" svg:width="0.128cm" svg:height="0.128cm" svg:x="3.307cm" svg:y="9.446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08" draw:style-name="gr1" draw:text-style-name="P2" draw:layer="layout" svg:width="2.752cm" svg:height="1.417cm" svg:x="0cm" svg:y="11.853cm">
          <text:list text:style-name="L1">
            <text:list-header>
              <text:p text:style-name="P1"><text:span text:style-name="T7">V</text:span><text:span text:style-name="T2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2" draw:style-name="gr36" draw:text-style-name="P32" draw:layer="layout" svg:width="0.211cm" svg:height="1.27cm" svg:x="2.752cm" svg:y="7.404cm">
          <text:list text:style-name="L1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27" xml:id="id66" draw:id="id66">
          <draw:custom-shape draw:name="Freeform 104" draw:style-name="gr37" draw:text-style-name="P8" draw:layer="layout" svg:width="10.032cm" svg:height="1.23cm" svg:x="9.865cm" svg:y="11.88cm">
            <text:p/>
            <draw:enhanced-geometry svg:viewBox="0 0 3616656 464024" draw:extrusion-allowed="true" draw:glue-points="0 606056 722312 249552 3611562 0 3611562 0" draw:glue-point-type="0 606056 722312 249552 3611562 0 3611562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105" draw:style-name="gr38" draw:text-style-name="P8" draw:layer="layout" svg:width="2.033cm" svg:height="4.652cm" svg:x="7.832cm" svg:y="13.106cm">
            <text:p/>
            <draw:enhanced-geometry svg:viewBox="0 0 1460311 2292824" draw:extrusion-allowed="true" draw:glue-points="0 2291717 731838 0 731838 0" draw:glue-point-type="0 2291717 731838 0 731838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line draw:name="Straight Connector 106" draw:style-name="gr24" draw:text-style-name="P25" xml:id="id67" draw:id="id67" draw:layer="layout" svg:x1="7.831cm" svg:y1="10.949cm" svg:x2="7.826cm" svg:y2="17.758cm">
          <text:p/>
        </draw:line>
        <draw:line draw:name="Straight Connector 108" draw:style-name="gr25" draw:text-style-name="P25" xml:id="id68" draw:id="id68" draw:layer="layout" svg:x1="7.832cm" svg:y1="17.754cm" svg:x2="21.378cm" svg:y2="17.758cm">
          <text:p/>
        </draw:line>
        <draw:g draw:name="Group 36" xml:id="id69" draw:id="id69">
          <draw:custom-shape draw:name="Freeform 110" draw:style-name="gr39" draw:text-style-name="P8" draw:layer="layout" svg:width="10.46cm" svg:height="0.388cm" svg:x="9.437cm" svg:y="15.901cm">
            <text:p/>
            <draw:enhanced-geometry svg:viewBox="0 0 3616656 464024" draw:extrusion-allowed="true" draw:glue-points="0 191133 753110 78702 3765550 0 3765550 0" draw:glue-point-type="0 191133 753110 78702 3765550 0 3765550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111" draw:style-name="gr40" draw:text-style-name="P8" draw:layer="layout" svg:width="1.605cm" svg:height="1.469cm" svg:x="7.832cm" svg:y="16.289cm">
            <text:p/>
            <draw:enhanced-geometry svg:viewBox="0 0 1460311 2292824" draw:extrusion-allowed="true" draw:glue-points="0 723267 577850 0 577850 0" draw:glue-point-type="0 723267 577850 0 577850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g draw:name="Group 35" xml:id="id70" draw:id="id70">
          <draw:custom-shape draw:name="Freeform 113" draw:style-name="gr41" draw:text-style-name="P8" draw:layer="layout" svg:width="10.249cm" svg:height="0.807cm" svg:x="9.648cm" svg:y="13.891cm">
            <text:p/>
            <draw:enhanced-geometry svg:viewBox="0 0 3616656 464024" draw:extrusion-allowed="true" draw:glue-points="0 397509 737870 163680 3689350 0 3689350 0" draw:glue-point-type="0 397509 737870 163680 3689350 0 3689350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114" draw:style-name="gr42" draw:text-style-name="P8" draw:layer="layout" svg:width="1.816cm" svg:height="3.06cm" svg:x="7.832cm" svg:y="14.698cm">
            <text:p/>
            <draw:enhanced-geometry svg:viewBox="0 0 1460311 2292824" draw:extrusion-allowed="true" draw:glue-points="0 1507491 654050 0 654050 0" draw:glue-point-type="0 1507491 654050 0 654050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g draw:name="Group 38" xml:id="id71" draw:id="id71">
          <draw:custom-shape draw:name="Freeform 116" draw:style-name="gr43" draw:text-style-name="P8" draw:layer="layout" svg:width="10.606cm" svg:height="0.128cm" svg:x="9.291cm" svg:y="17.141cm">
            <text:p/>
            <draw:enhanced-geometry svg:viewBox="0 0 3616656 464024" draw:extrusion-allowed="true" draw:glue-points="0 47352 763587 19498 3817937 0 3817937 0" draw:glue-point-type="0 47352 763587 19498 3817937 0 3817937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117" draw:style-name="gr44" draw:text-style-name="P8" draw:layer="layout" svg:width="1.459cm" svg:height="0.489cm" svg:x="7.832cm" svg:y="17.269cm">
            <text:p/>
            <draw:enhanced-geometry svg:viewBox="0 0 1460311 2292824" draw:extrusion-allowed="true" draw:glue-points="0 181248 525463 0 525463 0" draw:glue-point-type="0 181248 525463 0 525463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custom-shape draw:name="TextBox 48" draw:style-name="gr1" draw:text-style-name="P2" xml:id="id72" draw:id="id72" draw:layer="layout" svg:width="6.35cm" svg:height="1.224cm" svg:x="19.262cm" svg:y="11.104cm">
          <text:list text:style-name="L1">
            <text:list-header>
              <text:p text:style-name="P1"><text:span text:style-name="T14">V</text:span><text:span text:style-name="T15">gs</text:span><text:span text:style-name="T14">(enh)=0.8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" draw:text-style-name="P2" xml:id="id73" draw:id="id73" draw:layer="layout" svg:width="6.35cm" svg:height="1.224cm" svg:x="19.473cm" svg:y="13.269cm">
          <text:list text:style-name="L1">
            <text:list-header>
              <text:p text:style-name="P1"><text:span text:style-name="T14">V</text:span><text:span text:style-name="T15">gs</text:span><text:span text:style-name="T14">(enh)=0.5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" draw:text-style-name="P2" xml:id="id74" draw:id="id74" draw:layer="layout" svg:width="6.35cm" svg:height="1.224cm" svg:x="19.473cm" svg:y="15.125cm">
          <text:list text:style-name="L1">
            <text:list-header>
              <text:p text:style-name="P1"><text:span text:style-name="T14">V</text:span><text:span text:style-name="T15">gs</text:span><text:span text:style-name="T14">(enh)=0.4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1" draw:style-name="gr1" draw:text-style-name="P2" xml:id="id75" draw:id="id75" draw:layer="layout" svg:width="6.35cm" svg:height="1.224cm" svg:x="19.685cm" svg:y="16.673cm">
          <text:list text:style-name="L1">
            <text:list-header>
              <text:p text:style-name="P1"><text:span text:style-name="T14">V</text:span><text:span text:style-name="T15">gs</text:span><text:span text:style-name="T14">(enh)=0.2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4" draw:style-name="gr1" draw:text-style-name="P2" xml:id="id76" draw:id="id76" draw:layer="layout" svg:width="1.27cm" svg:height="1.224cm" svg:x="6.773cm" svg:y="10.795cm">
          <text:list text:style-name="L1">
            <text:list-header>
              <text:p text:style-name="P1"><text:span text:style-name="T14">I</text:span><text:span text:style-name="T15">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5" draw:style-name="gr1" draw:text-style-name="P2" xml:id="id77" draw:id="id77" draw:layer="layout" svg:width="1.482cm" svg:height="1.224cm" svg:x="21.378cm" svg:y="17.295cm">
          <text:list text:style-name="L1">
            <text:list-header>
              <text:p text:style-name="P1"><text:span text:style-name="T14">V</text:span><text:span text:style-name="T15">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6" draw:style-name="gr1" draw:text-style-name="P2" xml:id="id78" draw:id="id78" draw:layer="layout" svg:width="2.117cm" svg:height="1.224cm" svg:x="19.473cm" svg:y="17.604cm">
          <text:list text:style-name="L1">
            <text:list-header>
              <text:p text:style-name="P1"><text:span text:style-name="T14">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25" draw:style-name="gr45" draw:text-style-name="P8" xml:id="id79" draw:id="id79" draw:layer="layout" svg:width="1.274cm" svg:height="6.829cm" draw:transform="rotate (0.296705972839036) translate (7.831cm 11.558cm)">
          <text:p/>
          <draw:enhanced-geometry svg:viewBox="0 0 712763 3362179" draw:extrusion-allowed="true" draw:glue-points="90550 2459037 443696 483577 0 0 0 0" draw:glue-point-type="90550 2459037 443696 483577 0 0 0 0" draw:mirror-vertical="true" draw:type="non-primitive" draw:enhanced-path="M 140677 3362179 C 426720 2291862 712763 1221545 689317 661182 C 665871 100819 0 0 0 0 L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1*sqrt(1-(/-30253)*(/-30253))"/>
            <draw:equation draw:name="f5" draw:formula=""/>
            <draw:equation draw:name="f6" draw:formula=""/>
            <draw:equation draw:name="f7" draw:formula=""/>
          </draw:enhanced-geometry>
        </draw:custom-shape>
        <draw:connector draw:name="Straight Arrow Connector 126" draw:style-name="gr33" draw:text-style-name="P25" xml:id="id80" draw:id="id80" draw:layer="layout" draw:type="line" svg:x1="9.947cm" svg:y1="12.488cm" svg:x2="8.253cm" svg:y2="12.483cm" svg:d="M9947 12488l-1694-5" svg:viewBox="0 0 1695 6">
          <text:p/>
        </draw:connector>
        <draw:custom-shape draw:name="TextBox 65" draw:style-name="gr1" draw:text-style-name="P2" xml:id="id81" draw:id="id81" draw:layer="layout" svg:width="3.81cm" svg:height="1.108cm" svg:x="7.677cm" svg:y="11.412cm">
          <text:list text:style-name="L1">
            <text:list-header>
              <text:p text:style-name="P1"><text:span text:style-name="T14">Resis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6" draw:style-name="gr1" draw:text-style-name="P2" xml:id="id82" draw:id="id82" draw:layer="layout" svg:width="7.197cm" svg:height="1.224cm" svg:x="10.795cm" svg:y="12.612cm">
          <text:list text:style-name="L1">
            <text:list-header>
              <text:p text:style-name="P1"><text:span text:style-name="T14">Saturation V</text:span><text:span text:style-name="T15">ds</text:span><text:span text:style-name="T14">&gt;V</text:span><text:span text:style-name="T15">gs</text:span><text:span text:style-name="T14">-V</text:span><text:span text:style-name="T15">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29" draw:style-name="gr33" draw:text-style-name="P25" xml:id="id83" draw:id="id83" draw:layer="layout" draw:type="line" svg:x1="10.159cm" svg:y1="12.806cm" svg:x2="14.817cm" svg:y2="12.811cm" svg:d="M10159 12806l4658 5" svg:viewBox="0 0 4659 6">
          <text:p/>
        </draw:connector>
        <draw:custom-shape draw:name="TextBox 56" draw:style-name="gr1" draw:text-style-name="P2" xml:id="id84" draw:id="id84" draw:layer="layout" svg:width="2.752cm" svg:height="1.224cm" svg:x="13.123cm" svg:y="17.449cm">
          <text:list text:style-name="L1">
            <text:list-header>
              <text:p text:style-name="P1"><text:span text:style-name="T14">0.5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5" draw:style-name="gr46" draw:text-style-name="P2" draw:layer="layout" svg:width="8.043cm" svg:height="1.615cm" svg:x="0.635cm" svg:y="0cm">
          <text:list text:style-name="L6">
            <text:list-header>
              <text:p text:style-name="P1"><text:span text:style-name="T49">NMOS Inver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9" draw:style-name="gr1" draw:text-style-name="P2" draw:layer="layout" svg:width="2.752cm" svg:height="1.417cm" svg:x="3.598cm" svg:y="9.512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 smil:additive="base"/>
                  <anim:animate smil:dur="0.5s" smil:fill="hold" smil:targetElement="id4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 smil:additive="base"/>
                  <anim:animate smil:dur="0.5s" smil:fill="hold" smil:targetElement="id4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 smil:additive="base"/>
                  <anim:animate smil:dur="0.5s" smil:fill="hold" smil:targetElement="id4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 smil:additive="base"/>
                  <anim:animate smil:dur="0.5s" smil:fill="hold" smil:targetElement="id4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 smil:additive="base"/>
                  <anim:animate smil:dur="0.5s" smil:fill="hold" smil:targetElement="id4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 smil:additive="base"/>
                  <anim:animate smil:dur="0.5s" smil:fill="hold" smil:targetElement="id4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 smil:additive="base"/>
                  <anim:animate smil:dur="0.5s" smil:fill="hold" smil:targetElement="id4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 smil:additive="base"/>
                  <anim:animate smil:dur="0.5s" smil:fill="hold" smil:targetElement="id4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 smil:additive="base"/>
                  <anim:animate smil:dur="0.5s" smil:fill="hold" smil:targetElement="id5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 smil:additive="base"/>
                  <anim:animate smil:dur="0.5s" smil:fill="hold" smil:targetElement="id5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 smil:additive="base"/>
                  <anim:animate smil:dur="0.5s" smil:fill="hold" smil:targetElement="id5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 smil:additive="base"/>
                  <anim:animate smil:dur="0.5s" smil:fill="hold" smil:targetElement="id5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 smil:additive="base"/>
                  <anim:animate smil:dur="0.5s" smil:fill="hold" smil:targetElement="id5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 smil:additive="base"/>
                  <anim:animate smil:dur="0.5s" smil:fill="hold" smil:targetElement="id5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 smil:additive="base"/>
                  <anim:animate smil:dur="0.5s" smil:fill="hold" smil:targetElement="id5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 smil:additive="base"/>
                  <anim:animate smil:dur="0.5s" smil:fill="hold" smil:targetElement="id5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 smil:additive="base"/>
                  <anim:animate smil:dur="0.5s" smil:fill="hold" smil:targetElement="id5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 smil:additive="base"/>
                  <anim:animate smil:dur="0.5s" smil:fill="hold" smil:targetElement="id5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 smil:additive="base"/>
                  <anim:animate smil:dur="0.5s" smil:fill="hold" smil:targetElement="id6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 smil:additive="base"/>
                  <anim:animate smil:dur="0.5s" smil:fill="hold" smil:targetElement="id6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 smil:additive="base"/>
                  <anim:animate smil:dur="0.5s" smil:fill="hold" smil:targetElement="id6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 smil:additive="base"/>
                  <anim:animate smil:dur="0.5s" smil:fill="hold" smil:targetElement="id6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 smil:additive="base"/>
                  <anim:animate smil:dur="0.5s" smil:fill="hold" smil:targetElement="id6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 smil:additive="base"/>
                  <anim:animate smil:dur="0.5s" smil:fill="hold" smil:targetElement="id6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 smil:additive="base"/>
                  <anim:animate smil:dur="0.5s" smil:fill="hold" smil:targetElement="id6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 smil:additive="base"/>
                  <anim:animate smil:dur="0.5s" smil:fill="hold" smil:targetElement="id6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 smil:additive="base"/>
                  <anim:animate smil:dur="0.5s" smil:fill="hold" smil:targetElement="id6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 smil:additive="base"/>
                  <anim:animate smil:dur="0.5s" smil:fill="hold" smil:targetElement="id6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 smil:additive="base"/>
                  <anim:animate smil:dur="0.5s" smil:fill="hold" smil:targetElement="id7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 smil:additive="base"/>
                  <anim:animate smil:dur="0.5s" smil:fill="hold" smil:targetElement="id7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 smil:additive="base"/>
                  <anim:animate smil:dur="0.5s" smil:fill="hold" smil:targetElement="id7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 smil:additive="base"/>
                  <anim:animate smil:dur="0.5s" smil:fill="hold" smil:targetElement="id7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 smil:additive="base"/>
                  <anim:animate smil:dur="0.5s" smil:fill="hold" smil:targetElement="id7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 smil:additive="base"/>
                  <anim:animate smil:dur="0.5s" smil:fill="hold" smil:targetElement="id7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 smil:additive="base"/>
                  <anim:animate smil:dur="0.5s" smil:fill="hold" smil:targetElement="id7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 smil:additive="base"/>
                  <anim:animate smil:dur="0.5s" smil:fill="hold" smil:targetElement="id7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 smil:additive="base"/>
                  <anim:animate smil:dur="0.5s" smil:fill="hold" smil:targetElement="id7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 smil:additive="base"/>
                  <anim:animate smil:dur="0.5s" smil:fill="hold" smil:targetElement="id7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 smil:additive="base"/>
                  <anim:animate smil:dur="0.5s" smil:fill="hold" smil:targetElement="id8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 smil:additive="base"/>
                  <anim:animate smil:dur="0.5s" smil:fill="hold" smil:targetElement="id8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 smil:additive="base"/>
                  <anim:animate smil:dur="0.5s" smil:fill="hold" smil:targetElement="id8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 smil:additive="base"/>
                  <anim:animate smil:dur="0.5s" smil:fill="hold" smil:targetElement="id8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 smil:additive="base"/>
                  <anim:animate smil:dur="0.5s" smil:fill="hold" smil:targetElement="id8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 smil:additive="base"/>
                  <anim:animate smil:dur="0.5s" smil:fill="hold" smil:targetElement="id85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page-thumbnail draw:style-name="gr47" draw:layer="layout" svg:width="10.173cm" svg:height="7.629cm" svg:x="8.254cm" svg:y="1.52cm" draw:page-number="13" presentation:class="page"/>
          <draw:frame presentation:style-name="pr33" draw:text-style-name="P33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14" draw:style-name="dp3" draw:master-page-name="Title7" presentation:use-date-time-name="dtd1">
        <draw:g draw:name="Group 14">
          <draw:line draw:name="Straight Connector 77" draw:style-name="gr34" draw:text-style-name="P25" draw:layer="layout" svg:x1="2.324cm" svg:y1="7.831cm" svg:x2="2.32cm" svg:y2="9.101cm">
            <text:p/>
          </draw:line>
          <draw:line draw:name="Straight Connector 78" draw:style-name="gr34" draw:text-style-name="P25" draw:layer="layout" svg:x1="2.743cm" svg:y1="7.827cm" svg:x2="2.739cm" svg:y2="9.097cm">
            <text:p/>
          </draw:line>
          <draw:line draw:name="Straight Connector 79" draw:style-name="gr34" draw:text-style-name="P25" draw:layer="layout" svg:x1="2.743cm" svg:y1="7.827cm" svg:x2="3.378cm" svg:y2="7.831cm">
            <text:p/>
          </draw:line>
          <draw:line draw:name="Straight Connector 80" draw:style-name="gr34" draw:text-style-name="P25" draw:layer="layout" svg:x1="3.382cm" svg:y1="9.097cm" svg:x2="3.378cm" svg:y2="10.367cm">
            <text:p/>
          </draw:line>
          <draw:line draw:name="Straight Connector 81" draw:style-name="gr34" draw:text-style-name="P25" draw:layer="layout" svg:x1="2.743cm" svg:y1="9.093cm" svg:x2="3.378cm" svg:y2="9.097cm">
            <text:p/>
          </draw:line>
          <draw:line draw:name="Straight Connector 82" draw:style-name="gr34" draw:text-style-name="P25" draw:layer="layout" svg:x1="3.382cm" svg:y1="6.557cm" svg:x2="3.378cm" svg:y2="7.827cm">
            <text:p/>
          </draw:line>
          <draw:line draw:name="Straight Connector 83" draw:style-name="gr34" draw:text-style-name="P25" draw:layer="layout" svg:x1="1.05cm" svg:y1="8.462cm" svg:x2="2.32cm" svg:y2="8.466cm">
            <text:p/>
          </draw:line>
        </draw:g>
        <draw:line draw:name="Straight Connector 88" draw:style-name="gr34" draw:text-style-name="P25" draw:layer="layout" svg:x1="2.328cm" svg:y1="4.022cm" svg:x2="2.324cm" svg:y2="5.292cm">
          <text:p/>
        </draw:line>
        <draw:line draw:name="Straight Connector 90" draw:style-name="gr34" draw:text-style-name="P25" draw:layer="layout" svg:x1="2.747cm" svg:y1="4.017cm" svg:x2="3.382cm" svg:y2="4.022cm">
          <text:p/>
        </draw:line>
        <draw:line draw:name="Straight Connector 91" draw:style-name="gr34" draw:text-style-name="P25" draw:layer="layout" svg:x1="3.386cm" svg:y1="5.287cm" svg:x2="3.381cm" svg:y2="6.557cm">
          <text:p/>
        </draw:line>
        <draw:line draw:name="Straight Connector 92" draw:style-name="gr34" draw:text-style-name="P25" draw:layer="layout" svg:x1="2.747cm" svg:y1="5.283cm" svg:x2="3.382cm" svg:y2="5.287cm">
          <text:p/>
        </draw:line>
        <draw:line draw:name="Straight Connector 93" draw:style-name="gr34" draw:text-style-name="P25" draw:layer="layout" svg:x1="3.386cm" svg:y1="2.747cm" svg:x2="3.381cm" svg:y2="4.017cm">
          <text:p/>
        </draw:line>
        <draw:line draw:name="Straight Connector 94" draw:style-name="gr34" draw:text-style-name="P25" draw:layer="layout" svg:x1="1.905cm" svg:y1="4.652cm" svg:x2="2.324cm" svg:y2="4.657cm">
          <text:p/>
        </draw:line>
        <draw:line draw:name="Straight Connector 86" draw:style-name="gr34" draw:text-style-name="P25" draw:layer="layout" svg:x1="1.905cm" svg:y1="4.657cm" svg:x2="1.901cm" svg:y2="6.134cm">
          <text:p/>
        </draw:line>
        <draw:line draw:name="Straight Connector 87" draw:style-name="gr34" draw:text-style-name="P25" draw:layer="layout" svg:x1="1.901cm" svg:y1="6.134cm" svg:x2="4.868cm" svg:y2="6.138cm">
          <text:p/>
        </draw:line>
        <draw:line draw:name="Straight Connector 96" draw:style-name="gr34" draw:text-style-name="P25" draw:layer="layout" svg:x1="2.963cm" svg:y1="10.367cm" svg:x2="3.81cm" svg:y2="10.372cm">
          <text:p/>
        </draw:line>
        <draw:line draw:name="Straight Connector 97" draw:style-name="gr34" draw:text-style-name="P25" draw:layer="layout" svg:x1="3.175cm" svg:y1="10.579cm" svg:x2="3.598cm" svg:y2="10.583cm">
          <text:p/>
        </draw:line>
        <draw:line draw:name="Straight Connector 103" draw:style-name="gr34" draw:text-style-name="P25" draw:layer="layout" svg:x1="2.963cm" svg:y1="2.747cm" svg:x2="3.81cm" svg:y2="2.752cm">
          <text:p/>
        </draw:line>
        <draw:custom-shape draw:name="TextBox 104" draw:style-name="gr1" draw:text-style-name="P2" draw:layer="layout" svg:width="2.752cm" svg:height="1.417cm" svg:x="2.54cm" svg:y="1.477cm">
          <text:list text:style-name="L1">
            <text:list-header>
              <text:p text:style-name="P1"><text:span text:style-name="T7">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5" draw:style-name="gr48" draw:text-style-name="P32" draw:layer="layout" svg:width="0.128cm" svg:height="0.128cm" svg:x="3.307cm" svg:y="6.059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08" draw:style-name="gr1" draw:text-style-name="P2" draw:layer="layout" svg:width="2.752cm" svg:height="1.417cm" svg:x="0cm" svg:y="8.467cm">
          <text:list text:style-name="L1">
            <text:list-header>
              <text:p text:style-name="P1"><text:span text:style-name="T7">V</text:span><text:span text:style-name="T2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9" draw:style-name="gr1" draw:text-style-name="P2" draw:layer="layout" svg:width="2.751cm" svg:height="1.417cm" svg:x="3.387cm" svg:y="5.922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3" draw:style-name="gr49" draw:text-style-name="P32" draw:layer="layout" svg:width="0.211cm" svg:height="1.27cm" svg:x="2.752cm" svg:y="4.017cm">
          <text:list text:style-name="L1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50" draw:style-name="gr1" draw:text-style-name="P2" draw:layer="layout" svg:width="12.488cm" svg:height="1.277cm" svg:x="5.08cm" svg:y="0cm">
          <text:list text:style-name="L1">
            <text:list-header>
              <text:p text:style-name="P1"><text:span text:style-name="T7">NMOS Inver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3" draw:style-name="gr1" draw:text-style-name="P31" draw:layer="layout" svg:width="24.977cm" svg:height="5.172cm" svg:x="0.423cm" svg:y="13.123cm">
          <text:list text:style-name="L1">
            <text:list-header>
              <text:p text:style-name="P30"><text:span text:style-name="T33">I</text:span><text:span text:style-name="T34">ds</text:span><text:span text:style-name="T33"> for both transistors must be equal</text:span></text:p>
              <text:p text:style-name="P30"><text:span text:style-name="T33"/></text:p>
              <text:p text:style-name="P30"><text:span text:style-name="T33">Depletion transistor must be always on (only V</text:span><text:span text:style-name="T34">gs</text:span><text:span text:style-name="T33">=0 curve is relevant)</text:span></text:p>
              <text:p text:style-name="P30"><text:span text:style-name="T33"/></text:p>
              <text:p text:style-name="P30"><text:span text:style-name="T33">The points of intersection of the curves give points on transfer characteristics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custom-shape draw:name="Freeform 28" draw:style-name="gr50" draw:text-style-name="P8" draw:layer="layout" svg:width="10.032cm" svg:height="1.684cm" svg:x="9.23cm" svg:y="3.387cm">
            <text:p/>
            <draw:enhanced-geometry svg:viewBox="0 0 3616656 464024" draw:extrusion-allowed="true" draw:glue-points="0 606425 722312 249703 3611562 0 3611562 0" draw:glue-point-type="0 606425 722312 249703 3611562 0 3611562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29" draw:style-name="gr51" draw:text-style-name="P8" draw:layer="layout" svg:width="2.033cm" svg:height="6.368cm" svg:x="7.197cm" svg:y="5.062cm">
            <text:p/>
            <draw:enhanced-geometry svg:viewBox="0 0 1460311 2292824" draw:extrusion-allowed="true" draw:glue-points="0 2292350 731838 0 731838 0" draw:glue-point-type="0 2292350 731838 0 731838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line draw:name="Straight Connector 30" draw:style-name="gr24" draw:text-style-name="P25" draw:layer="layout" svg:x1="7.196cm" svg:y1="2.117cm" svg:x2="7.191cm" svg:y2="11.43cm">
          <text:p/>
        </draw:line>
        <draw:line draw:name="Straight Connector 31" draw:style-name="gr25" draw:text-style-name="P25" draw:layer="layout" svg:x1="7.197cm" svg:y1="11.426cm" svg:x2="20.743cm" svg:y2="11.43cm">
          <text:p/>
        </draw:line>
        <draw:custom-shape draw:name="Freeform 32" draw:style-name="gr52" draw:text-style-name="P8" draw:layer="layout" svg:width="10.46cm" svg:height="0.534cm" svg:x="8.802cm" svg:y="8.89cm">
          <text:p/>
          <draw:enhanced-geometry svg:viewBox="0 0 3616656 464024" draw:extrusion-allowed="true" draw:glue-points="0 192088 753110 79095 3765550 0 3765550 0" draw:glue-point-type="0 192088 753110 79095 3765550 0 3765550 0" draw:type="non-primitive" draw:enhanced-path="M 0 464024 C 60277 366214 120555 268405 723331 191068 C 1326107 113731 3616656 0 3616656 0 L 3616656 0 N">
            <draw:equation draw:name="f0" draw:formula="5272-7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34" draw:style-name="gr53" draw:text-style-name="P8" draw:layer="layout" svg:width="1.605cm" svg:height="2.011cm" svg:x="7.197cm" svg:y="9.419cm">
          <text:p/>
          <draw:enhanced-geometry svg:viewBox="0 0 1460311 2292824" draw:extrusion-allowed="true" draw:glue-points="0 723900 577850 0 577850 0" draw:glue-point-type="0 723900 577850 0 577850 0" draw:type="non-primitive" draw:enhanced-path="M 0 2292824 L 1460311 0 L 1460311 0 N">
            <draw:equation draw:name="f0" draw:formula="-936-34"/>
            <draw:equation draw:name="f1" draw:formula=""/>
            <draw:equation draw:name="f2" draw:formula=""/>
          </draw:enhanced-geometry>
        </draw:custom-shape>
        <draw:g draw:name="Group 35">
          <draw:custom-shape draw:name="Freeform 36" draw:style-name="gr54" draw:text-style-name="P8" draw:layer="layout" svg:width="10.249cm" svg:height="1.107cm" svg:x="9.013cm" svg:y="6.138cm">
            <text:p/>
            <draw:enhanced-geometry svg:viewBox="0 0 3616656 464024" draw:extrusion-allowed="true" draw:glue-points="0 398463 737870 164072 3689350 0 3689350 0" draw:glue-point-type="0 398463 737870 164072 3689350 0 3689350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37" draw:style-name="gr55" draw:text-style-name="P8" draw:layer="layout" svg:width="1.816cm" svg:height="4.19cm" svg:x="7.197cm" svg:y="7.24cm">
            <text:p/>
            <draw:enhanced-geometry svg:viewBox="0 0 1460311 2292824" draw:extrusion-allowed="true" draw:glue-points="0 1508125 654050 0 654050 0" draw:glue-point-type="0 1508125 654050 0 654050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g draw:name="Group 38">
          <draw:custom-shape draw:name="Freeform 39" draw:style-name="gr43" draw:text-style-name="P8" draw:layer="layout" svg:width="10.606cm" svg:height="0.176cm" svg:x="8.656cm" svg:y="10.583cm">
            <text:p/>
            <draw:enhanced-geometry svg:viewBox="0 0 3616656 464024" draw:extrusion-allowed="true" draw:glue-points="0 47625 763587 19610 3817937 0 3817937 0" draw:glue-point-type="0 47625 763587 19610 3817937 0 3817937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40" draw:style-name="gr56" draw:text-style-name="P8" draw:layer="layout" svg:width="1.459cm" svg:height="0.671cm" svg:x="7.197cm" svg:y="10.759cm">
            <text:p/>
            <draw:enhanced-geometry svg:viewBox="0 0 1460311 2292824" draw:extrusion-allowed="true" draw:glue-points="0 180975 525463 0 525463 0" draw:glue-point-type="0 180975 525463 0 525463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g draw:name="Group 41">
          <draw:custom-shape draw:name="Freeform 42" draw:style-name="gr57" draw:text-style-name="P8" draw:layer="layout" svg:width="10.249cm" svg:height="1.107cm" svg:x="7.195cm" svg:y="6.138cm">
            <text:p/>
            <draw:enhanced-geometry svg:viewBox="0 0 3616656 464024" draw:extrusion-allowed="true" draw:glue-points="0 398463 737870 164072 3689350 0 3689350 0" draw:glue-point-type="0 398463 737870 164072 3689350 0 3689350 0" draw:mirror-horizontal="true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43" draw:style-name="gr58" draw:text-style-name="P8" draw:layer="layout" svg:width="1.816cm" svg:height="4.19cm" svg:x="17.445cm" svg:y="7.24cm">
            <text:p/>
            <draw:enhanced-geometry svg:viewBox="0 0 1460311 2292824" draw:extrusion-allowed="true" draw:glue-points="0 1508125 654050 0 654050 0" draw:glue-point-type="0 1508125 654050 0 654050 0" draw:mirror-horizontal="true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custom-shape draw:name="Oval 44" draw:style-name="gr59" draw:text-style-name="P32" draw:layer="layout" svg:width="0.211cm" svg:height="0.211cm" svg:x="18.799cm" svg:y="10.447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60" draw:text-style-name="P32" draw:layer="layout" svg:width="0.211cm" svg:height="0.212cm" svg:x="18.089cm" svg:y="8.815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6" draw:style-name="gr61" draw:text-style-name="P32" draw:layer="layout" svg:width="0.211cm" svg:height="0.212cm" svg:x="12.912cm" svg:y="6.35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" draw:style-name="gr62" draw:text-style-name="P32" draw:layer="layout" svg:width="0.212cm" svg:height="0.211cm" svg:x="8.793cm" svg:y="6.099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8" draw:style-name="gr1" draw:text-style-name="P2" draw:layer="layout" svg:width="6.35cm" svg:height="1.224cm" svg:x="18.627cm" svg:y="2.328cm">
          <text:list text:style-name="L1">
            <text:list-header>
              <text:p text:style-name="P1"><text:span text:style-name="T14">V</text:span><text:span text:style-name="T15">gs</text:span><text:span text:style-name="T14">(enh)=0.8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" draw:text-style-name="P2" draw:layer="layout" svg:width="6.35cm" svg:height="1.224cm" svg:x="18.838cm" svg:y="5.292cm">
          <text:list text:style-name="L1">
            <text:list-header>
              <text:p text:style-name="P1"><text:span text:style-name="T14">V</text:span><text:span text:style-name="T15">gs</text:span><text:span text:style-name="T14">(enh)=0.5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" draw:text-style-name="P2" draw:layer="layout" svg:width="6.35cm" svg:height="1.224cm" svg:x="18.838cm" svg:y="7.832cm">
          <text:list text:style-name="L1">
            <text:list-header>
              <text:p text:style-name="P1"><text:span text:style-name="T14">V</text:span><text:span text:style-name="T15">gs</text:span><text:span text:style-name="T14">(enh)=0.4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1" draw:style-name="gr1" draw:text-style-name="P2" draw:layer="layout" svg:width="6.35cm" svg:height="1.224cm" svg:x="19.05cm" svg:y="9.948cm">
          <text:list text:style-name="L1">
            <text:list-header>
              <text:p text:style-name="P1"><text:span text:style-name="T14">V</text:span><text:span text:style-name="T15">gs</text:span><text:span text:style-name="T14">(enh)=0.2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2" draw:style-name="gr1" draw:text-style-name="P2" xml:id="id1" draw:id="id1" draw:layer="layout" svg:width="4.445cm" svg:height="1.224cm" svg:x="21.59cm" svg:y="6.297cm">
          <text:list text:style-name="L1">
            <text:list-header>
              <text:p text:style-name="P1"><text:span text:style-name="T14">V</text:span><text:span text:style-name="T15">gs</text:span><text:span text:style-name="T14">(dep)=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3" draw:style-name="gr63" draw:text-style-name="P25" draw:layer="layout" draw:type="line" svg:x1="21.59cm" svg:y1="6.909cm" svg:x2="17.779cm" svg:y2="7.83cm" draw:start-shape="id1" draw:start-glue-point="3" svg:d="M21590 6909l-3811 921" svg:viewBox="0 0 3812 922">
          <text:p/>
        </draw:connector>
        <draw:custom-shape draw:name="TextBox 54" draw:style-name="gr1" draw:text-style-name="P2" draw:layer="layout" svg:width="1.27cm" svg:height="1.224cm" svg:x="6.138cm" svg:y="1.905cm">
          <text:list text:style-name="L1">
            <text:list-header>
              <text:p text:style-name="P1"><text:span text:style-name="T14">I</text:span><text:span text:style-name="T15">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5" draw:style-name="gr1" draw:text-style-name="P2" draw:layer="layout" svg:width="3.387cm" svg:height="1.224cm" svg:x="20.743cm" svg:y="10.795cm">
          <text:list text:style-name="L1">
            <text:list-header>
              <text:p text:style-name="P1"><text:span text:style-name="T14">V</text:span><text:span text:style-name="T15">ds</text:span><text:span text:style-name="T14">(en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6" draw:style-name="gr1" draw:text-style-name="P2" draw:layer="layout" svg:width="2.117cm" svg:height="1.224cm" svg:x="18.838cm" svg:y="11.218cm">
          <text:list text:style-name="L1">
            <text:list-header>
              <text:p text:style-name="P1"><text:span text:style-name="T14">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7" draw:style-name="gr1" draw:text-style-name="P2" draw:layer="layout" svg:width="2.963cm" svg:height="1.224cm" svg:x="12.277cm" svg:y="11.218cm">
          <text:list text:style-name="L1">
            <text:list-header>
              <text:p text:style-name="P1"><text:span text:style-name="T14">0.5 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8" draw:style-name="gr64" draw:text-style-name="P2" draw:layer="layout" svg:width="3.387cm" svg:height="1.224cm" svg:x="8.255cm" svg:y="11.377cm">
          <text:list text:style-name="L6">
            <text:list-header>
              <text:p text:style-name="P1"><text:span text:style-name="T20">V</text:span><text:span text:style-name="T50">ds</text:span><text:span text:style-name="T20">(dep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63" draw:style-name="gr63" draw:text-style-name="P25" draw:layer="layout" draw:type="line" svg:x1="8.467cm" svg:y1="11.857cm" svg:x2="7.196cm" svg:y2="11.851cm" svg:d="M8467 11857l-1271-6" svg:viewBox="0 0 1272 7">
          <text:p/>
        </draw:connector>
        <presentation:notes draw:style-name="dp4">
          <draw:page-thumbnail draw:style-name="gr47" draw:layer="layout" svg:width="10.173cm" svg:height="7.629cm" svg:x="8.254cm" svg:y="1.52cm" draw:page-number="14" presentation:class="page"/>
          <draw:frame presentation:style-name="pr33" draw:text-style-name="P33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15" draw:style-name="dp3" draw:master-page-name="Title7" presentation:use-date-time-name="dtd1">
        <draw:line draw:name="Straight Connector 28" draw:style-name="gr24" draw:text-style-name="P25" draw:layer="layout" svg:x1="11.641cm" svg:y1="2.963cm" svg:x2="11.636cm" svg:y2="12.493cm">
          <text:p/>
        </draw:line>
        <draw:line draw:name="Straight Connector 29" draw:style-name="gr25" draw:text-style-name="P25" draw:layer="layout" svg:x1="11.642cm" svg:y1="12.488cm" svg:x2="25.4cm" svg:y2="12.493cm">
          <text:p/>
        </draw:line>
        <draw:custom-shape draw:name="TextBox 40" draw:style-name="gr1" draw:text-style-name="P2" draw:layer="layout" svg:width="2.54cm" svg:height="1.224cm" svg:x="21.167cm" svg:y="3.598cm">
          <text:list text:style-name="L1">
            <text:list-header>
              <text:p text:style-name="P1"><text:span text:style-name="T14">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1" draw:style-name="gr1" draw:text-style-name="P2" draw:layer="layout" svg:width="1.905cm" svg:height="1.417cm" svg:x="10.16cm" svg:y="0.847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2" draw:style-name="gr1" draw:text-style-name="P2" draw:layer="layout" svg:width="1.905cm" svg:height="1.417cm" svg:x="23.707cm" svg:y="12.488cm">
          <text:list text:style-name="L1">
            <text:list-header>
              <text:p text:style-name="P1"><text:span text:style-name="T7">V</text:span><text:span text:style-name="T2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" draw:text-style-name="P2" draw:layer="layout" svg:width="1.905cm" svg:height="1.417cm" svg:x="13.335cm" svg:y="12.488cm">
          <text:list text:style-name="L1">
            <text:list-header>
              <text:p text:style-name="P1"><text:span text:style-name="T7">V</text:span><text:span text:style-name="T24">tpd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7">
          <draw:custom-shape draw:name="Freeform 31" draw:style-name="gr65" draw:text-style-name="P8" draw:layer="layout" svg:width="2.751cm" svg:height="0.648cm" svg:x="12.7cm" svg:y="4.881cm">
            <text:p/>
            <draw:enhanced-geometry svg:viewBox="0 0 1277257 174171" draw:extrusion-allowed="true" draw:glue-points="0 0 776721 152584 990600 305166 990600 305166 990600 305166" draw:glue-point-type="0 0 776721 152584 990600 305166 990600 305166 990600 305166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custom-shape draw:name="Freeform 32" draw:style-name="gr66" draw:text-style-name="P8" draw:layer="layout" svg:width="3.386cm" svg:height="0.643cm" svg:x="19.685cm" svg:y="11.031cm">
            <text:p/>
            <draw:enhanced-geometry svg:viewBox="0 0 1277257 174171" draw:extrusion-allowed="true" draw:glue-points="0 0 955964 151546 1219200 303090 1219200 303090 1219200 303090" draw:glue-point-type="0 0 955964 151546 1219200 303090 1219200 303090 1219200 303090" draw:mirror-horizontal="true" draw:mirror-vertical="true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line draw:name="Straight Connector 35" draw:style-name="gr34" draw:text-style-name="P25" draw:layer="layout" svg:x1="15.452cm" svg:y1="5.529cm" svg:x2="19.685cm" svg:y2="11.032cm">
            <text:p/>
          </draw:line>
          <draw:line draw:name="Straight Connector 36" draw:style-name="gr34" draw:text-style-name="P25" draw:layer="layout" svg:x1="23.07cm" svg:y1="11.677cm" svg:x2="24.551cm" svg:y2="11.677cm">
            <text:p/>
          </draw:line>
          <draw:line draw:name="Straight Connector 37" draw:style-name="gr67" draw:text-style-name="P25" draw:layer="layout" svg:x1="11.642cm" svg:y1="4.881cm" svg:x2="23.495cm" svg:y2="4.885cm">
            <text:p/>
          </draw:line>
          <draw:line draw:name="Straight Connector 38" draw:style-name="gr34" draw:text-style-name="P25" draw:layer="layout" svg:x1="11.642cm" svg:y1="4.881cm" svg:x2="12.7cm" svg:y2="4.885cm">
            <text:p/>
          </draw:line>
          <draw:line draw:name="Straight Connector 39" draw:style-name="gr67" draw:text-style-name="P25" draw:layer="layout" svg:x1="13.127cm" svg:y1="4.233cm" svg:x2="13.123cm" svg:y2="12.488cm">
            <text:p/>
          </draw:line>
          <draw:connector draw:name="Straight Arrow Connector 51" draw:style-name="gr68" draw:text-style-name="P25" draw:layer="layout" draw:type="line" svg:x1="13.123cm" svg:y1="7.633cm" svg:x2="15.24cm" svg:y2="7.638cm" svg:d="M13123 7633l2117 5" svg:viewBox="0 0 2118 6">
            <text:p/>
          </draw:connector>
        </draw:g>
        <draw:connector draw:name="Straight Arrow Connector 56" draw:style-name="gr69" draw:text-style-name="P25" draw:layer="layout" draw:type="line" svg:x1="11.641cm" svg:y1="4.232cm" svg:x2="13.123cm" svg:y2="4.238cm" svg:d="M11641 4232l1482 6" svg:viewBox="0 0 1483 7">
          <text:p/>
        </draw:connector>
        <draw:custom-shape draw:name="TextBox 62" draw:style-name="gr1" draw:text-style-name="P2" draw:layer="layout" svg:width="4.868cm" svg:height="1.108cm" svg:x="12.065cm" svg:y="2.963cm">
          <text:list text:style-name="L1">
            <text:list-header>
              <text:p text:style-name="P1"><text:span text:style-name="T14">No 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" draw:text-style-name="P2" draw:layer="layout" svg:width="16.298cm" svg:height="1.277cm" svg:x="6.562cm" svg:y="0cm">
          <text:list text:style-name="L1">
            <text:list-header>
              <text:p text:style-name="P1"><text:span text:style-name="T7">NMOS Inverter :Transfer Characte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5" draw:style-name="gr1" draw:text-style-name="P2" draw:layer="layout" svg:width="21.378cm" svg:height="1.417cm" svg:x="1.905cm" svg:y="14.393cm">
          <text:list text:style-name="L1">
            <text:list-header>
              <text:p text:style-name="P1"><text:span text:style-name="T7">The point at which V</text:span><text:span text:style-name="T24">in </text:span><text:span text:style-name="T7">= V</text:span><text:span text:style-name="T24">out</text:span><text:span text:style-name="T7"> is denoted as V</text:span><text:span text:style-name="T24">in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1" draw:style-name="gr70" draw:text-style-name="P25" draw:layer="layout" svg:x1="20.532cm" svg:y1="3.598cm" svg:x2="11.642cm" svg:y2="12.488cm">
          <text:p/>
        </draw:line>
        <draw:custom-shape draw:name="TextBox 74" draw:style-name="gr1" draw:text-style-name="P2" draw:layer="layout" svg:width="2.328cm" svg:height="1.417cm" svg:x="21.59cm" svg:y="12.488cm">
          <text:list text:style-name="L1">
            <text:list-header>
              <text:p text:style-name="P1"><text:span text:style-name="T7">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5" draw:style-name="gr1" draw:text-style-name="P2" draw:layer="layout" svg:width="3.81cm" svg:height="1.224cm" svg:x="16.933cm" svg:y="6.985cm">
          <text:list text:style-name="L1">
            <text:list-header>
              <text:p text:style-name="P1"><text:span text:style-name="T14">V</text:span><text:span text:style-name="T15">in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2" draw:style-name="gr1" draw:text-style-name="P2" draw:layer="layout" svg:width="3.81cm" svg:height="1.224cm" svg:x="18.415cm" svg:y="5.292cm">
          <text:list text:style-name="L1">
            <text:list-header>
              <text:p text:style-name="P1"><text:span text:style-name="T14">V</text:span><text:span text:style-name="T15">in</text:span><text:span text:style-name="T14">= V</text:span><text:span text:style-name="T15">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Freeform 71" draw:style-name="gr71" draw:text-style-name="P8" draw:layer="layout" svg:width="6.932cm" svg:height="2.015cm" svg:x="2.253cm" svg:y="2.752cm">
            <text:p/>
            <draw:enhanced-geometry svg:viewBox="0 0 3616656 464024" draw:extrusion-allowed="true" draw:glue-points="0 607014 722521 249946 3612606 0 3612606 0" draw:glue-point-type="0 607014 722521 249946 3612606 0 3612606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7" draw:style-name="gr72" draw:text-style-name="P8" draw:layer="layout" svg:width="1.402cm" svg:height="7.611cm" svg:x="0.851cm" svg:y="4.754cm">
            <text:p/>
            <draw:enhanced-geometry svg:viewBox="0 0 1460311 2292824" draw:extrusion-allowed="true" draw:glue-points="0 2292571 730794 0 730794 0" draw:glue-point-type="0 2292571 730794 0 730794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line draw:name="Straight Connector 49" draw:style-name="gr24" draw:text-style-name="P25" draw:layer="layout" svg:x1="0.851cm" svg:y1="0.423cm" svg:x2="0.847cm" svg:y2="12.365cm">
          <text:p/>
        </draw:line>
        <draw:line draw:name="Straight Connector 50" draw:style-name="gr25" draw:text-style-name="P25" draw:layer="layout" svg:x1="0.851cm" svg:y1="12.356cm" svg:x2="10.209cm" svg:y2="12.365cm">
          <text:p/>
        </draw:line>
        <draw:custom-shape draw:name="Freeform 52" draw:style-name="gr73" draw:text-style-name="P8" draw:layer="layout" svg:width="7.227cm" svg:height="0.684cm" svg:x="1.958cm" svg:y="9.106cm">
          <text:p/>
          <draw:enhanced-geometry svg:viewBox="0 0 3616656 464024" draw:extrusion-allowed="true" draw:glue-points="0 246062 520382 101319 2601913 0 2601913 0" draw:glue-point-type="0 246062 520382 101319 2601913 0 2601913 0" draw:type="non-primitive" draw:enhanced-path="M 0 464024 C 60277 366214 120555 268405 723331 191068 C 1326107 113731 3616656 0 3616656 0 L 3616656 0 N">
            <draw:equation draw:name="f0" draw:formula="5272-7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53" draw:style-name="gr74" draw:text-style-name="P8" draw:layer="layout" svg:width="1.107cm" svg:height="2.58cm" svg:x="0.851cm" svg:y="9.785cm">
          <text:p/>
          <draw:enhanced-geometry svg:viewBox="0 0 1460311 2292824" draw:extrusion-allowed="true" draw:glue-points="0 928687 398462 0 398462 0" draw:glue-point-type="0 928687 398462 0 398462 0" draw:type="non-primitive" draw:enhanced-path="M 0 2292824 L 1460311 0 L 1460311 0 N">
            <draw:equation draw:name="f0" draw:formula="-936-34"/>
            <draw:equation draw:name="f1" draw:formula=""/>
            <draw:equation draw:name="f2" draw:formula=""/>
          </draw:enhanced-geometry>
        </draw:custom-shape>
        <draw:g draw:name="Group 12">
          <draw:custom-shape draw:name="Freeform 13" draw:style-name="gr75" draw:text-style-name="P8" draw:layer="layout" svg:width="7.078cm" svg:height="1.42cm" svg:x="2.107cm" svg:y="5.578cm">
            <text:p/>
            <draw:enhanced-geometry svg:viewBox="0 0 3616656 464024" draw:extrusion-allowed="true" draw:glue-points="0 398577 737689 164119 3688444 0 3688444 0" draw:glue-point-type="0 398577 737689 164119 3688444 0 3688444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70" draw:style-name="gr76" draw:text-style-name="P8" draw:layer="layout" svg:width="1.256cm" svg:height="5.376cm" svg:x="0.851cm" svg:y="6.989cm">
            <text:p/>
            <draw:enhanced-geometry svg:viewBox="0 0 1460311 2292824" draw:extrusion-allowed="true" draw:glue-points="0 1508899 654956 0 654956 0" draw:glue-point-type="0 1508899 654956 0 654956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g draw:name="Group 15">
          <draw:custom-shape draw:name="Freeform 67" draw:style-name="gr77" draw:text-style-name="P8" draw:layer="layout" svg:width="7.325cm" svg:height="0.229cm" svg:x="1.86cm" svg:y="11.276cm">
            <text:p/>
            <draw:enhanced-geometry svg:viewBox="0 0 3616656 464024" draw:extrusion-allowed="true" draw:glue-points="0 48126 763427 19817 3817137 0 3817137 0" draw:glue-point-type="0 48126 763427 19817 3817137 0 3817137 0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68" draw:style-name="gr78" draw:text-style-name="P8" draw:layer="layout" svg:width="1.009cm" svg:height="0.864cm" svg:x="0.851cm" svg:y="11.501cm">
            <text:p/>
            <draw:enhanced-geometry svg:viewBox="0 0 1460311 2292824" draw:extrusion-allowed="true" draw:glue-points="0 181399 526263 0 526263 0" draw:glue-point-type="0 181399 526263 0 526263 0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g draw:name="Group 18">
          <draw:custom-shape draw:name="Freeform 65" draw:style-name="gr79" draw:text-style-name="P8" draw:layer="layout" svg:width="7.078cm" svg:height="1.42cm" svg:x="0.851cm" svg:y="5.578cm">
            <text:p/>
            <draw:enhanced-geometry svg:viewBox="0 0 3616656 464024" draw:extrusion-allowed="true" draw:glue-points="0 398577 737688 164119 3688442 0 3688442 0" draw:glue-point-type="0 398577 737688 164119 3688442 0 3688442 0" draw:mirror-horizontal="true" draw:type="non-primitive" draw:enhanced-path="M 0 464024 C 60277 366214 120555 268405 723331 191068 C 1326107 113731 3616656 0 3616656 0 L 3616656 0 N">
              <draw:equation draw:name="f0" draw:formula="5272-7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</draw:enhanced-geometry>
          </draw:custom-shape>
          <draw:custom-shape draw:name="Freeform 66" draw:style-name="gr80" draw:text-style-name="P8" draw:layer="layout" svg:width="1.256cm" svg:height="5.376cm" svg:x="7.929cm" svg:y="6.989cm">
            <text:p/>
            <draw:enhanced-geometry svg:viewBox="0 0 1460311 2292824" draw:extrusion-allowed="true" draw:glue-points="0 1508899 654958 0 654958 0" draw:glue-point-type="0 1508899 654958 0 654958 0" draw:mirror-horizontal="true" draw:type="non-primitive" draw:enhanced-path="M 0 2292824 L 1460311 0 L 1460311 0 N">
              <draw:equation draw:name="f0" draw:formula="-936-34"/>
              <draw:equation draw:name="f1" draw:formula=""/>
              <draw:equation draw:name="f2" draw:formula=""/>
            </draw:enhanced-geometry>
          </draw:custom-shape>
        </draw:g>
        <draw:custom-shape draw:name="Oval 58" draw:style-name="gr81" draw:text-style-name="P32" draw:layer="layout" svg:width="0.145cm" svg:height="0.273cm" svg:x="8.868cm" svg:y="11.104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9" draw:style-name="gr82" draw:text-style-name="P32" draw:layer="layout" svg:width="0.146cm" svg:height="0.273cm" svg:x="8.378cm" svg:y="9.009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83" draw:text-style-name="P32" draw:layer="layout" svg:width="0.145cm" svg:height="0.269cm" svg:x="4.798cm" svg:y="5.852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2" draw:style-name="gr84" draw:text-style-name="P32" draw:layer="layout" svg:width="0.145cm" svg:height="0.273cm" svg:x="1.954cm" svg:y="5.53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63" draw:style-name="gr63" draw:text-style-name="P25" draw:layer="layout" draw:type="line" svg:x1="8.678cm" svg:y1="6.772cm" svg:x2="8.161cm" svg:y2="7.646cm" svg:d="M8678 6772l-517 874" svg:viewBox="0 0 518 875">
          <text:p/>
        </draw:connector>
        <draw:connector draw:name="Straight Arrow Connector 64" draw:style-name="gr63" draw:text-style-name="P25" draw:layer="layout" draw:type="line" svg:x1="1.729cm" svg:y1="12.911cm" svg:x2="0.85cm" svg:y2="12.905cm" svg:d="M1729 12911l-879-6" svg:viewBox="0 0 880 7">
          <text:p/>
        </draw:connector>
        <draw:custom-shape draw:name="TextBox 55" draw:style-name="gr1" draw:text-style-name="P2" draw:layer="layout" svg:width="3.387cm" svg:height="1.224cm" svg:x="8.678cm" svg:y="12.065cm">
          <text:list text:style-name="L1">
            <text:list-header>
              <text:p text:style-name="P1"><text:span text:style-name="T14">V</text:span><text:span text:style-name="T15">ds</text:span><text:span text:style-name="T14">(en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8" draw:style-name="gr85" draw:text-style-name="P2" draw:layer="layout" svg:width="3.387cm" svg:height="1.224cm" svg:x="1.693cm" svg:y="12.488cm">
          <text:list text:style-name="L6">
            <text:list-header>
              <text:p text:style-name="P1"><text:span text:style-name="T20">V</text:span><text:span text:style-name="T50">ds</text:span><text:span text:style-name="T20">(de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4" draw:style-name="gr1" draw:text-style-name="P2" draw:layer="layout" svg:width="1.27cm" svg:height="1.224cm" svg:x="0.847cm" svg:y="0.847cm">
          <text:list text:style-name="L1">
            <text:list-header>
              <text:p text:style-name="P1"><text:span text:style-name="T14">I</text:span><text:span text:style-name="T15">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1" draw:text-style-name="P2" draw:layer="layout" svg:width="6.35cm" svg:height="1.03cm" svg:x="4.445cm" svg:y="1.905cm">
          <text:list text:style-name="L1">
            <text:list-header>
              <text:p text:style-name="P1"><text:span text:style-name="T51">V</text:span><text:span text:style-name="T52">gs</text:span><text:span text:style-name="T51">(enh)=0.8V</text:span><text:span text:style-name="T52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" draw:text-style-name="P2" draw:layer="layout" svg:width="4.868cm" svg:height="1.03cm" svg:x="4.657cm" svg:y="4.445cm">
          <text:list text:style-name="L1">
            <text:list-header>
              <text:p text:style-name="P1"><text:span text:style-name="T51">V</text:span><text:span text:style-name="T52">gs</text:span><text:span text:style-name="T51">(enh)=0.5V</text:span><text:span text:style-name="T52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" draw:text-style-name="P2" draw:layer="layout" svg:width="4.869cm" svg:height="1.03cm" svg:x="2.963cm" svg:y="8.162cm">
          <text:list text:style-name="L1">
            <text:list-header>
              <text:p text:style-name="P1"><text:span text:style-name="T51">V</text:span><text:span text:style-name="T52">gs</text:span><text:span text:style-name="T51">(enh)=0.4V</text:span><text:span text:style-name="T52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1" draw:style-name="gr1" draw:text-style-name="P2" draw:layer="layout" svg:width="4.657cm" svg:height="1.03cm" svg:x="2.963cm" svg:y="10.279cm">
          <text:list text:style-name="L1">
            <text:list-header>
              <text:p text:style-name="P1"><text:span text:style-name="T51">V</text:span><text:span text:style-name="T52">gs</text:span><text:span text:style-name="T51">(enh)=0.2V</text:span><text:span text:style-name="T52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2" draw:style-name="gr1" draw:text-style-name="P2" draw:layer="layout" svg:width="4.445cm" svg:height="1.03cm" svg:x="7.62cm" svg:y="5.927cm">
          <text:list text:style-name="L1">
            <text:list-header>
              <text:p text:style-name="P1"><text:span text:style-name="T51">V</text:span><text:span text:style-name="T52">gs</text:span><text:span text:style-name="T51">(dep)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2" draw:style-name="gr1" draw:text-style-name="P2" draw:layer="layout" svg:width="2.752cm" svg:height="1.955cm" svg:x="13.123cm" svg:y="5.874cm">
          <text:list text:style-name="L1">
            <text:list-header>
              <text:p text:style-name="P1"><text:span text:style-name="T14">Current</text:span></text:p>
              <text:p text:style-name="P1"><text:span text:style-name="T14">flo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7" draw:layer="layout" svg:width="10.173cm" svg:height="7.629cm" svg:x="8.254cm" svg:y="1.52cm" draw:page-number="15" presentation:class="page"/>
          <draw:frame presentation:style-name="pr33" draw:text-style-name="P33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16" draw:style-name="dp3" draw:master-page-name="Title7" presentation:use-date-time-name="dtd1">
        <office:forms form:automatic-focus="false" form:apply-design-mode="false"/>
        <draw:line draw:name="Straight Connector 28" draw:style-name="gr24" draw:text-style-name="P25" draw:layer="layout" svg:x1="10.799cm" svg:y1="1.486cm" svg:x2="10.791cm" svg:y2="12.493cm">
          <text:p/>
        </draw:line>
        <draw:line draw:name="Straight Connector 29" draw:style-name="gr25" draw:text-style-name="P25" draw:layer="layout" svg:x1="10.795cm" svg:y1="12.488cm" svg:x2="24.765cm" svg:y2="12.493cm">
          <text:p/>
        </draw:line>
        <draw:line draw:name="Straight Connector 37" draw:style-name="gr67" draw:text-style-name="P25" draw:layer="layout" svg:x1="10.795cm" svg:y1="2.54cm" svg:x2="22.648cm" svg:y2="2.544cm">
          <text:p/>
        </draw:line>
        <draw:g draw:name="Group 81">
          <draw:custom-shape draw:name="Freeform 31" draw:style-name="gr86" draw:text-style-name="P8" draw:layer="layout" svg:width="2.751cm" svg:height="0.846cm" svg:x="11.853cm" svg:y="2.54cm">
            <text:p/>
            <draw:enhanced-geometry svg:viewBox="0 0 1277257 174171" draw:extrusion-allowed="true" draw:glue-points="0 0 776721 152401 990600 304800 990600 304800 990600 304800" draw:glue-point-type="0 0 776721 152401 990600 304800 990600 304800 990600 304800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custom-shape draw:name="Freeform 32" draw:style-name="gr87" draw:text-style-name="P8" draw:layer="layout" svg:width="3.387cm" svg:height="0.846cm" svg:x="18.837cm" svg:y="10.584cm">
            <text:p/>
            <draw:enhanced-geometry svg:viewBox="0 0 1277257 174171" draw:extrusion-allowed="true" draw:glue-points="0 0 955964 152401 1219200 304800 1219200 304800 1219200 304800" draw:glue-point-type="0 0 955964 152401 1219200 304800 1219200 304800 1219200 304800" draw:mirror-horizontal="true" draw:mirror-vertical="true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line draw:name="Straight Connector 35" draw:style-name="gr34" draw:text-style-name="P25" draw:layer="layout" svg:x1="14.605cm" svg:y1="3.386cm" svg:x2="18.838cm" svg:y2="10.583cm">
            <text:p/>
          </draw:line>
          <draw:line draw:name="Straight Connector 36" draw:style-name="gr34" draw:text-style-name="P25" draw:layer="layout" svg:x1="22.224cm" svg:y1="11.429cm" svg:x2="23.705cm" svg:y2="11.64cm">
            <text:p/>
          </draw:line>
          <draw:line draw:name="Straight Connector 38" draw:style-name="gr34" draw:text-style-name="P25" draw:layer="layout" svg:x1="10.795cm" svg:y1="2.54cm" svg:x2="11.853cm" svg:y2="2.544cm">
            <text:p/>
          </draw:line>
        </draw:g>
        <draw:custom-shape draw:name="TextBox 40" draw:style-name="gr1" draw:text-style-name="P2" draw:layer="layout" svg:width="2.54cm" svg:height="1.417cm" svg:x="22.013cm" svg:y="1.724cm">
          <text:list text:style-name="L1">
            <text:list-header>
              <text:p text:style-name="P1"><text:span text:style-name="T7">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1" draw:style-name="gr1" draw:text-style-name="P2" draw:layer="layout" svg:width="1.905cm" svg:height="1.417cm" svg:x="9.313cm" svg:y="0.847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2" draw:style-name="gr1" draw:text-style-name="P2" draw:layer="layout" svg:width="1.905cm" svg:height="1.417cm" svg:x="22.86cm" svg:y="12.488cm">
          <text:list text:style-name="L1">
            <text:list-header>
              <text:p text:style-name="P1"><text:span text:style-name="T7">V</text:span><text:span text:style-name="T2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" draw:text-style-name="P2" draw:layer="layout" svg:width="1.905cm" svg:height="1.417cm" svg:x="12.488cm" svg:y="12.488cm">
          <text:list text:style-name="L1">
            <text:list-header>
              <text:p text:style-name="P1"><text:span text:style-name="T7">V</text:span><text:span text:style-name="T24">tp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" draw:text-style-name="P2" draw:layer="layout" svg:width="12.488cm" svg:height="1.277cm" svg:x="6.562cm" svg:y="0cm">
          <text:list text:style-name="L1">
            <text:list-header>
              <text:p text:style-name="P1"><text:span text:style-name="T7">NMOS Inver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5" draw:style-name="gr1" draw:text-style-name="P2" draw:layer="layout" svg:width="21.378cm" svg:height="2.071cm" svg:x="1.905cm" svg:y="14.393cm">
          <text:list text:style-name="L1">
            <text:list-header>
              <text:p text:style-name="P1"><text:span text:style-name="T14">Transfer Characteristics varies with transistor parameters </text:span></text:p>
              <text:p text:style-name="P1"><text:span text:style-name="T14">Thus V</text:span><text:span text:style-name="T15">inv </text:span><text:span text:style-name="T14">depends on the transistors being consider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1" draw:style-name="gr70" draw:text-style-name="P25" draw:layer="layout" svg:x1="19.685cm" svg:y1="3.598cm" svg:x2="10.795cm" svg:y2="12.488cm">
          <text:p/>
        </draw:line>
        <draw:custom-shape draw:name="TextBox 74" draw:style-name="gr1" draw:text-style-name="P2" draw:layer="layout" svg:width="2.329cm" svg:height="1.417cm" svg:x="20.743cm" svg:y="12.488cm">
          <text:list text:style-name="L1">
            <text:list-header>
              <text:p text:style-name="P1"><text:span text:style-name="T7">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5" draw:style-name="gr1" draw:text-style-name="P2" draw:layer="layout" svg:width="3.81cm" svg:height="1.417cm" svg:x="16.933cm" svg:y="6.35cm">
          <text:list text:style-name="L1">
            <text:list-header>
              <text:p text:style-name="P1"><text:span text:style-name="T7">V</text:span><text:span text:style-name="T24">inv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>
          <draw:line draw:name="Straight Connector 84" draw:style-name="gr34" draw:text-style-name="P25" draw:layer="layout" svg:x1="2.959cm" svg:y1="7.624cm" svg:x2="2.955cm" svg:y2="8.894cm">
            <text:p/>
          </draw:line>
          <draw:line draw:name="Straight Connector 85" draw:style-name="gr34" draw:text-style-name="P25" draw:layer="layout" svg:x1="3.378cm" svg:y1="7.62cm" svg:x2="3.374cm" svg:y2="8.89cm">
            <text:p/>
          </draw:line>
          <draw:line draw:name="Straight Connector 89" draw:style-name="gr34" draw:text-style-name="P25" draw:layer="layout" svg:x1="3.378cm" svg:y1="7.62cm" svg:x2="4.013cm" svg:y2="7.624cm">
            <text:p/>
          </draw:line>
          <draw:line draw:name="Straight Connector 95" draw:style-name="gr34" draw:text-style-name="P25" draw:layer="layout" svg:x1="4.017cm" svg:y1="8.89cm" svg:x2="4.013cm" svg:y2="10.16cm">
            <text:p/>
          </draw:line>
          <draw:line draw:name="Straight Connector 98" draw:style-name="gr34" draw:text-style-name="P25" draw:layer="layout" svg:x1="3.378cm" svg:y1="8.886cm" svg:x2="4.013cm" svg:y2="8.89cm">
            <text:p/>
          </draw:line>
          <draw:line draw:name="Straight Connector 99" draw:style-name="gr34" draw:text-style-name="P25" draw:layer="layout" svg:x1="4.017cm" svg:y1="6.35cm" svg:x2="4.013cm" svg:y2="7.62cm">
            <text:p/>
          </draw:line>
          <draw:line draw:name="Straight Connector 100" draw:style-name="gr34" draw:text-style-name="P25" draw:layer="layout" svg:x1="1.685cm" svg:y1="8.255cm" svg:x2="2.955cm" svg:y2="8.259cm">
            <text:p/>
          </draw:line>
        </draw:g>
        <draw:line draw:name="Straight Connector 101" draw:style-name="gr34" draw:text-style-name="P25" draw:layer="layout" svg:x1="2.963cm" svg:y1="3.814cm" svg:x2="2.959cm" svg:y2="5.084cm">
          <text:p/>
        </draw:line>
        <draw:line draw:name="Straight Connector 102" draw:style-name="gr34" draw:text-style-name="P25" draw:layer="layout" svg:x1="3.382cm" svg:y1="3.81cm" svg:x2="4.017cm" svg:y2="3.814cm">
          <text:p/>
        </draw:line>
        <draw:line draw:name="Straight Connector 106" draw:style-name="gr34" draw:text-style-name="P25" draw:layer="layout" svg:x1="4.021cm" svg:y1="5.08cm" svg:x2="4.016cm" svg:y2="6.35cm">
          <text:p/>
        </draw:line>
        <draw:line draw:name="Straight Connector 107" draw:style-name="gr34" draw:text-style-name="P25" draw:layer="layout" svg:x1="3.382cm" svg:y1="5.076cm" svg:x2="4.017cm" svg:y2="5.08cm">
          <text:p/>
        </draw:line>
        <draw:line draw:name="Straight Connector 110" draw:style-name="gr34" draw:text-style-name="P25" draw:layer="layout" svg:x1="4.021cm" svg:y1="2.54cm" svg:x2="4.016cm" svg:y2="3.81cm">
          <text:p/>
        </draw:line>
        <draw:line draw:name="Straight Connector 111" draw:style-name="gr34" draw:text-style-name="P25" draw:layer="layout" svg:x1="2.54cm" svg:y1="4.445cm" svg:x2="2.959cm" svg:y2="4.449cm">
          <text:p/>
        </draw:line>
        <draw:line draw:name="Straight Connector 112" draw:style-name="gr34" draw:text-style-name="P25" draw:layer="layout" svg:x1="2.54cm" svg:y1="4.449cm" svg:x2="2.536cm" svg:y2="5.927cm">
          <text:p/>
        </draw:line>
        <draw:line draw:name="Straight Connector 113" draw:style-name="gr34" draw:text-style-name="P25" draw:layer="layout" svg:x1="2.536cm" svg:y1="5.927cm" svg:x2="5.503cm" svg:y2="5.931cm">
          <text:p/>
        </draw:line>
        <draw:line draw:name="Straight Connector 114" draw:style-name="gr34" draw:text-style-name="P25" draw:layer="layout" svg:x1="3.598cm" svg:y1="10.16cm" svg:x2="4.445cm" svg:y2="10.164cm">
          <text:p/>
        </draw:line>
        <draw:line draw:name="Straight Connector 115" draw:style-name="gr34" draw:text-style-name="P25" draw:layer="layout" svg:x1="3.81cm" svg:y1="10.372cm" svg:x2="4.233cm" svg:y2="10.376cm">
          <text:p/>
        </draw:line>
        <draw:line draw:name="Straight Connector 116" draw:style-name="gr34" draw:text-style-name="P25" draw:layer="layout" svg:x1="3.598cm" svg:y1="2.54cm" svg:x2="4.445cm" svg:y2="2.544cm">
          <text:p/>
        </draw:line>
        <draw:custom-shape draw:name="TextBox 117" draw:style-name="gr1" draw:text-style-name="P2" draw:layer="layout" svg:width="2.752cm" svg:height="1.417cm" svg:x="3.175cm" svg:y="1.27cm">
          <text:list text:style-name="L1">
            <text:list-header>
              <text:p text:style-name="P1"><text:span text:style-name="T7">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8" draw:style-name="gr88" draw:text-style-name="P32" draw:layer="layout" svg:width="0.128cm" svg:height="0.128cm" svg:x="3.942cm" svg:y="5.852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19" draw:style-name="gr1" draw:text-style-name="P2" draw:layer="layout" svg:width="2.752cm" svg:height="1.417cm" svg:x="0.635cm" svg:y="8.259cm">
          <text:list text:style-name="L1">
            <text:list-header>
              <text:p text:style-name="P1"><text:span text:style-name="T7">V</text:span><text:span text:style-name="T2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0" draw:style-name="gr1" draw:text-style-name="P2" draw:layer="layout" svg:width="2.751cm" svg:height="1.417cm" svg:x="4.657cm" svg:y="6.143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1" draw:style-name="gr89" draw:text-style-name="P32" draw:layer="layout" svg:width="0.211cm" svg:height="1.27cm" svg:x="3.387cm" svg:y="3.81cm">
          <text:list text:style-name="L1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91">
          <draw:custom-shape draw:name="Freeform 52" draw:style-name="gr90" draw:text-style-name="P8" draw:layer="layout" svg:width="2.751cm" svg:height="1.481cm" svg:x="11.218cm" svg:y="2.54cm">
            <text:p/>
            <draw:enhanced-geometry svg:viewBox="0 0 1277257 174171" draw:extrusion-allowed="true" draw:glue-points="0 0 776721 266702 990600 533400 990600 533400 990600 533400" draw:glue-point-type="0 0 776721 266702 990600 533400 990600 533400 990600 533400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custom-shape draw:name="Freeform 53" draw:style-name="gr91" draw:text-style-name="P8" draw:layer="layout" svg:width="3.387cm" svg:height="0.635cm" svg:x="18.201cm" svg:y="11.217cm">
            <text:p/>
            <draw:enhanced-geometry svg:viewBox="0 0 1277257 174171" draw:extrusion-allowed="true" draw:glue-points="0 0 955964 114301 1219200 228600 1219200 228600 1219200 228600" draw:glue-point-type="0 0 955964 114301 1219200 228600 1219200 228600 1219200 228600" draw:mirror-horizontal="true" draw:mirror-vertical="true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line draw:name="Straight Connector 54" draw:style-name="gr34" draw:text-style-name="P25" draw:layer="layout" svg:x1="13.969cm" svg:y1="4.021cm" svg:x2="18.202cm" svg:y2="11.218cm">
            <text:p/>
          </draw:line>
          <draw:line draw:name="Straight Connector 57" draw:style-name="gr34" draw:text-style-name="P25" draw:layer="layout" svg:x1="21.588cm" svg:y1="11.852cm" svg:x2="23.493cm" svg:y2="12.063cm">
            <text:p/>
          </draw:line>
        </draw:g>
        <draw:line draw:name="Straight Connector 63" draw:style-name="gr34" draw:text-style-name="P25" draw:layer="layout" svg:x1="22.229cm" svg:y1="12.069cm" svg:x2="22.221cm" svg:y2="12.916cm">
          <text:p/>
        </draw:line>
        <draw:g draw:name="Group 82">
          <draw:custom-shape draw:name="Freeform 83" draw:style-name="gr86" draw:text-style-name="P8" draw:layer="layout" svg:width="2.751cm" svg:height="0.846cm" svg:x="13.335cm" svg:y="2.54cm">
            <text:p/>
            <draw:enhanced-geometry svg:viewBox="0 0 1277257 174171" draw:extrusion-allowed="true" draw:glue-points="0 0 776721 152401 990600 304800 990600 304800 990600 304800" draw:glue-point-type="0 0 776721 152401 990600 304800 990600 304800 990600 304800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custom-shape draw:name="Freeform 86" draw:style-name="gr92" draw:text-style-name="P8" draw:layer="layout" svg:width="3.386cm" svg:height="0.846cm" svg:x="20.32cm" svg:y="10.584cm">
            <text:p/>
            <draw:enhanced-geometry svg:viewBox="0 0 1277257 174171" draw:extrusion-allowed="true" draw:glue-points="0 0 955964 152401 1219200 304800 1219200 304800 1219200 304800" draw:glue-point-type="0 0 955964 152401 1219200 304800 1219200 304800 1219200 304800" draw:mirror-horizontal="true" draw:mirror-vertical="true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line draw:name="Straight Connector 87" draw:style-name="gr34" draw:text-style-name="P25" draw:layer="layout" svg:x1="16.087cm" svg:y1="3.386cm" svg:x2="20.32cm" svg:y2="10.583cm">
            <text:p/>
          </draw:line>
          <draw:line draw:name="Straight Connector 88" draw:style-name="gr34" draw:text-style-name="P25" draw:layer="layout" svg:x1="23.705cm" svg:y1="11.429cm" svg:x2="25.186cm" svg:y2="11.64cm">
            <text:p/>
          </draw:line>
          <draw:line draw:name="Straight Connector 90" draw:style-name="gr34" draw:text-style-name="P25" draw:layer="layout" svg:x1="12.277cm" svg:y1="2.54cm" svg:x2="13.335cm" svg:y2="2.544cm">
            <text:p/>
          </draw:line>
        </draw:g>
        <draw:custom-shape draw:name="TextBox 92" draw:style-name="gr1" draw:text-style-name="P2" draw:layer="layout" svg:width="3.81cm" svg:height="1.417cm" svg:x="18.627cm" svg:y="4.233cm">
          <text:list text:style-name="L1">
            <text:list-header>
              <text:p text:style-name="P1"><text:span text:style-name="T7">V</text:span><text:span text:style-name="T24">in</text:span><text:span text:style-name="T7">= 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94" draw:style-name="gr67" draw:text-style-name="P25" draw:layer="layout" svg:x1="16.51cm" svg:y1="6.773cm" svg:x2="16.722cm" svg:y2="12.488cm">
          <text:p/>
        </draw:line>
        <draw:custom-shape draw:name="TextBox 96" draw:style-name="gr1" draw:text-style-name="P2" draw:layer="layout" svg:width="3.386cm" svg:height="1.417cm" svg:x="15.452cm" svg:y="12.475cm">
          <text:list text:style-name="L1">
            <text:list-header>
              <text:p text:style-name="P1"><text:span text:style-name="T7">0.5 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8" draw:style-name="gr1" draw:text-style-name="P2" draw:layer="layout" svg:width="20.955cm" svg:height="2.071cm" svg:x="1.482cm" svg:y="17.083cm">
          <text:list text:style-name="L1">
            <text:list-header>
              <text:p xml:id="id86" text:id="id86" text:style-name="P1"><text:span text:style-name="T14">Fo</text:span><text:span text:style-name="T14">r </text:span><text:span text:style-name="T14">eq</text:span><text:span text:style-name="T14">ua</text:span><text:span text:style-name="T14">l </text:span><text:span text:style-name="T14">m</text:span><text:span text:style-name="T14">ar</text:span><text:span text:style-name="T14">gi</text:span><text:span text:style-name="T14">ns </text:span><text:span text:style-name="T14">ar</text:span><text:span text:style-name="T14">ou</text:span><text:span text:style-name="T14">nd </text:span><text:span text:style-name="T14">th</text:span><text:span text:style-name="T14">e </text:span><text:span text:style-name="T14">in</text:span><text:span text:style-name="T14">ve</text:span><text:span text:style-name="T14">rte</text:span><text:span text:style-name="T14">r </text:span><text:span text:style-name="T14">th</text:span><text:span text:style-name="T14">re</text:span><text:span text:style-name="T14">sh</text:span><text:span text:style-name="T14">ol</text:span><text:span text:style-name="T14">d, </text:span><text:span text:style-name="T14">let </text:span><text:span text:style-name="T14">us </text:span><text:span text:style-name="T14">se</text:span><text:span text:style-name="T14">t </text:span><text:span text:style-name="T14">V</text:span><text:span text:style-name="T15">i</text:span><text:span text:style-name="T15">nv</text:span><text:span text:style-name="T14">=0</text:span><text:span text:style-name="T14">.5</text:span><text:span text:style-name="T14">V</text:span><text:span text:style-name="T15">DD</text:span><text:span text:style-name="T14">. </text:span><text:span text:style-name="T14">At </text:span><text:span text:style-name="T14">th</text:span><text:span text:style-name="T14">is </text:span><text:span text:style-name="T14">po</text:span><text:span text:style-name="T14">in</text:span><text:span text:style-name="T14">t, </text:span><text:span text:style-name="T14">bo</text:span><text:span text:style-name="T14">th </text:span><text:span text:style-name="T14">tra</text:span><text:span text:style-name="T14">ns</text:span><text:span text:style-name="T14">ist</text:span><text:span text:style-name="T14">or</text:span><text:span text:style-name="T14">s </text:span><text:span text:style-name="T14">ar</text:span><text:span text:style-name="T14">e </text:span><text:span text:style-name="T14">in </text:span><text:span text:style-name="T14">sa</text:span><text:span text:style-name="T14">tu</text:span><text:span text:style-name="T14">rat</text:span><text:span text:style-name="T14">io</text:span><text:span text:style-name="T14">n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2s" smil:targetElement="id86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47" draw:layer="layout" svg:width="10.173cm" svg:height="7.629cm" svg:x="8.254cm" svg:y="1.52cm" draw:page-number="16" presentation:class="page"/>
          <draw:frame presentation:style-name="pr33" draw:text-style-name="P33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17" draw:style-name="dp3" draw:master-page-name="Title7" presentation:use-date-time-name="dtd1">
        <draw:custom-shape draw:name="TextBox 1" draw:style-name="gr1" draw:text-style-name="P2" draw:layer="layout" svg:width="18.838cm" svg:height="1.277cm" svg:x="4.022cm" svg:y="0cm">
          <text:list text:style-name="L1">
            <text:list-header>
              <text:p text:style-name="P1"><text:span text:style-name="T7">Transistor parameters for an ideal inver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" draw:text-style-name="P2" draw:layer="layout" svg:width="12.277cm" svg:height="3.309cm" svg:x="0.423cm" svg:y="2.54cm">
          <text:list text:style-name="L1">
            <text:list-header>
              <text:p text:style-name="P1"><text:span text:style-name="T7">Consider an arrangement where an inverter is driven by the input of another invert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>
          <draw:line draw:name="Straight Connector 9" draw:style-name="gr34" draw:text-style-name="P25" draw:layer="layout" svg:x1="13.551cm" svg:y1="3.598cm" svg:x2="15.24cm" svg:y2="4.445cm">
            <text:p/>
          </draw:line>
          <draw:line draw:name="Straight Connector 11" draw:style-name="gr34" draw:text-style-name="P25" draw:layer="layout" svg:x1="13.551cm" svg:y1="5.291cm" svg:x2="15.24cm" svg:y2="4.444cm">
            <text:p/>
          </draw:line>
          <draw:line draw:name="Straight Connector 12" draw:style-name="gr34" draw:text-style-name="P25" draw:layer="layout" svg:x1="13.551cm" svg:y1="3.598cm" svg:x2="13.547cm" svg:y2="5.292cm">
            <text:p/>
          </draw:line>
        </draw:g>
        <draw:custom-shape draw:name="Oval 15" draw:style-name="gr93" draw:text-style-name="P34" draw:layer="layout" svg:width="0.635cm" svg:height="0.635cm" svg:x="15.24cm" svg:y="4.119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6">
          <draw:line draw:name="Straight Connector 17" draw:style-name="gr34" draw:text-style-name="P25" draw:layer="layout" svg:x1="17.361cm" svg:y1="3.598cm" svg:x2="19.05cm" svg:y2="4.445cm">
            <text:p/>
          </draw:line>
          <draw:line draw:name="Straight Connector 18" draw:style-name="gr34" draw:text-style-name="P25" draw:layer="layout" svg:x1="17.361cm" svg:y1="5.291cm" svg:x2="19.05cm" svg:y2="4.444cm">
            <text:p/>
          </draw:line>
          <draw:line draw:name="Straight Connector 19" draw:style-name="gr34" draw:text-style-name="P25" draw:layer="layout" svg:x1="17.361cm" svg:y1="3.598cm" svg:x2="17.357cm" svg:y2="5.292cm">
            <text:p/>
          </draw:line>
        </draw:g>
        <draw:custom-shape draw:name="Oval 20" draw:style-name="gr94" draw:text-style-name="P34" draw:layer="layout" svg:width="0.635cm" svg:height="0.635cm" svg:x="19.05cm" svg:y="4.119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2" draw:style-name="gr34" draw:text-style-name="P25" draw:layer="layout" svg:x1="12.065cm" svg:y1="4.445cm" svg:x2="13.547cm" svg:y2="4.449cm">
          <text:p/>
        </draw:line>
        <draw:custom-shape draw:name="TextBox 25" draw:style-name="gr1" draw:text-style-name="P2" draw:layer="layout" svg:width="2.752cm" svg:height="1.417cm" svg:x="15.875cm" svg:y="4.233cm">
          <text:list text:style-name="L1">
            <text:list-header>
              <text:p text:style-name="P1"><text:span text:style-name="T7">V</text:span><text:span text:style-name="T2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" draw:style-name="gr1" draw:text-style-name="P2" draw:layer="layout" svg:width="2.752cm" svg:height="1.417cm" svg:x="19.473cm" svg:y="4.233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8" draw:style-name="gr34" draw:text-style-name="P25" draw:layer="layout" svg:x1="15.875cm" svg:y1="4.445cm" svg:x2="17.357cm" svg:y2="4.449cm">
          <text:p/>
        </draw:line>
        <draw:line draw:name="Straight Connector 29" draw:style-name="gr34" draw:text-style-name="P25" draw:layer="layout" svg:x1="19.685cm" svg:y1="4.445cm" svg:x2="21.167cm" svg:y2="4.449cm">
          <text:p/>
        </draw:line>
        <draw:custom-shape draw:name="TextBox 30" draw:style-name="gr1" draw:text-style-name="P2" draw:layer="layout" svg:width="2.751cm" svg:height="1.417cm" svg:x="21.167cm" svg:y="0.847cm">
          <text:list text:style-name="L1">
            <text:list-header>
              <text:p text:style-name="P1"><text:span text:style-name="T7">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1" draw:style-name="gr1" draw:text-style-name="P2" draw:layer="layout" svg:width="2.751cm" svg:height="1.417cm" svg:x="21.802cm" svg:y="4.657cm">
          <text:list text:style-name="L1">
            <text:list-header>
              <text:p text:style-name="P1"><text:span text:style-name="T7">V</text:span><text:span text:style-name="T2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2" draw:style-name="gr1" draw:text-style-name="P2" draw:layer="layout" svg:width="2.752cm" svg:height="1.417cm" svg:x="23.495cm" svg:y="2.963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line draw:name="Straight Connector 34" draw:style-name="gr34" draw:text-style-name="P25" draw:layer="layout" svg:x1="22.86cm" svg:y1="4.088cm" svg:x2="22.86cm" svg:y2="4.74cm">
            <text:p/>
          </draw:line>
          <draw:line draw:name="Straight Connector 35" draw:style-name="gr34" draw:text-style-name="P25" draw:layer="layout" svg:x1="23.141cm" svg:y1="4.088cm" svg:x2="23.137cm" svg:y2="4.74cm">
            <text:p/>
          </draw:line>
          <draw:line draw:name="Straight Connector 36" draw:style-name="gr34" draw:text-style-name="P25" draw:layer="layout" svg:x1="23.137cm" svg:y1="4.088cm" svg:x2="23.56cm" svg:y2="4.092cm">
            <text:p/>
          </draw:line>
          <draw:line draw:name="Straight Connector 37" draw:style-name="gr34" draw:text-style-name="P25" draw:layer="layout" svg:x1="23.565cm" svg:y1="4.741cm" svg:x2="23.561cm" svg:y2="5.393cm">
            <text:p/>
          </draw:line>
          <draw:line draw:name="Straight Connector 38" draw:style-name="gr34" draw:text-style-name="P25" draw:layer="layout" svg:x1="23.137cm" svg:y1="4.741cm" svg:x2="23.56cm" svg:y2="4.741cm">
            <text:p/>
          </draw:line>
          <draw:line draw:name="Straight Connector 39" draw:style-name="gr34" draw:text-style-name="P25" draw:layer="layout" svg:x1="23.565cm" svg:y1="3.435cm" svg:x2="23.561cm" svg:y2="4.087cm">
            <text:p/>
          </draw:line>
          <draw:line draw:name="Straight Connector 40" draw:style-name="gr34" draw:text-style-name="P25" draw:layer="layout" svg:x1="22.013cm" svg:y1="4.414cm" svg:x2="22.86cm" svg:y2="4.418cm">
            <text:p/>
          </draw:line>
          <draw:line draw:name="Straight Connector 41" draw:style-name="gr34" draw:text-style-name="P25" draw:layer="layout" svg:x1="22.863cm" svg:y1="2.134cm" svg:x2="22.859cm" svg:y2="2.786cm">
            <text:p/>
          </draw:line>
          <draw:line draw:name="Straight Connector 42" draw:style-name="gr34" draw:text-style-name="P25" draw:layer="layout" svg:x1="23.142cm" svg:y1="2.134cm" svg:x2="23.565cm" svg:y2="2.134cm">
            <text:p/>
          </draw:line>
          <draw:line draw:name="Straight Connector 43" draw:style-name="gr34" draw:text-style-name="P25" draw:layer="layout" svg:x1="23.569cm" svg:y1="2.787cm" svg:x2="23.565cm" svg:y2="3.435cm">
            <text:p/>
          </draw:line>
          <draw:line draw:name="Straight Connector 44" draw:style-name="gr34" draw:text-style-name="P25" draw:layer="layout" svg:x1="23.142cm" svg:y1="2.782cm" svg:x2="23.565cm" svg:y2="2.786cm">
            <text:p/>
          </draw:line>
          <draw:line draw:name="Straight Connector 45" draw:style-name="gr34" draw:text-style-name="P25" draw:layer="layout" svg:x1="23.569cm" svg:y1="1.482cm" svg:x2="23.565cm" svg:y2="2.134cm">
            <text:p/>
          </draw:line>
          <draw:line draw:name="Straight Connector 46" draw:style-name="gr34" draw:text-style-name="P25" draw:layer="layout" svg:x1="22.582cm" svg:y1="2.461cm" svg:x2="22.859cm" svg:y2="2.461cm">
            <text:p/>
          </draw:line>
          <draw:line draw:name="Straight Connector 47" draw:style-name="gr34" draw:text-style-name="P25" draw:layer="layout" svg:x1="22.582cm" svg:y1="2.461cm" svg:x2="22.582cm" svg:y2="3.219cm">
            <text:p/>
          </draw:line>
          <draw:line draw:name="Straight Connector 48" draw:style-name="gr34" draw:text-style-name="P25" draw:layer="layout" svg:x1="22.582cm" svg:y1="3.219cm" svg:x2="24.553cm" svg:y2="3.223cm">
            <text:p/>
          </draw:line>
          <draw:line draw:name="Straight Connector 49" draw:style-name="gr34" draw:text-style-name="P25" draw:layer="layout" svg:x1="23.287cm" svg:y1="5.393cm" svg:x2="23.847cm" svg:y2="5.393cm">
            <text:p/>
          </draw:line>
          <draw:line draw:name="Straight Connector 50" draw:style-name="gr34" draw:text-style-name="P25" draw:layer="layout" svg:x1="23.429cm" svg:y1="5.499cm" svg:x2="23.706cm" svg:y2="5.503cm">
            <text:p/>
          </draw:line>
          <draw:line draw:name="Straight Connector 51" draw:style-name="gr34" draw:text-style-name="P25" draw:layer="layout" svg:x1="23.287cm" svg:y1="1.482cm" svg:x2="23.847cm" svg:y2="1.486cm">
            <text:p/>
          </draw:line>
          <draw:custom-shape draw:name="Oval 52" draw:style-name="gr95" draw:text-style-name="P32" draw:layer="layout" svg:width="0.083cm" svg:height="0.061cm" svg:x="23.517cm" svg:y="3.184cm">
            <text:list text:style-name="L1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53" draw:style-name="gr96" draw:text-style-name="P32" draw:layer="layout" svg:width="0.141cm" svg:height="0.652cm" svg:x="23.146cm" svg:y="2.134cm">
            <text:list text:style-name="L13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Box 54" draw:style-name="gr1" draw:text-style-name="P2" draw:layer="layout" svg:width="17.78cm" svg:height="2.379cm" svg:x="0cm" svg:y="6.35cm">
          <text:list text:style-name="L1">
            <text:list-header>
              <text:p xml:id="id87" text:id="id87" text:style-name="P1"><text:span text:style-name="T33">When </text:span><text:span text:style-name="T33">V</text:span><text:span text:style-name="T34">inv</text:span><text:span text:style-name="T33">=0.5V</text:span><text:span text:style-name="T34">DD</text:span><text:span text:style-name="T33">, both </text:span><text:span text:style-name="T33">transistors are in </text:span><text:span text:style-name="T33">saturation,</text:span></text:p>
              <text:p xml:id="id88" text:id="id88" text:style-name="P23"><text:span text:style-name="T33"><text:tab/></text:span><text:span text:style-name="T33"><text:tab/></text:span><text:span text:style-name="T33"> <text:s/></text:span><text:span text:style-name="T33">I</text:span><text:span text:style-name="T34">ds </text:span><text:span text:style-name="T33">=(</text:span><text:span text:style-name="T53">μ</text:span><text:span text:style-name="T33">C</text:span><text:span text:style-name="T34">ox</text:span><text:span text:style-name="T33">/Z)(V</text:span><text:span text:style-name="T34">gs</text:span><text:span text:style-name="T33">-</text:span><text:span text:style-name="T33">V</text:span><text:span text:style-name="T34">t</text:span><text:span text:style-name="T33">)</text:span><text:span text:style-name="T44">2</text:span><text:span text:style-name="T33"> where Z=L/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5" draw:style-name="gr1" draw:text-style-name="P2" draw:layer="layout" svg:width="22.86cm" svg:height="3.31cm" svg:x="0.635cm" svg:y="8.987cm">
          <text:list text:style-name="L1">
            <text:list-header>
              <text:p xml:id="id89" text:id="id89" text:style-name="P1"><text:span text:style-name="T33">In pull up </text:span><text:span text:style-name="T33">depletion </text:span><text:span text:style-name="T33">transistor, I</text:span><text:span text:style-name="T34">ds </text:span><text:span text:style-name="T33">=(</text:span><text:span text:style-name="T53">μ</text:span><text:span text:style-name="T33">C</text:span><text:span text:style-name="T34">ox</text:span><text:span text:style-name="T33">/Z</text:span><text:span text:style-name="T34">pu</text:span><text:span text:style-name="T33">)(-</text:span><text:span text:style-name="T33">V</text:span><text:span text:style-name="T34">td</text:span><text:span text:style-name="T33">)</text:span><text:span text:style-name="T44">2</text:span><text:span text:style-name="T33">/2 as V</text:span><text:span text:style-name="T34">gs</text:span><text:span text:style-name="T33">=0</text:span></text:p>
              <text:p text:style-name="P1"><text:span text:style-name="T33"/></text:p>
              <text:p xml:id="id90" text:id="id90" text:style-name="P1"><text:span text:style-name="T33">In pull down </text:span><text:span text:style-name="T33">enhancement <text:s/></text:span><text:span text:style-name="T33">transistor, I</text:span><text:span text:style-name="T34">ds </text:span><text:span text:style-name="T33">=(</text:span><text:span text:style-name="T53">μ</text:span><text:span text:style-name="T33">C</text:span><text:span text:style-name="T34">ox</text:span><text:span text:style-name="T33">/Z</text:span><text:span text:style-name="T34">pd</text:span><text:span text:style-name="T33">)(V</text:span><text:span text:style-name="T34">inv</text:span><text:span text:style-name="T33">-</text:span><text:span text:style-name="T33">V</text:span><text:span text:style-name="T34">te</text:span><text:span text:style-name="T33">)</text:span><text:span text:style-name="T44">2</text:span><text:span text:style-name="T33">/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" draw:style-name="gr1" draw:text-style-name="P2" draw:layer="layout" svg:width="22.437cm" svg:height="1.32cm" svg:x="1.058cm" svg:y="12.488cm">
          <text:list text:style-name="L1">
            <text:list-header>
              <text:p xml:id="id91" text:id="id91" text:style-name="P1"><text:span text:style-name="T33">As both I</text:span><text:span text:style-name="T34">ds</text:span><text:span text:style-name="T33">s are </text:span><text:span text:style-name="T33">same, (V</text:span><text:span text:style-name="T34">inv</text:span><text:span text:style-name="T33">-V</text:span><text:span text:style-name="T34">te</text:span><text:span text:style-name="T33">)</text:span><text:span text:style-name="T44">2</text:span><text:span text:style-name="T33"> /</text:span><text:span text:style-name="T33">Z</text:span><text:span text:style-name="T34">pd </text:span><text:span text:style-name="T33">= (-V</text:span><text:span text:style-name="T34">td</text:span><text:span text:style-name="T33">)</text:span><text:span text:style-name="T44">2</text:span><text:span text:style-name="T33">/Z</text:span><text:span text:style-name="T34">pu</text:span><text:span text:style-name="T33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1" draw:text-style-name="P2" xml:id="id92" draw:id="id92" draw:layer="layout" svg:width="17.991cm" svg:height="1.417cm" svg:x="4.022cm" svg:y="14.182cm">
          <text:list text:style-name="L1">
            <text:list-header>
              <text:p text:style-name="P1"><text:span text:style-name="T7">(-V</text:span><text:span text:style-name="T24">td</text:span><text:span text:style-name="T7">)</text:span><text:span text:style-name="T41">2</text:span><text:span text:style-name="T7">/(V</text:span><text:span text:style-name="T24">inv</text:span><text:span text:style-name="T7">-V</text:span><text:span text:style-name="T24">te</text:span><text:span text:style-name="T7">)</text:span><text:span text:style-name="T41">2</text:span><text:span text:style-name="T7"> </text:span><text:span text:style-name="T7">= (L</text:span><text:span text:style-name="T24">pu</text:span><text:span text:style-name="T7">/W</text:span><text:span text:style-name="T24">pu</text:span><text:span text:style-name="T7">)/ </text:span><text:span text:style-name="T7">(L</text:span><text:span text:style-name="T24">pd</text:span><text:span text:style-name="T7">/W</text:span><text:span text:style-name="T24">pd</text:span><text:span text:style-name="T7">) = Z</text:span><text:span text:style-name="T24">pu</text:span><text:span text:style-name="T7">/</text:span><text:span text:style-name="T7">Z</text:span><text:span text:style-name="T24">p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ight Arrow 58" draw:style-name="gr97" draw:text-style-name="P32" xml:id="id93" draw:id="id93" draw:layer="layout" svg:width="1.905cm" svg:height="0.423cm" svg:x="1.482cm" svg:y="14.605cm">
          <text:list text:style-name="L13">
            <text:list-header>
              <text:p/>
            </text:list-header>
          </text:list>
          <draw:enhanced-geometry svg:viewBox="0 0 21600 21600" draw:text-areas="0 ?f0 ?f5 ?f2" draw:type="right-arrow" draw:modifiers="19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59" draw:style-name="gr1" draw:text-style-name="P2" draw:layer="layout" svg:width="21.59cm" svg:height="1.417cm" svg:x="2.54cm" svg:y="16.087cm">
          <text:list text:style-name="L1">
            <text:list-header>
              <text:p xml:id="id94" text:id="id94" text:style-name="P1"><text:span text:style-name="T7">Typical values: V</text:span><text:span text:style-name="T24">te</text:span><text:span text:style-name="T7">=0.2V</text:span><text:span text:style-name="T24">dd</text:span><text:span text:style-name="T7">, V</text:span><text:span text:style-name="T24">td</text:span><text:span text:style-name="T7">= -0.6V</text:span><text:span text:style-name="T24">dd</text:span><text:span text:style-name="T7">, V</text:span><text:span text:style-name="T24">inv</text:span><text:span text:style-name="T7">=0.5V</text:span><text:span text:style-name="T24">dd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0" draw:style-name="gr1" draw:text-style-name="P2" xml:id="id95" draw:id="id95" draw:layer="layout" svg:width="11.218cm" svg:height="1.417cm" svg:x="3.175cm" svg:y="17.767cm">
          <text:list text:style-name="L1">
            <text:list-header>
              <text:p text:style-name="P1"><text:span text:style-name="T7">Z</text:span><text:span text:style-name="T24">pu</text:span><text:span text:style-name="T7">/Z</text:span><text:span text:style-name="T24">pd </text:span><text:span text:style-name="T7">= 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ight Arrow 61" draw:style-name="gr98" draw:text-style-name="P32" xml:id="id96" draw:id="id96" draw:layer="layout" svg:width="1.905cm" svg:height="0.424cm" svg:x="0.635cm" svg:y="18.203cm">
          <text:list text:style-name="L13">
            <text:list-header>
              <text:p/>
            </text:list-header>
          </text:list>
          <draw:enhanced-geometry svg:viewBox="0 0 21600 21600" draw:text-areas="0 ?f0 ?f5 ?f2" draw:type="right-arrow" draw:modifiers="19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2s" smil:targetElement="id87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2s" smil:targetElement="id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2s" smil:targetElement="id89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0" anim:sub-item="text" smil:attributeName="visibility" smil:to="visible"/>
                  <anim:transitionFilter smil:dur="2s" smil:targetElement="id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1" anim:sub-item="text" smil:attributeName="visibility" smil:to="visible"/>
                  <anim:transitionFilter smil:dur="2s" smil:targetElement="id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 smil:additive="base"/>
                  <anim:animate smil:dur="0.5s" smil:fill="hold" smil:targetElement="id9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 smil:additive="base"/>
                  <anim:animate smil:dur="0.5s" smil:fill="hold" smil:targetElement="id9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2s" smil:targetElement="id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 smil:additive="base"/>
                  <anim:animate smil:dur="0.5s" smil:fill="hold" smil:targetElement="id9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 smil:additive="base"/>
                  <anim:animate smil:dur="0.5s" smil:fill="hold" smil:targetElement="id96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page-thumbnail draw:style-name="gr47" draw:layer="layout" svg:width="10.173cm" svg:height="7.629cm" svg:x="8.254cm" svg:y="1.52cm" draw:page-number="17" presentation:class="page"/>
          <draw:frame presentation:style-name="pr33" draw:text-style-name="P33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18" draw:style-name="dp3" draw:master-page-name="Title7" presentation:use-date-time-name="dtd1">
        <office:forms form:automatic-focus="false" form:apply-design-mode="false"/>
        <draw:custom-shape draw:name="TextBox 1" draw:style-name="gr1" draw:text-style-name="P2" draw:layer="layout" svg:width="5.715cm" svg:height="1.277cm" svg:x="12.277cm" svg:y="0cm">
          <text:list text:style-name="L1">
            <text:list-header>
              <text:p text:style-name="P1"><text:span text:style-name="T7">Ideal invert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>
          <draw:line draw:name="Straight Connector 9" draw:style-name="gr34" draw:text-style-name="P25" draw:layer="layout" svg:x1="13.551cm" svg:y1="3.598cm" svg:x2="15.24cm" svg:y2="4.445cm">
            <text:p/>
          </draw:line>
          <draw:line draw:name="Straight Connector 11" draw:style-name="gr34" draw:text-style-name="P25" draw:layer="layout" svg:x1="13.551cm" svg:y1="5.291cm" svg:x2="15.24cm" svg:y2="4.444cm">
            <text:p/>
          </draw:line>
          <draw:line draw:name="Straight Connector 12" draw:style-name="gr34" draw:text-style-name="P25" draw:layer="layout" svg:x1="13.551cm" svg:y1="3.598cm" svg:x2="13.547cm" svg:y2="5.292cm">
            <text:p/>
          </draw:line>
        </draw:g>
        <draw:custom-shape draw:name="Oval 15" draw:style-name="gr99" draw:text-style-name="P34" draw:layer="layout" svg:width="0.635cm" svg:height="0.635cm" svg:x="15.24cm" svg:y="4.119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6">
          <draw:line draw:name="Straight Connector 17" draw:style-name="gr34" draw:text-style-name="P25" draw:layer="layout" svg:x1="17.361cm" svg:y1="3.598cm" svg:x2="19.05cm" svg:y2="4.445cm">
            <text:p/>
          </draw:line>
          <draw:line draw:name="Straight Connector 18" draw:style-name="gr34" draw:text-style-name="P25" draw:layer="layout" svg:x1="17.361cm" svg:y1="5.291cm" svg:x2="19.05cm" svg:y2="4.444cm">
            <text:p/>
          </draw:line>
          <draw:line draw:name="Straight Connector 19" draw:style-name="gr34" draw:text-style-name="P25" draw:layer="layout" svg:x1="17.361cm" svg:y1="3.598cm" svg:x2="17.357cm" svg:y2="5.292cm">
            <text:p/>
          </draw:line>
        </draw:g>
        <draw:custom-shape draw:name="Oval 20" draw:style-name="gr100" draw:text-style-name="P34" draw:layer="layout" svg:width="0.635cm" svg:height="0.635cm" svg:x="19.05cm" svg:y="4.119cm">
          <text:list text:style-name="L1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2" draw:style-name="gr34" draw:text-style-name="P25" draw:layer="layout" svg:x1="12.065cm" svg:y1="4.445cm" svg:x2="13.547cm" svg:y2="4.449cm">
          <text:p/>
        </draw:line>
        <draw:custom-shape draw:name="TextBox 25" draw:style-name="gr1" draw:text-style-name="P2" draw:layer="layout" svg:width="2.752cm" svg:height="1.417cm" svg:x="15.875cm" svg:y="4.233cm">
          <text:list text:style-name="L1">
            <text:list-header>
              <text:p text:style-name="P1"><text:span text:style-name="T7">V</text:span><text:span text:style-name="T2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" draw:style-name="gr1" draw:text-style-name="P2" draw:layer="layout" svg:width="2.752cm" svg:height="1.417cm" svg:x="19.473cm" svg:y="4.233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8" draw:style-name="gr34" draw:text-style-name="P25" draw:layer="layout" svg:x1="15.875cm" svg:y1="4.445cm" svg:x2="17.357cm" svg:y2="4.449cm">
          <text:p/>
        </draw:line>
        <draw:line draw:name="Straight Connector 29" draw:style-name="gr34" draw:text-style-name="P25" draw:layer="layout" svg:x1="19.685cm" svg:y1="4.445cm" svg:x2="21.167cm" svg:y2="4.449cm">
          <text:p/>
        </draw:line>
        <draw:custom-shape draw:name="TextBox 30" draw:style-name="gr1" draw:text-style-name="P2" draw:layer="layout" svg:width="2.751cm" svg:height="1.417cm" svg:x="21.167cm" svg:y="0.847cm">
          <text:list text:style-name="L1">
            <text:list-header>
              <text:p text:style-name="P1"><text:span text:style-name="T7">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1" draw:style-name="gr1" draw:text-style-name="P2" draw:layer="layout" svg:width="2.751cm" svg:height="1.417cm" svg:x="21.802cm" svg:y="4.657cm">
          <text:list text:style-name="L1">
            <text:list-header>
              <text:p text:style-name="P1"><text:span text:style-name="T7">V</text:span><text:span text:style-name="T2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2" draw:style-name="gr1" draw:text-style-name="P2" draw:layer="layout" svg:width="2.752cm" svg:height="1.417cm" svg:x="23.495cm" svg:y="2.963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line draw:name="Straight Connector 34" draw:style-name="gr34" draw:text-style-name="P25" draw:layer="layout" svg:x1="22.86cm" svg:y1="4.088cm" svg:x2="22.86cm" svg:y2="4.74cm">
            <text:p/>
          </draw:line>
          <draw:line draw:name="Straight Connector 35" draw:style-name="gr34" draw:text-style-name="P25" draw:layer="layout" svg:x1="23.141cm" svg:y1="4.088cm" svg:x2="23.137cm" svg:y2="4.74cm">
            <text:p/>
          </draw:line>
          <draw:line draw:name="Straight Connector 36" draw:style-name="gr34" draw:text-style-name="P25" draw:layer="layout" svg:x1="23.137cm" svg:y1="4.088cm" svg:x2="23.56cm" svg:y2="4.092cm">
            <text:p/>
          </draw:line>
          <draw:line draw:name="Straight Connector 37" draw:style-name="gr34" draw:text-style-name="P25" draw:layer="layout" svg:x1="23.565cm" svg:y1="4.741cm" svg:x2="23.561cm" svg:y2="5.393cm">
            <text:p/>
          </draw:line>
          <draw:line draw:name="Straight Connector 38" draw:style-name="gr34" draw:text-style-name="P25" draw:layer="layout" svg:x1="23.137cm" svg:y1="4.741cm" svg:x2="23.56cm" svg:y2="4.741cm">
            <text:p/>
          </draw:line>
          <draw:line draw:name="Straight Connector 39" draw:style-name="gr34" draw:text-style-name="P25" draw:layer="layout" svg:x1="23.565cm" svg:y1="3.435cm" svg:x2="23.561cm" svg:y2="4.087cm">
            <text:p/>
          </draw:line>
          <draw:line draw:name="Straight Connector 40" draw:style-name="gr34" draw:text-style-name="P25" draw:layer="layout" svg:x1="22.013cm" svg:y1="4.414cm" svg:x2="22.86cm" svg:y2="4.418cm">
            <text:p/>
          </draw:line>
          <draw:line draw:name="Straight Connector 41" draw:style-name="gr34" draw:text-style-name="P25" draw:layer="layout" svg:x1="22.863cm" svg:y1="2.134cm" svg:x2="22.859cm" svg:y2="2.786cm">
            <text:p/>
          </draw:line>
          <draw:line draw:name="Straight Connector 42" draw:style-name="gr34" draw:text-style-name="P25" draw:layer="layout" svg:x1="23.142cm" svg:y1="2.134cm" svg:x2="23.565cm" svg:y2="2.134cm">
            <text:p/>
          </draw:line>
          <draw:line draw:name="Straight Connector 43" draw:style-name="gr34" draw:text-style-name="P25" draw:layer="layout" svg:x1="23.569cm" svg:y1="2.787cm" svg:x2="23.565cm" svg:y2="3.435cm">
            <text:p/>
          </draw:line>
          <draw:line draw:name="Straight Connector 44" draw:style-name="gr34" draw:text-style-name="P25" draw:layer="layout" svg:x1="23.142cm" svg:y1="2.782cm" svg:x2="23.565cm" svg:y2="2.786cm">
            <text:p/>
          </draw:line>
          <draw:line draw:name="Straight Connector 45" draw:style-name="gr34" draw:text-style-name="P25" draw:layer="layout" svg:x1="23.569cm" svg:y1="1.482cm" svg:x2="23.565cm" svg:y2="2.134cm">
            <text:p/>
          </draw:line>
          <draw:line draw:name="Straight Connector 46" draw:style-name="gr34" draw:text-style-name="P25" draw:layer="layout" svg:x1="22.582cm" svg:y1="2.461cm" svg:x2="22.859cm" svg:y2="2.461cm">
            <text:p/>
          </draw:line>
          <draw:line draw:name="Straight Connector 47" draw:style-name="gr34" draw:text-style-name="P25" draw:layer="layout" svg:x1="22.582cm" svg:y1="2.461cm" svg:x2="22.582cm" svg:y2="3.219cm">
            <text:p/>
          </draw:line>
          <draw:line draw:name="Straight Connector 48" draw:style-name="gr34" draw:text-style-name="P25" draw:layer="layout" svg:x1="22.582cm" svg:y1="3.219cm" svg:x2="24.553cm" svg:y2="3.223cm">
            <text:p/>
          </draw:line>
          <draw:line draw:name="Straight Connector 49" draw:style-name="gr34" draw:text-style-name="P25" draw:layer="layout" svg:x1="23.287cm" svg:y1="5.393cm" svg:x2="23.847cm" svg:y2="5.393cm">
            <text:p/>
          </draw:line>
          <draw:line draw:name="Straight Connector 50" draw:style-name="gr34" draw:text-style-name="P25" draw:layer="layout" svg:x1="23.429cm" svg:y1="5.499cm" svg:x2="23.706cm" svg:y2="5.503cm">
            <text:p/>
          </draw:line>
          <draw:line draw:name="Straight Connector 51" draw:style-name="gr34" draw:text-style-name="P25" draw:layer="layout" svg:x1="23.287cm" svg:y1="1.482cm" svg:x2="23.847cm" svg:y2="1.486cm">
            <text:p/>
          </draw:line>
          <draw:custom-shape draw:name="Oval 52" draw:style-name="gr101" draw:text-style-name="P32" draw:layer="layout" svg:width="0.083cm" svg:height="0.061cm" svg:x="23.517cm" svg:y="3.184cm">
            <text:list text:style-name="L1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53" draw:style-name="gr102" draw:text-style-name="P32" draw:layer="layout" svg:width="0.141cm" svg:height="0.652cm" svg:x="23.146cm" svg:y="2.134cm">
            <text:list text:style-name="L13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60" draw:style-name="gr1" draw:text-style-name="P2" draw:layer="layout" svg:width="9.949cm" svg:height="7.513cm" svg:x="0.423cm" svg:y="10.976cm">
          <text:list text:style-name="L1">
            <text:list-header>
              <text:p text:style-name="P1"><text:span text:style-name="T7">Z</text:span><text:span text:style-name="T24">pu</text:span><text:span text:style-name="T7">/Z</text:span><text:span text:style-name="T24">pd </text:span><text:span text:style-name="T7">= 4, for ideal condition</text:span></text:p>
              <text:p text:style-name="P1"><text:span text:style-name="T7"/></text:p>
              <text:p text:style-name="P1"><text:span text:style-name="T7">Where Z=L/W</text:span></text:p>
              <text:p text:style-name="P1"><text:span text:style-name="T7"/></text:p>
              <text:p text:style-name="P1"><text:span text:style-name="T7">It does not depend on the driver inverter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5" draw:style-name="gr3" draw:text-style-name="P14" draw:layer="layout" svg:width="14.182cm" svg:height="9.199cm" svg:x="0cm" svg:y="0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line draw:name="Straight Connector 55" draw:style-name="gr24" draw:text-style-name="P25" draw:layer="layout" svg:x1="10.799cm" svg:y1="7.832cm" svg:x2="10.791cm" svg:y2="18.838cm">
          <text:p/>
        </draw:line>
        <draw:line draw:name="Straight Connector 56" draw:style-name="gr25" draw:text-style-name="P25" draw:layer="layout" svg:x1="10.795cm" svg:y1="18.834cm" svg:x2="24.765cm" svg:y2="18.838cm">
          <text:p/>
        </draw:line>
        <draw:line draw:name="Straight Connector 57" draw:style-name="gr67" draw:text-style-name="P25" draw:layer="layout" svg:x1="10.795cm" svg:y1="8.886cm" svg:x2="22.648cm" svg:y2="8.89cm">
          <text:p/>
        </draw:line>
        <draw:g draw:name="Group 81">
          <draw:custom-shape draw:name="Freeform 60" draw:style-name="gr86" draw:text-style-name="P8" draw:layer="layout" svg:width="2.751cm" svg:height="0.846cm" svg:x="11.853cm" svg:y="8.886cm">
            <text:p/>
            <draw:enhanced-geometry svg:viewBox="0 0 1277257 174171" draw:extrusion-allowed="true" draw:glue-points="0 0 776721 152401 990600 304800 990600 304800 990600 304800" draw:glue-point-type="0 0 776721 152401 990600 304800 990600 304800 990600 304800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custom-shape draw:name="Freeform 62" draw:style-name="gr87" draw:text-style-name="P8" draw:layer="layout" svg:width="3.387cm" svg:height="0.846cm" svg:x="18.837cm" svg:y="16.929cm">
            <text:p/>
            <draw:enhanced-geometry svg:viewBox="0 0 1277257 174171" draw:extrusion-allowed="true" draw:glue-points="0 0 955964 152401 1219200 304800 1219200 304800 1219200 304800" draw:glue-point-type="0 0 955964 152401 1219200 304800 1219200 304800 1219200 304800" draw:mirror-horizontal="true" draw:mirror-vertical="true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line draw:name="Straight Connector 63" draw:style-name="gr34" draw:text-style-name="P25" draw:layer="layout" svg:x1="14.605cm" svg:y1="9.732cm" svg:x2="18.838cm" svg:y2="16.928cm">
            <text:p/>
          </draw:line>
          <draw:line draw:name="Straight Connector 64" draw:style-name="gr34" draw:text-style-name="P25" draw:layer="layout" svg:x1="22.224cm" svg:y1="17.774cm" svg:x2="23.705cm" svg:y2="17.985cm">
            <text:p/>
          </draw:line>
          <draw:line draw:name="Straight Connector 65" draw:style-name="gr34" draw:text-style-name="P25" draw:layer="layout" svg:x1="10.795cm" svg:y1="8.886cm" svg:x2="11.853cm" svg:y2="8.89cm">
            <text:p/>
          </draw:line>
        </draw:g>
        <draw:custom-shape draw:name="TextBox 40" draw:style-name="gr1" draw:text-style-name="P2" draw:layer="layout" svg:width="2.54cm" svg:height="1.417cm" svg:x="22.013cm" svg:y="8.07cm">
          <text:list text:style-name="L1">
            <text:list-header>
              <text:p text:style-name="P1"><text:span text:style-name="T7">V</text:span><text:span text:style-name="T24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1" draw:style-name="gr1" draw:text-style-name="P2" draw:layer="layout" svg:width="1.905cm" svg:height="1.417cm" svg:x="9.102cm" svg:y="9.948cm">
          <text:list text:style-name="L1">
            <text:list-header>
              <text:p text:style-name="P1"><text:span text:style-name="T7">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2" draw:style-name="gr1" draw:text-style-name="P2" draw:layer="layout" svg:width="1.905cm" svg:height="1.224cm" svg:x="22.86cm" svg:y="17.78cm">
          <text:list text:style-name="L1">
            <text:list-header>
              <text:p text:style-name="P1"><text:span text:style-name="T14">V</text:span><text:span text:style-name="T15">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9" draw:style-name="gr103" draw:text-style-name="P25" draw:layer="layout" svg:x1="19.685cm" svg:y1="9.944cm" svg:x2="10.795cm" svg:y2="18.834cm">
          <text:p/>
        </draw:line>
        <draw:custom-shape draw:name="TextBox 74" draw:style-name="gr1" draw:text-style-name="P2" draw:layer="layout" svg:width="2.329cm" svg:height="1.224cm" svg:x="20.743cm" svg:y="17.78cm">
          <text:list text:style-name="L1">
            <text:list-header>
              <text:p text:style-name="P1"><text:span text:style-name="T14">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1">
          <draw:custom-shape draw:name="Freeform 72" draw:style-name="gr90" draw:text-style-name="P8" draw:layer="layout" svg:width="2.751cm" svg:height="1.481cm" svg:x="11.218cm" svg:y="8.886cm">
            <text:p/>
            <draw:enhanced-geometry svg:viewBox="0 0 1277257 174171" draw:extrusion-allowed="true" draw:glue-points="0 0 776721 266702 990600 533400 990600 533400 990600 533400" draw:glue-point-type="0 0 776721 266702 990600 533400 990600 533400 990600 533400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custom-shape draw:name="Freeform 73" draw:style-name="gr91" draw:text-style-name="P8" draw:layer="layout" svg:width="3.387cm" svg:height="0.635cm" svg:x="18.201cm" svg:y="17.563cm">
            <text:p/>
            <draw:enhanced-geometry svg:viewBox="0 0 1277257 174171" draw:extrusion-allowed="true" draw:glue-points="0 0 955964 114301 1219200 228600 1219200 228600 1219200 228600" draw:glue-point-type="0 0 955964 114301 1219200 228600 1219200 228600 1219200 228600" draw:mirror-horizontal="true" draw:mirror-vertical="true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line draw:name="Straight Connector 74" draw:style-name="gr34" draw:text-style-name="P25" draw:layer="layout" svg:x1="13.969cm" svg:y1="10.367cm" svg:x2="18.202cm" svg:y2="17.564cm">
            <text:p/>
          </draw:line>
          <draw:line draw:name="Straight Connector 75" draw:style-name="gr34" draw:text-style-name="P25" draw:layer="layout" svg:x1="21.588cm" svg:y1="18.198cm" svg:x2="23.493cm" svg:y2="18.409cm">
            <text:p/>
          </draw:line>
        </draw:g>
        <draw:line draw:name="Straight Connector 76" draw:style-name="gr34" draw:text-style-name="P25" draw:layer="layout" svg:x1="22.229cm" svg:y1="18.415cm" svg:x2="22.221cm" svg:y2="19.262cm">
          <text:p/>
        </draw:line>
        <draw:g draw:name="Group 82">
          <draw:custom-shape draw:name="Freeform 78" draw:style-name="gr86" draw:text-style-name="P8" draw:layer="layout" svg:width="2.751cm" svg:height="0.846cm" svg:x="13.335cm" svg:y="8.886cm">
            <text:p/>
            <draw:enhanced-geometry svg:viewBox="0 0 1277257 174171" draw:extrusion-allowed="true" draw:glue-points="0 0 776721 152401 990600 304800 990600 304800 990600 304800" draw:glue-point-type="0 0 776721 152401 990600 304800 990600 304800 990600 304800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custom-shape draw:name="Freeform 79" draw:style-name="gr92" draw:text-style-name="P8" draw:layer="layout" svg:width="3.386cm" svg:height="0.846cm" svg:x="20.32cm" svg:y="16.929cm">
            <text:p/>
            <draw:enhanced-geometry svg:viewBox="0 0 1277257 174171" draw:extrusion-allowed="true" draw:glue-points="0 0 955964 152401 1219200 304800 1219200 304800 1219200 304800" draw:glue-point-type="0 0 955964 152401 1219200 304800 1219200 304800 1219200 304800" draw:mirror-horizontal="true" draw:mirror-vertical="true" draw:type="non-primitive" draw:enhanced-path="M 0 0 C 394305 29029 788610 58058 1001486 87086 C 1214362 116114 1277257 174171 1277257 174171 L 1277257 174171 L 1277257 174171 N">
              <draw:equation draw:name="f0" draw:formula=""/>
              <draw:equation draw:name="f1" draw:formula=""/>
              <draw:equation draw:name="f2" draw:formula="-(sin(0*(pi/180))*(12-10800)-cos(0*(pi/180))*(-7478-10800))+10800"/>
              <draw:equation draw:name="f3" draw:formula="15+?f46 -1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</draw:enhanced-geometry>
          </draw:custom-shape>
          <draw:line draw:name="Straight Connector 80" draw:style-name="gr34" draw:text-style-name="P25" draw:layer="layout" svg:x1="16.087cm" svg:y1="9.732cm" svg:x2="20.32cm" svg:y2="16.928cm">
            <text:p/>
          </draw:line>
          <draw:line draw:name="Straight Connector 81" draw:style-name="gr34" draw:text-style-name="P25" draw:layer="layout" svg:x1="23.705cm" svg:y1="17.774cm" svg:x2="25.186cm" svg:y2="17.985cm">
            <text:p/>
          </draw:line>
          <draw:line draw:name="Straight Connector 82" draw:style-name="gr34" draw:text-style-name="P25" draw:layer="layout" svg:x1="12.277cm" svg:y1="8.886cm" svg:x2="13.335cm" svg:y2="8.89cm">
            <text:p/>
          </draw:line>
        </draw:g>
        <draw:custom-shape draw:name="TextBox 92" draw:style-name="gr1" draw:text-style-name="P2" draw:layer="layout" svg:width="3.81cm" svg:height="1.417cm" svg:x="18.627cm" svg:y="10.579cm">
          <text:list text:style-name="L1">
            <text:list-header>
              <text:p text:style-name="P1"><text:span text:style-name="T7">V</text:span><text:span text:style-name="T24">in</text:span><text:span text:style-name="T7">= V</text:span><text:span text:style-name="T2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84" draw:style-name="gr67" draw:text-style-name="P25" draw:layer="layout" svg:x1="16.51cm" svg:y1="13.119cm" svg:x2="16.722cm" svg:y2="18.834cm">
          <text:p/>
        </draw:line>
        <draw:custom-shape draw:name="TextBox 96" draw:style-name="gr1" draw:text-style-name="P2" draw:layer="layout" svg:width="3.386cm" svg:height="1.224cm" svg:x="15.452cm" svg:y="17.767cm">
          <text:list text:style-name="L1">
            <text:list-header>
              <text:p text:style-name="P1"><text:span text:style-name="T14">0.5 V</text:span><text:span text:style-name="T15">D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86" draw:style-name="gr104" draw:text-style-name="P25" draw:layer="layout" draw:type="line" svg:x1="15.24cm" svg:y1="16.506cm" svg:x2="19.263cm" svg:y2="12.271cm" svg:d="M15240 16506l4023-4235" svg:viewBox="0 0 4024 4236">
          <text:p/>
        </draw:connector>
        <draw:custom-shape draw:name="TextBox 87" draw:style-name="gr1" draw:text-style-name="P31" draw:layer="layout" svg:width="6.562cm" svg:height="1.224cm" svg:x="18.838cm" svg:y="12.061cm">
          <text:list text:style-name="L1">
            <text:list-header>
              <text:p text:style-name="P30"><text:span text:style-name="T14">Decreasing Z</text:span><text:span text:style-name="T15">pu</text:span><text:span text:style-name="T14">/Z</text:span><text:span text:style-name="T15">p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8" draw:style-name="gr1" draw:text-style-name="P31" draw:layer="layout" svg:width="5.715cm" svg:height="1.224cm" svg:x="12.912cm" svg:y="16.294cm">
          <text:list text:style-name="L1">
            <text:list-header>
              <text:p text:style-name="P30"><text:span text:style-name="T14">Increasing Z</text:span><text:span text:style-name="T15">pu</text:span><text:span text:style-name="T14">/Z</text:span><text:span text:style-name="T15">p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9" draw:style-name="gr1" draw:text-style-name="P31" draw:layer="layout" svg:width="4.022cm" svg:height="1.224cm" svg:x="10.795cm" svg:y="11.589cm">
          <text:list text:style-name="L1">
            <text:list-header>
              <text:p text:style-name="P30"><text:span text:style-name="T14">Z</text:span><text:span text:style-name="T15">pu</text:span><text:span text:style-name="T14">/Z</text:span><text:span text:style-name="T15">pd </text:span><text:span text:style-name="T14">=4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90" draw:style-name="gr63" draw:text-style-name="P25" draw:layer="layout" draw:type="line" svg:x1="14.393cm" svg:y1="12.277cm" svg:x2="16.088cm" svg:y2="12.282cm" svg:d="M14393 12277l1695 5" svg:viewBox="0 0 1696 6">
          <text:p/>
        </draw:connector>
        <presentation:notes draw:style-name="dp4">
          <draw:page-thumbnail draw:style-name="gr47" draw:layer="layout" svg:width="10.173cm" svg:height="7.629cm" svg:x="8.254cm" svg:y="1.52cm" draw:page-number="18" presentation:class="page"/>
          <draw:frame presentation:style-name="pr33" draw:text-style-name="P33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Book to be followed" draw:style-name="dp3" draw:master-page-name="Title2" presentation:use-date-time-name="dtd1">
        <draw:frame presentation:style-name="pr34" draw:text-style-name="P8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35"><text:span text:style-name="T54">B</text:span><text:span text:style-name="T54">o</text:span><text:span text:style-name="T54">o</text:span><text:span text:style-name="T54">k </text:span><text:span text:style-name="T54">to </text:span><text:span text:style-name="T54">b</text:span><text:span text:style-name="T54">e </text:span><text:span text:style-name="T54">fo</text:span><text:span text:style-name="T54">ll</text:span><text:span text:style-name="T54">o</text:span><text:span text:style-name="T54">w</text:span><text:span text:style-name="T54">e</text:span><text:span text:style-name="T54">d</text:span></text:p>
              </text:list-header>
            </text:list>
          </draw:text-box>
        </draw:frame>
        <draw:frame presentation:style-name="pr35" draw:text-style-name="P8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36"><text:span text:style-name="T55">Basic VLSI Design: Systems and Circuits</text:span></text:p>
                <text:p text:style-name="P37"><text:span text:style-name="T7">BY</text:span></text:p>
                <text:p text:style-name="P36"><text:span text:style-name="T55">Douglas A Pucknell</text:span></text:p>
                <text:p text:style-name="P36"><text:span text:style-name="T55">Kamran Eshraghian</text:span></text:p>
              </text:list-header>
            </text:list>
          </draw:text-box>
        </draw:frame>
        <presentation:notes draw:style-name="dp4">
          <draw:page-thumbnail draw:style-name="gr47" draw:layer="layout" svg:width="10.173cm" svg:height="7.629cm" svg:x="8.254cm" svg:y="1.52cm" draw:page-number="19" presentation:class="page"/>
          <draw:frame presentation:style-name="pr36" draw:text-style-name="P33" draw:layer="layout" svg:width="19.544cm" svg:height="9.142cm" svg:x="3.563cm" svg:y="9.6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Dashed_20__28_var_29__20_4" draw:display-name="Dashed (var) 4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graphic-properties>
        <text:list-style style:name="Title12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graphic-properties>
        <text:list-style style:name="Title13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graphic-properties>
        <text:list-style style:name="Title14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graphic-properties>
        <text:list-style style:name="Title15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graphic-properties>
        <text:list-style style:name="Title16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graphic-properties>
        <text:list-style style:name="Title17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graphic-properties>
        <text:list-style style:name="Title18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graphic-properties>
        <text:list-style style:name="Title19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graphic-properties>
        <text:list-style style:name="Title20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graphic-properties>
        <text:list-style style:name="Title2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graphic-properties>
        <text:list-style style:name="Title22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graphic-properties>
        <text:list-style style:name="Title23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graphic-properties>
        <text:list-style style:name="Title24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graphic-properties>
        <text:list-style style:name="Title25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6.67cm" fo:page-height="20.3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5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6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7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8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9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0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3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4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5" style:family="presentation" style:parent-style-name="Title13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6" style:family="presentation" style:parent-style-name="Title13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7" style:family="presentation" style:parent-style-name="Title14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8" style:family="presentation" style:parent-style-name="Title14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9" style:family="presentation" style:parent-style-name="Title15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0" style:family="presentation" style:parent-style-name="Title15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1" style:family="presentation" style:parent-style-name="Title16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2" style:family="presentation" style:parent-style-name="Title16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3" style:family="presentation" style:parent-style-name="Title17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4" style:family="presentation" style:parent-style-name="Title17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5" style:family="presentation" style:parent-style-name="Title18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6" style:family="presentation" style:parent-style-name="Title18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7" style:family="presentation" style:parent-style-name="Title19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8" style:family="presentation" style:parent-style-name="Title19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9" style:family="presentation" style:parent-style-name="Title20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0" style:family="presentation" style:parent-style-name="Title20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1" style:family="presentation" style:parent-style-name="Title21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2" style:family="presentation" style:parent-style-name="Title21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3" style:family="presentation" style:parent-style-name="Title22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4" style:family="presentation" style:parent-style-name="Title22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5" style:family="presentation" style:parent-style-name="Title23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6" style:family="presentation" style:parent-style-name="Title23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7" style:family="presentation" style:parent-style-name="Title24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8" style:family="presentation" style:parent-style-name="Title24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9" style:family="presentation" style:parent-style-name="Title25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50" style:family="presentation" style:parent-style-name="Title25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6.67cm" svg:height="20.32cm" svg:x="0cm" svg:y="0cm">
        <text:p/>
      </draw:rect>
      <draw:frame draw:style-name="Mgr2" draw:text-style-name="MP2" draw:layer="backgroundobjects" svg:width="11.558cm" svg:height="1.014cm" svg:x="0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11.558cm" svg:height="1.014cm" svg:x="15.112cm" svg:y="0cm" presentation:class="date-time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11.558cm" svg:height="1.014cm" svg:x="0cm" svg:y="19.306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11.558cm" svg:height="1.014cm" svg:x="15.112cm" svg:y="19.30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555cm" svg:height="5.666cm" svg:x="1cm" svg:y="3.004cm"/>
      <draw:page-thumbnail draw:layer="backgroundobjects" svg:width="7.555cm" svg:height="5.666cm" svg:x="1cm" svg:y="11.648cm"/>
      <draw:page-thumbnail draw:layer="backgroundobjects" svg:width="7.555cm" svg:height="5.666cm" svg:x="9.556cm" svg:y="3.004cm"/>
      <draw:page-thumbnail draw:layer="backgroundobjects" svg:width="7.555cm" svg:height="5.666cm" svg:x="9.556cm" svg:y="11.648cm"/>
      <draw:page-thumbnail draw:layer="backgroundobjects" svg:width="7.555cm" svg:height="5.666cm" svg:x="18.112cm" svg:y="3.004cm"/>
      <draw:page-thumbnail draw:layer="backgroundobjects" svg:width="7.555cm" svg:height="5.666cm" svg:x="18.112cm" svg:y="11.648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draw:style-name="Mgr2" draw:text-style-name="MP2" draw:layer="backgroundobjects" svg:width="11.558cm" svg:height="1.014cm" svg:x="0cm" svg:y="0cm" presentation:class="header">
          <draw:text-box>
            <text:list text:style-name="">
              <text:list-header>
                <text:p><text:span text:style-name="MT2"/></text:p>
              </text:list-header>
            </text:list>
          </draw:text-box>
        </draw:frame>
        <draw:frame draw:style-name="Mgr2" draw:text-style-name="MP3" draw:layer="backgroundobjects" svg:width="11.558cm" svg:height="1.014cm" svg:x="15.112cm" svg:y="0cm" presentation:class="date-time">
          <draw:text-box>
            <text:list text:style-name="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0.173cm" svg:height="7.629cm" svg:x="8.254cm" svg:y="1.52cm" presentation:class="page"/>
        <draw:frame presentation:style-name="Default-notes" draw:layer="backgroundobjects" svg:width="19.544cm" svg:height="9.142cm" svg:x="3.563cm" svg:y="9.657cm" presentation:class="notes" presentation:placeholder="true">
          <draw:text-box/>
        </draw:frame>
        <draw:frame draw:style-name="Mgr3" draw:text-style-name="MP2" draw:layer="backgroundobjects" svg:width="11.558cm" svg:height="1.014cm" svg:x="0cm" svg:y="19.306cm" presentation:class="footer">
          <draw:text-box>
            <text:list text:style-name="">
              <text:list-header>
                <text:p><text:span text:style-name="MT2"/></text:p>
              </text:list-header>
            </text:list>
          </draw:text-box>
        </draw:frame>
        <draw:frame draw:style-name="Mgr3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-title" draw:layer="backgroundobjects" svg:width="10.173cm" svg:height="7.629cm" svg:x="8.254cm" svg:y="1.52cm" presentation:class="page"/>
        <draw:frame presentation:style-name="Title1-notes" draw:layer="backgroundobjects" svg:width="19.544cm" svg:height="9.142cm" svg:x="3.563cm" svg:y="9.657cm" presentation:class="notes" presentation:placeholder="true">
          <draw:text-box/>
        </draw:frame>
        <draw:frame presentation:style-name="Mpr2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3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3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2-title" draw:layer="backgroundobjects" svg:width="10.173cm" svg:height="7.629cm" svg:x="8.254cm" svg:y="1.52cm" presentation:class="page"/>
        <draw:frame presentation:style-name="Title2-notes" draw:layer="backgroundobjects" svg:width="19.544cm" svg:height="9.142cm" svg:x="3.563cm" svg:y="9.657cm" presentation:class="notes" presentation:placeholder="true">
          <draw:text-box/>
        </draw:frame>
        <draw:frame presentation:style-name="Mpr4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4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2.86cm" svg:height="3.175cm" svg:x="1.27cm" svg:y="0.762cm" presentation:class="title" presentation:placeholder="true">
        <draw:text-box/>
      </draw:fram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5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5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3-title" draw:layer="backgroundobjects" svg:width="10.173cm" svg:height="7.629cm" svg:x="8.254cm" svg:y="1.52cm" presentation:class="page"/>
        <draw:frame presentation:style-name="Title3-notes" draw:layer="backgroundobjects" svg:width="19.544cm" svg:height="9.142cm" svg:x="3.563cm" svg:y="9.657cm" presentation:class="notes" presentation:placeholder="true">
          <draw:text-box/>
        </draw:frame>
        <draw:frame presentation:style-name="Mpr6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6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2.86cm" svg:height="3.175cm" svg:x="1.27cm" svg:y="0.762cm" presentation:class="title" presentation:placeholder="true">
        <draw:text-box/>
      </draw:frame>
      <draw:frame presentation:style-name="Title4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7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7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4-title" draw:layer="backgroundobjects" svg:width="10.173cm" svg:height="7.629cm" svg:x="8.254cm" svg:y="1.52cm" presentation:class="page"/>
        <draw:frame presentation:style-name="Title4-notes" draw:layer="backgroundobjects" svg:width="19.544cm" svg:height="9.142cm" svg:x="3.563cm" svg:y="9.657cm" presentation:class="notes" presentation:placeholder="true">
          <draw:text-box/>
        </draw:frame>
        <draw:frame presentation:style-name="Mpr8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8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2.86cm" svg:height="3.175cm" svg:x="1.27cm" svg:y="0.762cm" presentation:class="title" presentation:placeholder="true">
        <draw:text-box/>
      </draw:frame>
      <draw:frame presentation:style-name="Title5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9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9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5-title" draw:layer="backgroundobjects" svg:width="10.173cm" svg:height="7.629cm" svg:x="8.254cm" svg:y="1.52cm" presentation:class="page"/>
        <draw:frame presentation:style-name="Title5-notes" draw:layer="backgroundobjects" svg:width="19.544cm" svg:height="9.142cm" svg:x="3.563cm" svg:y="9.657cm" presentation:class="notes" presentation:placeholder="true">
          <draw:text-box/>
        </draw:frame>
        <draw:frame presentation:style-name="Mpr10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0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2.86cm" svg:height="3.175cm" svg:x="1.27cm" svg:y="0.762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1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1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6-title" draw:layer="backgroundobjects" svg:width="10.173cm" svg:height="7.629cm" svg:x="8.254cm" svg:y="1.52cm" presentation:class="page"/>
        <draw:frame presentation:style-name="Title6-notes" draw:layer="backgroundobjects" svg:width="19.544cm" svg:height="9.142cm" svg:x="3.563cm" svg:y="9.657cm" presentation:class="notes" presentation:placeholder="true">
          <draw:text-box/>
        </draw:frame>
        <draw:frame presentation:style-name="Mpr12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2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2.86cm" svg:height="3.175cm" svg:x="1.27cm" svg:y="0.762cm" presentation:class="title" presentation:placeholder="true">
        <draw:text-box/>
      </draw:frame>
      <draw:frame presentation:style-name="Title7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3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3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7-title" draw:layer="backgroundobjects" svg:width="10.173cm" svg:height="7.629cm" svg:x="8.254cm" svg:y="1.52cm" presentation:class="page"/>
        <draw:frame presentation:style-name="Title7-notes" draw:layer="backgroundobjects" svg:width="19.544cm" svg:height="9.142cm" svg:x="3.563cm" svg:y="9.657cm" presentation:class="notes" presentation:placeholder="true">
          <draw:text-box/>
        </draw:frame>
        <draw:frame presentation:style-name="Mpr14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4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2.86cm" svg:height="3.175cm" svg:x="1.27cm" svg:y="0.762cm" presentation:class="title" presentation:placeholder="true">
        <draw:text-box/>
      </draw:frame>
      <draw:frame presentation:style-name="Title8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5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5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8-title" draw:layer="backgroundobjects" svg:width="10.173cm" svg:height="7.629cm" svg:x="8.254cm" svg:y="1.52cm" presentation:class="page"/>
        <draw:frame presentation:style-name="Title8-notes" draw:layer="backgroundobjects" svg:width="19.544cm" svg:height="9.142cm" svg:x="3.563cm" svg:y="9.657cm" presentation:class="notes" presentation:placeholder="true">
          <draw:text-box/>
        </draw:frame>
        <draw:frame presentation:style-name="Mpr16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6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2.86cm" svg:height="3.175cm" svg:x="1.27cm" svg:y="0.762cm" presentation:class="title" presentation:placeholder="true">
        <draw:text-box/>
      </draw:frame>
      <draw:frame presentation:style-name="Title9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7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7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9-title" draw:layer="backgroundobjects" svg:width="10.173cm" svg:height="7.629cm" svg:x="8.254cm" svg:y="1.52cm" presentation:class="page"/>
        <draw:frame presentation:style-name="Title9-notes" draw:layer="backgroundobjects" svg:width="19.544cm" svg:height="9.142cm" svg:x="3.563cm" svg:y="9.657cm" presentation:class="notes" presentation:placeholder="true">
          <draw:text-box/>
        </draw:frame>
        <draw:frame presentation:style-name="Mpr18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8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2.86cm" svg:height="3.175cm" svg:x="1.27cm" svg:y="0.762cm" presentation:class="title" presentation:placeholder="true">
        <draw:text-box/>
      </draw:frame>
      <draw:frame presentation:style-name="Title10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9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9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0-title" draw:layer="backgroundobjects" svg:width="10.173cm" svg:height="7.629cm" svg:x="8.254cm" svg:y="1.52cm" presentation:class="page"/>
        <draw:frame presentation:style-name="Title10-notes" draw:layer="backgroundobjects" svg:width="19.544cm" svg:height="9.142cm" svg:x="3.563cm" svg:y="9.657cm" presentation:class="notes" presentation:placeholder="true">
          <draw:text-box/>
        </draw:frame>
        <draw:frame presentation:style-name="Mpr20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0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5cm" svg:x="1.27cm" svg:y="0.762cm" presentation:class="title" presentation:placeholder="true">
        <draw:text-box/>
      </draw:frame>
      <draw:frame presentation:style-name="Title11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1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1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1-title" draw:layer="backgroundobjects" svg:width="10.173cm" svg:height="7.629cm" svg:x="8.254cm" svg:y="1.52cm" presentation:class="page"/>
        <draw:frame presentation:style-name="Title11-notes" draw:layer="backgroundobjects" svg:width="19.544cm" svg:height="9.142cm" svg:x="3.563cm" svg:y="9.657cm" presentation:class="notes" presentation:placeholder="true">
          <draw:text-box/>
        </draw:frame>
        <draw:frame presentation:style-name="Mpr22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2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2.86cm" svg:height="3.175cm" svg:x="1.27cm" svg:y="0.762cm" presentation:class="title" presentation:placeholder="true">
        <draw:text-box/>
      </draw:frame>
      <draw:frame presentation:style-name="Title12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3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3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2-title" draw:layer="backgroundobjects" svg:width="10.173cm" svg:height="7.629cm" svg:x="8.254cm" svg:y="1.52cm" presentation:class="page"/>
        <draw:frame presentation:style-name="Title12-notes" draw:layer="backgroundobjects" svg:width="19.544cm" svg:height="9.142cm" svg:x="3.563cm" svg:y="9.657cm" presentation:class="notes" presentation:placeholder="true">
          <draw:text-box/>
        </draw:frame>
        <draw:frame presentation:style-name="Mpr24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4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2.86cm" svg:height="3.175cm" svg:x="1.27cm" svg:y="0.762cm" presentation:class="title" presentation:placeholder="true">
        <draw:text-box/>
      </draw:frame>
      <draw:frame presentation:style-name="Title13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5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5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3-title" draw:layer="backgroundobjects" svg:width="10.173cm" svg:height="7.629cm" svg:x="8.254cm" svg:y="1.52cm" presentation:class="page"/>
        <draw:frame presentation:style-name="Title13-notes" draw:layer="backgroundobjects" svg:width="19.544cm" svg:height="9.142cm" svg:x="3.563cm" svg:y="9.657cm" presentation:class="notes" presentation:placeholder="true">
          <draw:text-box/>
        </draw:frame>
        <draw:frame presentation:style-name="Mpr26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6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2.86cm" svg:height="3.175cm" svg:x="1.27cm" svg:y="0.762cm" presentation:class="title" presentation:placeholder="true">
        <draw:text-box/>
      </draw:frame>
      <draw:frame presentation:style-name="Title14-outline1" draw:layer="backgroundobjects" svg:width="22.86cm" svg:height="12.572cm" svg:x="1.27cm" svg:y="4.445cm" presentation:class="outline" presentation:placeholder="true">
        <draw:text-box/>
      </draw:frame>
      <draw:frame draw:style-name="Mgr5" draw:text-style-name="MP2" draw:layer="backgroundobjects" svg:width="21.59cm" svg:height="1.27cm" svg:x="1.905cm" svg:y="17.357cm" presentation:class="footer">
        <draw:text-box>
          <text:list text:style-name="ML1">
            <text:list-header>
              <text:p text:style-name="MP5"><text:span text:style-name="MT3">3: </text:span><text:span text:style-name="MT3">C</text:span><text:span text:style-name="MT3">M</text:span><text:span text:style-name="MT3">O</text:span><text:span text:style-name="MT3">S </text:span><text:span text:style-name="MT3">Tr</text:span><text:span text:style-name="MT3">an</text:span><text:span text:style-name="MT3">si</text:span><text:span text:style-name="MT3">st</text:span><text:span text:style-name="MT3">or </text:span><text:span text:style-name="MT3">T</text:span><text:span text:style-name="MT3">he</text:span><text:span text:style-name="MT3">or</text:span><text:span text:style-name="MT3">y</text:span></text:p>
            </text:list-header>
          </text:list>
        </draw:text-box>
      </draw:frame>
      <draw:frame draw:style-name="Mgr5" draw:text-style-name="MP2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7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7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4-title" draw:layer="backgroundobjects" svg:width="10.173cm" svg:height="7.629cm" svg:x="8.254cm" svg:y="1.52cm" presentation:class="page"/>
        <draw:frame presentation:style-name="Title14-notes" draw:layer="backgroundobjects" svg:width="19.544cm" svg:height="9.142cm" svg:x="3.563cm" svg:y="9.657cm" presentation:class="notes" presentation:placeholder="true">
          <draw:text-box/>
        </draw:frame>
        <draw:frame presentation:style-name="Mpr28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8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2.86cm" svg:height="3.175cm" svg:x="1.27cm" svg:y="0.762cm" presentation:class="title" presentation:placeholder="true">
        <draw:text-box/>
      </draw:frame>
      <draw:frame presentation:style-name="Title15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9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9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5-title" draw:layer="backgroundobjects" svg:width="10.173cm" svg:height="7.629cm" svg:x="8.254cm" svg:y="1.52cm" presentation:class="page"/>
        <draw:frame presentation:style-name="Title15-notes" draw:layer="backgroundobjects" svg:width="19.544cm" svg:height="9.142cm" svg:x="3.563cm" svg:y="9.657cm" presentation:class="notes" presentation:placeholder="true">
          <draw:text-box/>
        </draw:frame>
        <draw:frame presentation:style-name="Mpr30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30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2.86cm" svg:height="3.175cm" svg:x="1.27cm" svg:y="0.762cm" presentation:class="title" presentation:placeholder="true">
        <draw:text-box/>
      </draw:frame>
      <draw:frame presentation:style-name="Title16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31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31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6-title" draw:layer="backgroundobjects" svg:width="10.173cm" svg:height="7.629cm" svg:x="8.254cm" svg:y="1.52cm" presentation:class="page"/>
        <draw:frame presentation:style-name="Title16-notes" draw:layer="backgroundobjects" svg:width="19.544cm" svg:height="9.142cm" svg:x="3.563cm" svg:y="9.657cm" presentation:class="notes" presentation:placeholder="true">
          <draw:text-box/>
        </draw:frame>
        <draw:frame presentation:style-name="Mpr32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32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2.86cm" svg:height="3.175cm" svg:x="1.27cm" svg:y="0.762cm" presentation:class="title" presentation:placeholder="true">
        <draw:text-box/>
      </draw:frame>
      <draw:frame presentation:style-name="Title17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33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33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7-title" draw:layer="backgroundobjects" svg:width="10.173cm" svg:height="7.629cm" svg:x="8.254cm" svg:y="1.52cm" presentation:class="page"/>
        <draw:frame presentation:style-name="Title17-notes" draw:layer="backgroundobjects" svg:width="19.544cm" svg:height="9.142cm" svg:x="3.563cm" svg:y="9.657cm" presentation:class="notes" presentation:placeholder="true">
          <draw:text-box/>
        </draw:frame>
        <draw:frame presentation:style-name="Mpr34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34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2.86cm" svg:height="3.175cm" svg:x="1.27cm" svg:y="0.762cm" presentation:class="title" presentation:placeholder="true">
        <draw:text-box/>
      </draw:frame>
      <draw:frame presentation:style-name="Title18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35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35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8-title" draw:layer="backgroundobjects" svg:width="10.173cm" svg:height="7.629cm" svg:x="8.254cm" svg:y="1.52cm" presentation:class="page"/>
        <draw:frame presentation:style-name="Title18-notes" draw:layer="backgroundobjects" svg:width="19.544cm" svg:height="9.142cm" svg:x="3.563cm" svg:y="9.657cm" presentation:class="notes" presentation:placeholder="true">
          <draw:text-box/>
        </draw:frame>
        <draw:frame presentation:style-name="Mpr36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36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22.86cm" svg:height="3.175cm" svg:x="1.27cm" svg:y="0.762cm" presentation:class="title" presentation:placeholder="true">
        <draw:text-box/>
      </draw:frame>
      <draw:frame presentation:style-name="Title19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37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37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9-title" draw:layer="backgroundobjects" svg:width="10.173cm" svg:height="7.629cm" svg:x="8.254cm" svg:y="1.52cm" presentation:class="page"/>
        <draw:frame presentation:style-name="Title19-notes" draw:layer="backgroundobjects" svg:width="19.544cm" svg:height="9.142cm" svg:x="3.563cm" svg:y="9.657cm" presentation:class="notes" presentation:placeholder="true">
          <draw:text-box/>
        </draw:frame>
        <draw:frame presentation:style-name="Mpr38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38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86cm" svg:height="3.175cm" svg:x="1.27cm" svg:y="0.762cm" presentation:class="title" presentation:placeholder="true">
        <draw:text-box/>
      </draw:frame>
      <draw:frame presentation:style-name="Title20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39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39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20-title" draw:layer="backgroundobjects" svg:width="10.173cm" svg:height="7.629cm" svg:x="8.254cm" svg:y="1.52cm" presentation:class="page"/>
        <draw:frame presentation:style-name="Title20-notes" draw:layer="backgroundobjects" svg:width="19.544cm" svg:height="9.142cm" svg:x="3.563cm" svg:y="9.657cm" presentation:class="notes" presentation:placeholder="true">
          <draw:text-box/>
        </draw:frame>
        <draw:frame presentation:style-name="Mpr40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40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2.86cm" svg:height="3.175cm" svg:x="1.27cm" svg:y="0.762cm" presentation:class="title" presentation:placeholder="true">
        <draw:text-box/>
      </draw:frame>
      <draw:frame presentation:style-name="Title21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41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41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21-title" draw:layer="backgroundobjects" svg:width="10.173cm" svg:height="7.629cm" svg:x="8.254cm" svg:y="1.52cm" presentation:class="page"/>
        <draw:frame presentation:style-name="Title21-notes" draw:layer="backgroundobjects" svg:width="19.544cm" svg:height="9.142cm" svg:x="3.563cm" svg:y="9.657cm" presentation:class="notes" presentation:placeholder="true">
          <draw:text-box/>
        </draw:frame>
        <draw:frame presentation:style-name="Mpr42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42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2.86cm" svg:height="3.175cm" svg:x="1.27cm" svg:y="0.762cm" presentation:class="title" presentation:placeholder="true">
        <draw:text-box/>
      </draw:frame>
      <draw:frame presentation:style-name="Title22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43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43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22-title" draw:layer="backgroundobjects" svg:width="10.173cm" svg:height="7.629cm" svg:x="8.254cm" svg:y="1.52cm" presentation:class="page"/>
        <draw:frame presentation:style-name="Title22-notes" draw:layer="backgroundobjects" svg:width="19.544cm" svg:height="9.142cm" svg:x="3.563cm" svg:y="9.657cm" presentation:class="notes" presentation:placeholder="true">
          <draw:text-box/>
        </draw:frame>
        <draw:frame presentation:style-name="Mpr44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44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86cm" svg:height="3.175cm" svg:x="1.27cm" svg:y="0.762cm" presentation:class="title" presentation:placeholder="true">
        <draw:text-box/>
      </draw:frame>
      <draw:frame presentation:style-name="Title23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45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45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23-title" draw:layer="backgroundobjects" svg:width="10.173cm" svg:height="7.629cm" svg:x="8.254cm" svg:y="1.52cm" presentation:class="page"/>
        <draw:frame presentation:style-name="Title23-notes" draw:layer="backgroundobjects" svg:width="19.544cm" svg:height="9.142cm" svg:x="3.563cm" svg:y="9.657cm" presentation:class="notes" presentation:placeholder="true">
          <draw:text-box/>
        </draw:frame>
        <draw:frame presentation:style-name="Mpr46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46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2.86cm" svg:height="3.175cm" svg:x="1.27cm" svg:y="0.762cm" presentation:class="title" presentation:placeholder="true">
        <draw:text-box/>
      </draw:frame>
      <draw:frame presentation:style-name="Title24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47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47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24-title" draw:layer="backgroundobjects" svg:width="10.173cm" svg:height="7.629cm" svg:x="8.254cm" svg:y="1.52cm" presentation:class="page"/>
        <draw:frame presentation:style-name="Title24-notes" draw:layer="backgroundobjects" svg:width="19.544cm" svg:height="9.142cm" svg:x="3.563cm" svg:y="9.657cm" presentation:class="notes" presentation:placeholder="true">
          <draw:text-box/>
        </draw:frame>
        <draw:frame presentation:style-name="Mpr48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48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2.86cm" svg:height="3.175cm" svg:x="1.27cm" svg:y="0.762cm" presentation:class="title" presentation:placeholder="true">
        <draw:text-box/>
      </draw:frame>
      <draw:frame presentation:style-name="Title25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49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49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25-title" draw:layer="backgroundobjects" svg:width="10.173cm" svg:height="7.629cm" svg:x="8.254cm" svg:y="1.52cm" presentation:class="page"/>
        <draw:frame presentation:style-name="Title25-notes" draw:layer="backgroundobjects" svg:width="19.544cm" svg:height="9.142cm" svg:x="3.563cm" svg:y="9.657cm" presentation:class="notes" presentation:placeholder="true">
          <draw:text-box/>
        </draw:frame>
        <draw:frame presentation:style-name="Mpr50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50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vid Harris</meta:initial-creator>
    <meta:creation-date>2003-12-29T08:43:39.257000000</meta:creation-date>
    <dc:date>2021-03-15T16:21:12.041501329</dc:date>
    <meta:editing-cycles>581</meta:editing-cycles>
    <meta:editing-duration>P12DT4M42S</meta:editing-duration>
    <meta:generator>LibreOffice/6.0.7.3$Linux_X86_64 LibreOffice_project/00m0$Build-3</meta:generator>
    <meta:document-statistic meta:object-count="761"/>
  </office:meta>
</office:document-meta>
</file>